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5.89pt" svg:height="477.35pt" svg:x="1347.11pt" svg:y="67.01pt">
            <loext:p draw:notify-on-update-of-ranges="Sheet1.P6:Sheet1.P105 Sheet1.U6:Sheet1.U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 table:number-rows-repeated="4">
          <table:table-cell table:number-columns-repeated="21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Hubbard, t=1, U=1, L=12, state=u-d, cutoff=1e-8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Hubbard, t=1, U=1, L=20, state=u-d, cutoff=1e-8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Hubbard, t=1, U=1, L=20, state=u-d, cutoff=1e-12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overla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z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5.96032E-015" calcext:value-type="float">
            <text:p>-5.96032E-15</text:p>
          </table:table-cell>
          <table:table-cell office:value-type="float" office:value="-5.43836E-015" calcext:value-type="float">
            <text:p>-5.43836E-15</text:p>
          </table:table-cell>
          <table:table-cell office:value-type="float" office:value="20" calcext:value-type="float">
            <text:p>20</text:p>
          </table:table-cell>
          <table:table-cell office:value-type="float" office:value="0.368784" calcext:value-type="float">
            <text:p>0.368784</text:p>
          </table:table-cell>
          <table:table-cell office:value-type="float" office:value="4.81198" calcext:value-type="float">
            <text:p>4.8119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5.96032E-015" calcext:value-type="float">
            <text:p>-5.96032E-15</text:p>
          </table:table-cell>
          <table:table-cell office:value-type="float" office:value="-5.43836E-015" calcext:value-type="float">
            <text:p>-5.43836E-15</text:p>
          </table:table-cell>
          <table:table-cell office:value-type="float" office:value="20" calcext:value-type="float">
            <text:p>20</text:p>
          </table:table-cell>
          <table:table-cell office:value-type="float" office:value="0.368784" calcext:value-type="float">
            <text:p>0.368784</text:p>
          </table:table-cell>
          <table:table-cell office:value-type="float" office:value="4.81198" calcext:value-type="float">
            <text:p>4.81198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-3.1064E-016" calcext:value-type="float">
            <text:p>-3.1064E-16</text:p>
          </table:table-cell>
          <table:table-cell office:value-type="float" office:value="-3.74527E-015" calcext:value-type="float">
            <text:p>-3.74527E-15</text:p>
          </table:table-cell>
          <table:table-cell office:value-type="float" office:value="12" calcext:value-type="float">
            <text:p>12</text:p>
          </table:table-cell>
          <table:table-cell office:value-type="float" office:value="0.213643" calcext:value-type="float">
            <text:p>0.213643</text:p>
          </table:table-cell>
          <table:table-cell office:value-type="float" office:value="2.89112" calcext:value-type="float">
            <text:p>2.8911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8.86862E-015" calcext:value-type="float">
            <text:p>-8.86862E-15</text:p>
          </table:table-cell>
          <table:table-cell office:value-type="float" office:value="-1.27676E-015" calcext:value-type="float">
            <text:p>-1.27676E-15</text:p>
          </table:table-cell>
          <table:table-cell office:value-type="float" office:value="20" calcext:value-type="float">
            <text:p>20</text:p>
          </table:table-cell>
          <table:table-cell office:value-type="float" office:value="1.34829" calcext:value-type="float">
            <text:p>1.34829</text:p>
          </table:table-cell>
          <table:table-cell office:value-type="float" office:value="4.27121" calcext:value-type="float">
            <text:p>4.2712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8.86862E-015" calcext:value-type="float">
            <text:p>-8.86862E-15</text:p>
          </table:table-cell>
          <table:table-cell office:value-type="float" office:value="-1.27676E-015" calcext:value-type="float">
            <text:p>-1.27676E-15</text:p>
          </table:table-cell>
          <table:table-cell office:value-type="float" office:value="20" calcext:value-type="float">
            <text:p>20</text:p>
          </table:table-cell>
          <table:table-cell office:value-type="float" office:value="1.34829" calcext:value-type="float">
            <text:p>1.34829</text:p>
          </table:table-cell>
          <table:table-cell office:value-type="float" office:value="4.27121" calcext:value-type="float">
            <text:p>4.27121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-8.29642E-015" calcext:value-type="float">
            <text:p>-8.29642E-15</text:p>
          </table:table-cell>
          <table:table-cell office:value-type="float" office:value="-8.85403E-015" calcext:value-type="float">
            <text:p>-8.85403E-15</text:p>
          </table:table-cell>
          <table:table-cell office:value-type="float" office:value="12" calcext:value-type="float">
            <text:p>12</text:p>
          </table:table-cell>
          <table:table-cell office:value-type="float" office:value="0.782593" calcext:value-type="float">
            <text:p>0.782593</text:p>
          </table:table-cell>
          <table:table-cell office:value-type="float" office:value="2.57763" calcext:value-type="float">
            <text:p>2.5776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.83735E-015" calcext:value-type="float">
            <text:p>1.83735E-15</text:p>
          </table:table-cell>
          <table:table-cell office:value-type="float" office:value="5.89112E-015" calcext:value-type="float">
            <text:p>5.89112E-15</text:p>
          </table:table-cell>
          <table:table-cell office:value-type="float" office:value="20" calcext:value-type="float">
            <text:p>20</text:p>
          </table:table-cell>
          <table:table-cell office:value-type="float" office:value="2.61141" calcext:value-type="float">
            <text:p>2.61141</text:p>
          </table:table-cell>
          <table:table-cell office:value-type="float" office:value="3.44389" calcext:value-type="float">
            <text:p>3.4438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.83735E-015" calcext:value-type="float">
            <text:p>1.83735E-15</text:p>
          </table:table-cell>
          <table:table-cell office:value-type="float" office:value="5.89112E-015" calcext:value-type="float">
            <text:p>5.89112E-15</text:p>
          </table:table-cell>
          <table:table-cell office:value-type="float" office:value="20" calcext:value-type="float">
            <text:p>20</text:p>
          </table:table-cell>
          <table:table-cell office:value-type="float" office:value="2.61141" calcext:value-type="float">
            <text:p>2.61141</text:p>
          </table:table-cell>
          <table:table-cell office:value-type="float" office:value="3.44389" calcext:value-type="float">
            <text:p>3.44389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-8.7164E-015" calcext:value-type="float">
            <text:p>-8.7164E-15</text:p>
          </table:table-cell>
          <table:table-cell office:value-type="float" office:value="-7.25808E-015" calcext:value-type="float">
            <text:p>-7.25808E-15</text:p>
          </table:table-cell>
          <table:table-cell office:value-type="float" office:value="12" calcext:value-type="float">
            <text:p>12</text:p>
          </table:table-cell>
          <table:table-cell office:value-type="float" office:value="1.5207" calcext:value-type="float">
            <text:p>1.5207</text:p>
          </table:table-cell>
          <table:table-cell office:value-type="float" office:value="2.09701" calcext:value-type="float">
            <text:p>2.0970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4.83268E-015" calcext:value-type="float">
            <text:p>4.83268E-15</text:p>
          </table:table-cell>
          <table:table-cell office:value-type="float" office:value="5.6552E-015" calcext:value-type="float">
            <text:p>5.6552E-15</text:p>
          </table:table-cell>
          <table:table-cell office:value-type="float" office:value="20" calcext:value-type="float">
            <text:p>20</text:p>
          </table:table-cell>
          <table:table-cell office:value-type="float" office:value="3.76561" calcext:value-type="float">
            <text:p>3.76561</text:p>
          </table:table-cell>
          <table:table-cell office:value-type="float" office:value="2.42885" calcext:value-type="float">
            <text:p>2.4288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4.83268E-015" calcext:value-type="float">
            <text:p>4.83268E-15</text:p>
          </table:table-cell>
          <table:table-cell office:value-type="float" office:value="5.6552E-015" calcext:value-type="float">
            <text:p>5.6552E-15</text:p>
          </table:table-cell>
          <table:table-cell office:value-type="float" office:value="20" calcext:value-type="float">
            <text:p>20</text:p>
          </table:table-cell>
          <table:table-cell office:value-type="float" office:value="3.76561" calcext:value-type="float">
            <text:p>3.76561</text:p>
          </table:table-cell>
          <table:table-cell office:value-type="float" office:value="2.42885" calcext:value-type="float">
            <text:p>2.42885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-8.60315E-015" calcext:value-type="float">
            <text:p>-8.60315E-15</text:p>
          </table:table-cell>
          <table:table-cell office:value-type="float" office:value="-9.81853E-015" calcext:value-type="float">
            <text:p>-9.81853E-15</text:p>
          </table:table-cell>
          <table:table-cell office:value-type="float" office:value="12" calcext:value-type="float">
            <text:p>12</text:p>
          </table:table-cell>
          <table:table-cell office:value-type="float" office:value="2.20306" calcext:value-type="float">
            <text:p>2.20306</text:p>
          </table:table-cell>
          <table:table-cell office:value-type="float" office:value="1.50534" calcext:value-type="float">
            <text:p>1.5053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.2203E-015" calcext:value-type="float">
            <text:p>3.2203E-15</text:p>
          </table:table-cell>
          <table:table-cell office:value-type="float" office:value="3.63598E-015" calcext:value-type="float">
            <text:p>3.63598E-15</text:p>
          </table:table-cell>
          <table:table-cell office:value-type="float" office:value="20" calcext:value-type="float">
            <text:p>20</text:p>
          </table:table-cell>
          <table:table-cell office:value-type="float" office:value="4.50622" calcext:value-type="float">
            <text:p>4.50622</text:p>
          </table:table-cell>
          <table:table-cell office:value-type="float" office:value="1.34233" calcext:value-type="float">
            <text:p>1.3423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.2203E-015" calcext:value-type="float">
            <text:p>3.2203E-15</text:p>
          </table:table-cell>
          <table:table-cell office:value-type="float" office:value="3.63598E-015" calcext:value-type="float">
            <text:p>3.63598E-15</text:p>
          </table:table-cell>
          <table:table-cell office:value-type="float" office:value="20" calcext:value-type="float">
            <text:p>20</text:p>
          </table:table-cell>
          <table:table-cell office:value-type="float" office:value="4.50622" calcext:value-type="float">
            <text:p>4.50622</text:p>
          </table:table-cell>
          <table:table-cell office:value-type="float" office:value="1.34233" calcext:value-type="float">
            <text:p>1.3423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-8.80221E-015" calcext:value-type="float">
            <text:p>-8.80221E-15</text:p>
          </table:table-cell>
          <table:table-cell office:value-type="float" office:value="-9.14546E-015" calcext:value-type="float">
            <text:p>-9.14546E-15</text:p>
          </table:table-cell>
          <table:table-cell office:value-type="float" office:value="12" calcext:value-type="float">
            <text:p>12</text:p>
          </table:table-cell>
          <table:table-cell office:value-type="float" office:value="2.65225" calcext:value-type="float">
            <text:p>2.65225</text:p>
          </table:table-cell>
          <table:table-cell office:value-type="float" office:value="0.868809" calcext:value-type="float">
            <text:p>0.86880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6.7275E-015" calcext:value-type="float">
            <text:p>6.7275E-15</text:p>
          </table:table-cell>
          <table:table-cell office:value-type="float" office:value="5.35683E-015" calcext:value-type="float">
            <text:p>5.35683E-15</text:p>
          </table:table-cell>
          <table:table-cell office:value-type="float" office:value="20" calcext:value-type="float">
            <text:p>20</text:p>
          </table:table-cell>
          <table:table-cell office:value-type="float" office:value="4.71954" calcext:value-type="float">
            <text:p>4.71954</text:p>
          </table:table-cell>
          <table:table-cell office:value-type="float" office:value="0.300342" calcext:value-type="float">
            <text:p>0.30034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6.7275E-015" calcext:value-type="float">
            <text:p>6.7275E-15</text:p>
          </table:table-cell>
          <table:table-cell office:value-type="float" office:value="5.35683E-015" calcext:value-type="float">
            <text:p>5.35683E-15</text:p>
          </table:table-cell>
          <table:table-cell office:value-type="float" office:value="20" calcext:value-type="float">
            <text:p>20</text:p>
          </table:table-cell>
          <table:table-cell office:value-type="float" office:value="4.71954" calcext:value-type="float">
            <text:p>4.71954</text:p>
          </table:table-cell>
          <table:table-cell office:value-type="float" office:value="0.300342" calcext:value-type="float">
            <text:p>0.300342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-8.17595E-015" calcext:value-type="float">
            <text:p>-8.17595E-15</text:p>
          </table:table-cell>
          <table:table-cell office:value-type="float" office:value="-6.95277E-015" calcext:value-type="float">
            <text:p>-6.95277E-15</text:p>
          </table:table-cell>
          <table:table-cell office:value-type="float" office:value="12" calcext:value-type="float">
            <text:p>12</text:p>
          </table:table-cell>
          <table:table-cell office:value-type="float" office:value="2.79773" calcext:value-type="float">
            <text:p>2.79773</text:p>
          </table:table-cell>
          <table:table-cell office:value-type="float" office:value="0.253969" calcext:value-type="float">
            <text:p>0.25396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5.49686E-015" calcext:value-type="float">
            <text:p>5.49686E-15</text:p>
          </table:table-cell>
          <table:table-cell office:value-type="float" office:value="6.78624E-015" calcext:value-type="float">
            <text:p>6.78624E-15</text:p>
          </table:table-cell>
          <table:table-cell office:value-type="float" office:value="20" calcext:value-type="float">
            <text:p>20</text:p>
          </table:table-cell>
          <table:table-cell office:value-type="float" office:value="4.49698" calcext:value-type="float">
            <text:p>4.49698</text:p>
          </table:table-cell>
          <table:table-cell office:value-type="float" office:value="-0.597574" calcext:value-type="float">
            <text:p>-0.59757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5.49686E-015" calcext:value-type="float">
            <text:p>5.49686E-15</text:p>
          </table:table-cell>
          <table:table-cell office:value-type="float" office:value="6.78624E-015" calcext:value-type="float">
            <text:p>6.78624E-15</text:p>
          </table:table-cell>
          <table:table-cell office:value-type="float" office:value="20" calcext:value-type="float">
            <text:p>20</text:p>
          </table:table-cell>
          <table:table-cell office:value-type="float" office:value="4.49698" calcext:value-type="float">
            <text:p>4.49698</text:p>
          </table:table-cell>
          <table:table-cell office:value-type="float" office:value="-0.597574" calcext:value-type="float">
            <text:p>-0.597574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-8.41071E-015" calcext:value-type="float">
            <text:p>-8.41071E-15</text:p>
          </table:table-cell>
          <table:table-cell office:value-type="float" office:value="-6.64746E-015" calcext:value-type="float">
            <text:p>-6.64746E-15</text:p>
          </table:table-cell>
          <table:table-cell office:value-type="float" office:value="12" calcext:value-type="float">
            <text:p>12</text:p>
          </table:table-cell>
          <table:table-cell office:value-type="float" office:value="2.68596" calcext:value-type="float">
            <text:p>2.68596</text:p>
          </table:table-cell>
          <table:table-cell office:value-type="float" office:value="-0.281459" calcext:value-type="float">
            <text:p>-0.28145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7.1785E-015" calcext:value-type="float">
            <text:p>7.1785E-15</text:p>
          </table:table-cell>
          <table:table-cell office:value-type="float" office:value="7.78544E-015" calcext:value-type="float">
            <text:p>7.78544E-15</text:p>
          </table:table-cell>
          <table:table-cell office:value-type="float" office:value="20" calcext:value-type="float">
            <text:p>20</text:p>
          </table:table-cell>
          <table:table-cell office:value-type="float" office:value="4.06485" calcext:value-type="float">
            <text:p>4.06485</text:p>
          </table:table-cell>
          <table:table-cell office:value-type="float" office:value="-1.28013" calcext:value-type="float">
            <text:p>-1.2801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7.1785E-015" calcext:value-type="float">
            <text:p>7.1785E-15</text:p>
          </table:table-cell>
          <table:table-cell office:value-type="float" office:value="7.78544E-015" calcext:value-type="float">
            <text:p>7.78544E-15</text:p>
          </table:table-cell>
          <table:table-cell office:value-type="float" office:value="20" calcext:value-type="float">
            <text:p>20</text:p>
          </table:table-cell>
          <table:table-cell office:value-type="float" office:value="4.06485" calcext:value-type="float">
            <text:p>4.06485</text:p>
          </table:table-cell>
          <table:table-cell office:value-type="float" office:value="-1.28013" calcext:value-type="float">
            <text:p>-1.28013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-7.79352E-015" calcext:value-type="float">
            <text:p>-7.79352E-15</text:p>
          </table:table-cell>
          <table:table-cell office:value-type="float" office:value="-6.57807E-015" calcext:value-type="float">
            <text:p>-6.57807E-15</text:p>
          </table:table-cell>
          <table:table-cell office:value-type="float" office:value="12" calcext:value-type="float">
            <text:p>12</text:p>
          </table:table-cell>
          <table:table-cell office:value-type="float" office:value="2.44316" calcext:value-type="float">
            <text:p>2.44316</text:p>
          </table:table-cell>
          <table:table-cell office:value-type="float" office:value="-0.69539" calcext:value-type="float">
            <text:p>-0.6953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9.6819E-015" calcext:value-type="float">
            <text:p>9.6819E-15</text:p>
          </table:table-cell>
          <table:table-cell office:value-type="float" office:value="7.16094E-015" calcext:value-type="float">
            <text:p>7.16094E-15</text:p>
          </table:table-cell>
          <table:table-cell office:value-type="float" office:value="20" calcext:value-type="float">
            <text:p>20</text:p>
          </table:table-cell>
          <table:table-cell office:value-type="float" office:value="3.67203" calcext:value-type="float">
            <text:p>3.67203</text:p>
          </table:table-cell>
          <table:table-cell office:value-type="float" office:value="-1.70981" calcext:value-type="float">
            <text:p>-1.7098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9.6819E-015" calcext:value-type="float">
            <text:p>9.6819E-15</text:p>
          </table:table-cell>
          <table:table-cell office:value-type="float" office:value="7.16094E-015" calcext:value-type="float">
            <text:p>7.16094E-15</text:p>
          </table:table-cell>
          <table:table-cell office:value-type="float" office:value="20" calcext:value-type="float">
            <text:p>20</text:p>
          </table:table-cell>
          <table:table-cell office:value-type="float" office:value="3.67203" calcext:value-type="float">
            <text:p>3.67203</text:p>
          </table:table-cell>
          <table:table-cell office:value-type="float" office:value="-1.70981" calcext:value-type="float">
            <text:p>-1.70981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-5.27128E-015" calcext:value-type="float">
            <text:p>-5.27128E-15</text:p>
          </table:table-cell>
          <table:table-cell office:value-type="float" office:value="-5.02376E-015" calcext:value-type="float">
            <text:p>-5.02376E-15</text:p>
          </table:table-cell>
          <table:table-cell office:value-type="float" office:value="12" calcext:value-type="float">
            <text:p>12</text:p>
          </table:table-cell>
          <table:table-cell office:value-type="float" office:value="2.21292" calcext:value-type="float">
            <text:p>2.21292</text:p>
          </table:table-cell>
          <table:table-cell office:value-type="float" office:value="-0.964773" calcext:value-type="float">
            <text:p>-0.9647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8468E-015" calcext:value-type="float">
            <text:p>8.88468E-15</text:p>
          </table:table-cell>
          <table:table-cell office:value-type="float" office:value="0.0000000000000108941" calcext:value-type="float">
            <text:p>1.08941E-14</text:p>
          </table:table-cell>
          <table:table-cell office:value-type="float" office:value="20" calcext:value-type="float">
            <text:p>20</text:p>
          </table:table-cell>
          <table:table-cell office:value-type="float" office:value="3.48929" calcext:value-type="float">
            <text:p>3.48929</text:p>
          </table:table-cell>
          <table:table-cell office:value-type="float" office:value="-1.88204" calcext:value-type="float">
            <text:p>-1.882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8468E-015" calcext:value-type="float">
            <text:p>8.88468E-15</text:p>
          </table:table-cell>
          <table:table-cell office:value-type="float" office:value="0.0000000000000108941" calcext:value-type="float">
            <text:p>1.08941E-14</text:p>
          </table:table-cell>
          <table:table-cell office:value-type="float" office:value="20" calcext:value-type="float">
            <text:p>20</text:p>
          </table:table-cell>
          <table:table-cell office:value-type="float" office:value="3.48929" calcext:value-type="float">
            <text:p>3.48929</text:p>
          </table:table-cell>
          <table:table-cell office:value-type="float" office:value="-1.88204" calcext:value-type="float">
            <text:p>-1.882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5.45596E-015" calcext:value-type="float">
            <text:p>-5.45596E-15</text:p>
          </table:table-cell>
          <table:table-cell office:value-type="float" office:value="-5.68989E-015" calcext:value-type="float">
            <text:p>-5.68989E-15</text:p>
          </table:table-cell>
          <table:table-cell office:value-type="float" office:value="12" calcext:value-type="float">
            <text:p>12</text:p>
          </table:table-cell>
          <table:table-cell office:value-type="float" office:value="2.09825" calcext:value-type="float">
            <text:p>2.09825</text:p>
          </table:table-cell>
          <table:table-cell office:value-type="float" office:value="-1.08531" calcext:value-type="float">
            <text:p>-1.0853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9.60296E-015" calcext:value-type="float">
            <text:p>9.60296E-15</text:p>
          </table:table-cell>
          <table:table-cell office:value-type="float" office:value="8.59035E-015" calcext:value-type="float">
            <text:p>8.59035E-15</text:p>
          </table:table-cell>
          <table:table-cell office:value-type="float" office:value="20" calcext:value-type="float">
            <text:p>20</text:p>
          </table:table-cell>
          <table:table-cell office:value-type="float" office:value="3.55917" calcext:value-type="float">
            <text:p>3.55917</text:p>
          </table:table-cell>
          <table:table-cell office:value-type="float" office:value="-1.81926" calcext:value-type="float">
            <text:p>-1.8192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9.60296E-015" calcext:value-type="float">
            <text:p>9.60296E-15</text:p>
          </table:table-cell>
          <table:table-cell office:value-type="float" office:value="8.59035E-015" calcext:value-type="float">
            <text:p>8.59035E-15</text:p>
          </table:table-cell>
          <table:table-cell office:value-type="float" office:value="20" calcext:value-type="float">
            <text:p>20</text:p>
          </table:table-cell>
          <table:table-cell office:value-type="float" office:value="3.55917" calcext:value-type="float">
            <text:p>3.55917</text:p>
          </table:table-cell>
          <table:table-cell office:value-type="float" office:value="-1.81926" calcext:value-type="float">
            <text:p>-1.81926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-5.48762E-015" calcext:value-type="float">
            <text:p>-5.48762E-15</text:p>
          </table:table-cell>
          <table:table-cell office:value-type="float" office:value="-5.59275E-015" calcext:value-type="float">
            <text:p>-5.59275E-15</text:p>
          </table:table-cell>
          <table:table-cell office:value-type="float" office:value="12" calcext:value-type="float">
            <text:p>12</text:p>
          </table:table-cell>
          <table:table-cell office:value-type="float" office:value="2.13088" calcext:value-type="float">
            <text:p>2.13088</text:p>
          </table:table-cell>
          <table:table-cell office:value-type="float" office:value="-1.06864" calcext:value-type="float">
            <text:p>-1.0686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000000000000129781" calcext:value-type="float">
            <text:p>1.29781E-14</text:p>
          </table:table-cell>
          <table:table-cell office:value-type="float" office:value="0.0000000000000115047" calcext:value-type="float">
            <text:p>1.15047E-14</text:p>
          </table:table-cell>
          <table:table-cell office:value-type="float" office:value="20" calcext:value-type="float">
            <text:p>20</text:p>
          </table:table-cell>
          <table:table-cell office:value-type="float" office:value="3.80808" calcext:value-type="float">
            <text:p>3.80808</text:p>
          </table:table-cell>
          <table:table-cell office:value-type="float" office:value="-1.56286" calcext:value-type="float">
            <text:p>-1.5628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0000000000000129781" calcext:value-type="float">
            <text:p>1.29781E-14</text:p>
          </table:table-cell>
          <table:table-cell office:value-type="float" office:value="0.0000000000000115047" calcext:value-type="float">
            <text:p>1.15047E-14</text:p>
          </table:table-cell>
          <table:table-cell office:value-type="float" office:value="20" calcext:value-type="float">
            <text:p>20</text:p>
          </table:table-cell>
          <table:table-cell office:value-type="float" office:value="3.80808" calcext:value-type="float">
            <text:p>3.80808</text:p>
          </table:table-cell>
          <table:table-cell office:value-type="float" office:value="-1.56286" calcext:value-type="float">
            <text:p>-1.56286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-4.87691E-015" calcext:value-type="float">
            <text:p>-4.87691E-15</text:p>
          </table:table-cell>
          <table:table-cell office:value-type="float" office:value="-4.8711E-015" calcext:value-type="float">
            <text:p>-4.8711E-15</text:p>
          </table:table-cell>
          <table:table-cell office:value-type="float" office:value="12" calcext:value-type="float">
            <text:p>12</text:p>
          </table:table-cell>
          <table:table-cell office:value-type="float" office:value="2.275" calcext:value-type="float">
            <text:p>2.275</text:p>
          </table:table-cell>
          <table:table-cell office:value-type="float" office:value="-0.937878" calcext:value-type="float">
            <text:p>-0.93787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000000000000105818" calcext:value-type="float">
            <text:p>1.05818E-14</text:p>
          </table:table-cell>
          <table:table-cell office:value-type="float" office:value="0.0000000000000107553" calcext:value-type="float">
            <text:p>1.07553E-14</text:p>
          </table:table-cell>
          <table:table-cell office:value-type="float" office:value="20" calcext:value-type="float">
            <text:p>20</text:p>
          </table:table-cell>
          <table:table-cell office:value-type="float" office:value="4.10149" calcext:value-type="float">
            <text:p>4.10149</text:p>
          </table:table-cell>
          <table:table-cell office:value-type="float" office:value="-1.16444" calcext:value-type="float">
            <text:p>-1.1644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0000000000000105818" calcext:value-type="float">
            <text:p>1.05818E-14</text:p>
          </table:table-cell>
          <table:table-cell office:value-type="float" office:value="0.0000000000000107553" calcext:value-type="float">
            <text:p>1.07553E-14</text:p>
          </table:table-cell>
          <table:table-cell office:value-type="float" office:value="20" calcext:value-type="float">
            <text:p>20</text:p>
          </table:table-cell>
          <table:table-cell office:value-type="float" office:value="4.10149" calcext:value-type="float">
            <text:p>4.10149</text:p>
          </table:table-cell>
          <table:table-cell office:value-type="float" office:value="-1.16444" calcext:value-type="float">
            <text:p>-1.16444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-4.88708E-015" calcext:value-type="float">
            <text:p>-4.88708E-15</text:p>
          </table:table-cell>
          <table:table-cell office:value-type="float" office:value="-3.31679E-015" calcext:value-type="float">
            <text:p>-3.31679E-15</text:p>
          </table:table-cell>
          <table:table-cell office:value-type="float" office:value="12" calcext:value-type="float">
            <text:p>12</text:p>
          </table:table-cell>
          <table:table-cell office:value-type="float" office:value="2.45601" calcext:value-type="float">
            <text:p>2.45601</text:p>
          </table:table-cell>
          <table:table-cell office:value-type="float" office:value="-0.72263" calcext:value-type="float">
            <text:p>-0.7226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8.48524E-015" calcext:value-type="float">
            <text:p>8.48524E-15</text:p>
          </table:table-cell>
          <table:table-cell office:value-type="float" office:value="7.75768E-015" calcext:value-type="float">
            <text:p>7.75768E-15</text:p>
          </table:table-cell>
          <table:table-cell office:value-type="float" office:value="20" calcext:value-type="float">
            <text:p>20</text:p>
          </table:table-cell>
          <table:table-cell office:value-type="float" office:value="4.30936" calcext:value-type="float">
            <text:p>4.30936</text:p>
          </table:table-cell>
          <table:table-cell office:value-type="float" office:value="-0.677969" calcext:value-type="float">
            <text:p>-0.67796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8.48524E-015" calcext:value-type="float">
            <text:p>8.48524E-15</text:p>
          </table:table-cell>
          <table:table-cell office:value-type="float" office:value="7.75768E-015" calcext:value-type="float">
            <text:p>7.75768E-15</text:p>
          </table:table-cell>
          <table:table-cell office:value-type="float" office:value="20" calcext:value-type="float">
            <text:p>20</text:p>
          </table:table-cell>
          <table:table-cell office:value-type="float" office:value="4.30936" calcext:value-type="float">
            <text:p>4.30936</text:p>
          </table:table-cell>
          <table:table-cell office:value-type="float" office:value="-0.677969" calcext:value-type="float">
            <text:p>-0.677969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-3.20598E-015" calcext:value-type="float">
            <text:p>-3.20598E-15</text:p>
          </table:table-cell>
          <table:table-cell office:value-type="float" office:value="-2.90046E-015" calcext:value-type="float">
            <text:p>-2.90046E-15</text:p>
          </table:table-cell>
          <table:table-cell office:value-type="float" office:value="12" calcext:value-type="float">
            <text:p>12</text:p>
          </table:table-cell>
          <table:table-cell office:value-type="float" office:value="2.5973" calcext:value-type="float">
            <text:p>2.5973</text:p>
          </table:table-cell>
          <table:table-cell office:value-type="float" office:value="-0.454372" calcext:value-type="float">
            <text:p>-0.45437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7.05224E-015" calcext:value-type="float">
            <text:p>7.05224E-15</text:p>
          </table:table-cell>
          <table:table-cell office:value-type="float" office:value="7.18869E-015" calcext:value-type="float">
            <text:p>7.18869E-15</text:p>
          </table:table-cell>
          <table:table-cell office:value-type="float" office:value="20" calcext:value-type="float">
            <text:p>20</text:p>
          </table:table-cell>
          <table:table-cell office:value-type="float" office:value="4.35271" calcext:value-type="float">
            <text:p>4.35271</text:p>
          </table:table-cell>
          <table:table-cell office:value-type="float" office:value="-0.153912" calcext:value-type="float">
            <text:p>-0.15391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7.05224E-015" calcext:value-type="float">
            <text:p>7.05224E-15</text:p>
          </table:table-cell>
          <table:table-cell office:value-type="float" office:value="7.18869E-015" calcext:value-type="float">
            <text:p>7.18869E-15</text:p>
          </table:table-cell>
          <table:table-cell office:value-type="float" office:value="20" calcext:value-type="float">
            <text:p>20</text:p>
          </table:table-cell>
          <table:table-cell office:value-type="float" office:value="4.35271" calcext:value-type="float">
            <text:p>4.35271</text:p>
          </table:table-cell>
          <table:table-cell office:value-type="float" office:value="-0.153912" calcext:value-type="float">
            <text:p>-0.153912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-5.14954E-015" calcext:value-type="float">
            <text:p>-5.14954E-15</text:p>
          </table:table-cell>
          <table:table-cell office:value-type="float" office:value="-5.05151E-015" calcext:value-type="float">
            <text:p>-5.05151E-15</text:p>
          </table:table-cell>
          <table:table-cell office:value-type="float" office:value="12" calcext:value-type="float">
            <text:p>12</text:p>
          </table:table-cell>
          <table:table-cell office:value-type="float" office:value="2.64847" calcext:value-type="float">
            <text:p>2.64847</text:p>
          </table:table-cell>
          <table:table-cell office:value-type="float" office:value="-0.162871" calcext:value-type="float">
            <text:p>-0.16287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0000000000000103179" calcext:value-type="float">
            <text:p>1.03179E-14</text:p>
          </table:table-cell>
          <table:table-cell office:value-type="float" office:value="0.0000000000000100892" calcext:value-type="float">
            <text:p>1.00892E-14</text:p>
          </table:table-cell>
          <table:table-cell office:value-type="float" office:value="20" calcext:value-type="float">
            <text:p>20</text:p>
          </table:table-cell>
          <table:table-cell office:value-type="float" office:value="4.21866" calcext:value-type="float">
            <text:p>4.21866</text:p>
          </table:table-cell>
          <table:table-cell office:value-type="float" office:value="0.364641" calcext:value-type="float">
            <text:p>0.36464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0000000000000103179" calcext:value-type="float">
            <text:p>1.03179E-14</text:p>
          </table:table-cell>
          <table:table-cell office:value-type="float" office:value="0.0000000000000100892" calcext:value-type="float">
            <text:p>1.00892E-14</text:p>
          </table:table-cell>
          <table:table-cell office:value-type="float" office:value="20" calcext:value-type="float">
            <text:p>20</text:p>
          </table:table-cell>
          <table:table-cell office:value-type="float" office:value="4.21866" calcext:value-type="float">
            <text:p>4.21866</text:p>
          </table:table-cell>
          <table:table-cell office:value-type="float" office:value="0.364641" calcext:value-type="float">
            <text:p>0.364641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-5.50023E-015" calcext:value-type="float">
            <text:p>-5.50023E-15</text:p>
          </table:table-cell>
          <table:table-cell office:value-type="float" office:value="-5.19029E-015" calcext:value-type="float">
            <text:p>-5.19029E-15</text:p>
          </table:table-cell>
          <table:table-cell office:value-type="float" office:value="12" calcext:value-type="float">
            <text:p>12</text:p>
          </table:table-cell>
          <table:table-cell office:value-type="float" office:value="2.59694" calcext:value-type="float">
            <text:p>2.59694</text:p>
          </table:table-cell>
          <table:table-cell office:value-type="float" office:value="0.126187" calcext:value-type="float">
            <text:p>0.126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000000000000104807" calcext:value-type="float">
            <text:p>1.04807E-14</text:p>
          </table:table-cell>
          <table:table-cell office:value-type="float" office:value="0.0000000000000107553" calcext:value-type="float">
            <text:p>1.07553E-14</text:p>
          </table:table-cell>
          <table:table-cell office:value-type="float" office:value="20" calcext:value-type="float">
            <text:p>20</text:p>
          </table:table-cell>
          <table:table-cell office:value-type="float" office:value="3.94827" calcext:value-type="float">
            <text:p>3.94827</text:p>
          </table:table-cell>
          <table:table-cell office:value-type="float" office:value="0.843906" calcext:value-type="float">
            <text:p>0.84390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0000000000000104807" calcext:value-type="float">
            <text:p>1.04807E-14</text:p>
          </table:table-cell>
          <table:table-cell office:value-type="float" office:value="0.0000000000000107553" calcext:value-type="float">
            <text:p>1.07553E-14</text:p>
          </table:table-cell>
          <table:table-cell office:value-type="float" office:value="20" calcext:value-type="float">
            <text:p>20</text:p>
          </table:table-cell>
          <table:table-cell office:value-type="float" office:value="3.94827" calcext:value-type="float">
            <text:p>3.94827</text:p>
          </table:table-cell>
          <table:table-cell office:value-type="float" office:value="0.843906" calcext:value-type="float">
            <text:p>0.843906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-6.5202E-015" calcext:value-type="float">
            <text:p>-6.5202E-15</text:p>
          </table:table-cell>
          <table:table-cell office:value-type="float" office:value="-7.16094E-015" calcext:value-type="float">
            <text:p>-7.16094E-15</text:p>
          </table:table-cell>
          <table:table-cell office:value-type="float" office:value="12" calcext:value-type="float">
            <text:p>12</text:p>
          </table:table-cell>
          <table:table-cell office:value-type="float" office:value="2.46377" calcext:value-type="float">
            <text:p>2.46377</text:p>
          </table:table-cell>
          <table:table-cell office:value-type="float" office:value="0.392445" calcext:value-type="float">
            <text:p>0.39244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9.40647E-015" calcext:value-type="float">
            <text:p>9.40647E-15</text:p>
          </table:table-cell>
          <table:table-cell office:value-type="float" office:value="9.32587E-015" calcext:value-type="float">
            <text:p>9.32587E-15</text:p>
          </table:table-cell>
          <table:table-cell office:value-type="float" office:value="20" calcext:value-type="float">
            <text:p>20</text:p>
          </table:table-cell>
          <table:table-cell office:value-type="float" office:value="3.61131" calcext:value-type="float">
            <text:p>3.61131</text:p>
          </table:table-cell>
          <table:table-cell office:value-type="float" office:value="1.25994" calcext:value-type="float">
            <text:p>1.2599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9.40647E-015" calcext:value-type="float">
            <text:p>9.40647E-15</text:p>
          </table:table-cell>
          <table:table-cell office:value-type="float" office:value="9.32587E-015" calcext:value-type="float">
            <text:p>9.32587E-15</text:p>
          </table:table-cell>
          <table:table-cell office:value-type="float" office:value="20" calcext:value-type="float">
            <text:p>20</text:p>
          </table:table-cell>
          <table:table-cell office:value-type="float" office:value="3.61131" calcext:value-type="float">
            <text:p>3.61131</text:p>
          </table:table-cell>
          <table:table-cell office:value-type="float" office:value="1.25994" calcext:value-type="float">
            <text:p>1.25994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-3.44375E-015" calcext:value-type="float">
            <text:p>-3.44375E-15</text:p>
          </table:table-cell>
          <table:table-cell office:value-type="float" office:value="-3.05311E-015" calcext:value-type="float">
            <text:p>-3.05311E-15</text:p>
          </table:table-cell>
          <table:table-cell office:value-type="float" office:value="12" calcext:value-type="float">
            <text:p>12</text:p>
          </table:table-cell>
          <table:table-cell office:value-type="float" office:value="2.29019" calcext:value-type="float">
            <text:p>2.29019</text:p>
          </table:table-cell>
          <table:table-cell office:value-type="float" office:value="0.621258" calcext:value-type="float">
            <text:p>0.62125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7.16291E-015" calcext:value-type="float">
            <text:p>7.16291E-15</text:p>
          </table:table-cell>
          <table:table-cell office:value-type="float" office:value="7.14706E-015" calcext:value-type="float">
            <text:p>7.14706E-15</text:p>
          </table:table-cell>
          <table:table-cell office:value-type="float" office:value="20" calcext:value-type="float">
            <text:p>20</text:p>
          </table:table-cell>
          <table:table-cell office:value-type="float" office:value="3.28093" calcext:value-type="float">
            <text:p>3.28093</text:p>
          </table:table-cell>
          <table:table-cell office:value-type="float" office:value="1.59821" calcext:value-type="float">
            <text:p>1.5982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7.16291E-015" calcext:value-type="float">
            <text:p>7.16291E-15</text:p>
          </table:table-cell>
          <table:table-cell office:value-type="float" office:value="7.14706E-015" calcext:value-type="float">
            <text:p>7.14706E-15</text:p>
          </table:table-cell>
          <table:table-cell office:value-type="float" office:value="20" calcext:value-type="float">
            <text:p>20</text:p>
          </table:table-cell>
          <table:table-cell office:value-type="float" office:value="3.28093" calcext:value-type="float">
            <text:p>3.28093</text:p>
          </table:table-cell>
          <table:table-cell office:value-type="float" office:value="1.59821" calcext:value-type="float">
            <text:p>1.59821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-3.61733E-015" calcext:value-type="float">
            <text:p>-3.61733E-15</text:p>
          </table:table-cell>
          <table:table-cell office:value-type="float" office:value="-3.01148E-015" calcext:value-type="float">
            <text:p>-3.01148E-15</text:p>
          </table:table-cell>
          <table:table-cell office:value-type="float" office:value="12" calcext:value-type="float">
            <text:p>12</text:p>
          </table:table-cell>
          <table:table-cell office:value-type="float" office:value="2.12212" calcext:value-type="float">
            <text:p>2.12212</text:p>
          </table:table-cell>
          <table:table-cell office:value-type="float" office:value="0.803488" calcext:value-type="float">
            <text:p>0.8034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18181E-015" calcext:value-type="float">
            <text:p>7.18181E-15</text:p>
          </table:table-cell>
          <table:table-cell office:value-type="float" office:value="6.75848E-015" calcext:value-type="float">
            <text:p>6.75848E-15</text:p>
          </table:table-cell>
          <table:table-cell office:value-type="float" office:value="20" calcext:value-type="float">
            <text:p>20</text:p>
          </table:table-cell>
          <table:table-cell office:value-type="float" office:value="3.01562" calcext:value-type="float">
            <text:p>3.01562</text:p>
          </table:table-cell>
          <table:table-cell office:value-type="float" office:value="1.8525" calcext:value-type="float">
            <text:p>1.8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18181E-015" calcext:value-type="float">
            <text:p>7.18181E-15</text:p>
          </table:table-cell>
          <table:table-cell office:value-type="float" office:value="6.75848E-015" calcext:value-type="float">
            <text:p>6.75848E-15</text:p>
          </table:table-cell>
          <table:table-cell office:value-type="float" office:value="20" calcext:value-type="float">
            <text:p>20</text:p>
          </table:table-cell>
          <table:table-cell office:value-type="float" office:value="3.01562" calcext:value-type="float">
            <text:p>3.01562</text:p>
          </table:table-cell>
          <table:table-cell office:value-type="float" office:value="1.8525" calcext:value-type="float">
            <text:p>1.85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.27382E-015" calcext:value-type="float">
            <text:p>-2.27382E-15</text:p>
          </table:table-cell>
          <table:table-cell office:value-type="float" office:value="-1.90126E-015" calcext:value-type="float">
            <text:p>-1.90126E-15</text:p>
          </table:table-cell>
          <table:table-cell office:value-type="float" office:value="12" calcext:value-type="float">
            <text:p>12</text:p>
          </table:table-cell>
          <table:table-cell office:value-type="float" office:value="1.9974" calcext:value-type="float">
            <text:p>1.9974</text:p>
          </table:table-cell>
          <table:table-cell office:value-type="float" office:value="0.934933" calcext:value-type="float">
            <text:p>0.93493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.50924E-015" calcext:value-type="float">
            <text:p>4.50924E-15</text:p>
          </table:table-cell>
          <table:table-cell office:value-type="float" office:value="4.39926E-015" calcext:value-type="float">
            <text:p>4.39926E-15</text:p>
          </table:table-cell>
          <table:table-cell office:value-type="float" office:value="20" calcext:value-type="float">
            <text:p>20</text:p>
          </table:table-cell>
          <table:table-cell office:value-type="float" office:value="2.8499" calcext:value-type="float">
            <text:p>2.8499</text:p>
          </table:table-cell>
          <table:table-cell office:value-type="float" office:value="2.02339" calcext:value-type="float">
            <text:p>2.0233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.50924E-015" calcext:value-type="float">
            <text:p>4.50924E-15</text:p>
          </table:table-cell>
          <table:table-cell office:value-type="float" office:value="4.39926E-015" calcext:value-type="float">
            <text:p>4.39926E-15</text:p>
          </table:table-cell>
          <table:table-cell office:value-type="float" office:value="20" calcext:value-type="float">
            <text:p>20</text:p>
          </table:table-cell>
          <table:table-cell office:value-type="float" office:value="2.8499" calcext:value-type="float">
            <text:p>2.8499</text:p>
          </table:table-cell>
          <table:table-cell office:value-type="float" office:value="2.02339" calcext:value-type="float">
            <text:p>2.02339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float" office:value="2.37859E-016" calcext:value-type="float">
            <text:p>2.37859E-16</text:p>
          </table:table-cell>
          <table:table-cell office:value-type="float" office:value="-9.71445E-017" calcext:value-type="float">
            <text:p>-9.71445E-17</text:p>
          </table:table-cell>
          <table:table-cell office:value-type="float" office:value="12" calcext:value-type="float">
            <text:p>12</text:p>
          </table:table-cell>
          <table:table-cell office:value-type="float" office:value="1.93794" calcext:value-type="float">
            <text:p>1.93794</text:p>
          </table:table-cell>
          <table:table-cell office:value-type="float" office:value="1.0155" calcext:value-type="float">
            <text:p>1.015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.91954E-015" calcext:value-type="float">
            <text:p>5.91954E-15</text:p>
          </table:table-cell>
          <table:table-cell office:value-type="float" office:value="4.66294E-015" calcext:value-type="float">
            <text:p>4.66294E-15</text:p>
          </table:table-cell>
          <table:table-cell office:value-type="float" office:value="20" calcext:value-type="float">
            <text:p>20</text:p>
          </table:table-cell>
          <table:table-cell office:value-type="float" office:value="2.79293" calcext:value-type="float">
            <text:p>2.79293</text:p>
          </table:table-cell>
          <table:table-cell office:value-type="float" office:value="2.11628" calcext:value-type="float">
            <text:p>2.1162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5.91954E-015" calcext:value-type="float">
            <text:p>5.91954E-15</text:p>
          </table:table-cell>
          <table:table-cell office:value-type="float" office:value="4.66294E-015" calcext:value-type="float">
            <text:p>4.66294E-15</text:p>
          </table:table-cell>
          <table:table-cell office:value-type="float" office:value="20" calcext:value-type="float">
            <text:p>20</text:p>
          </table:table-cell>
          <table:table-cell office:value-type="float" office:value="2.79293" calcext:value-type="float">
            <text:p>2.79293</text:p>
          </table:table-cell>
          <table:table-cell office:value-type="float" office:value="2.11628" calcext:value-type="float">
            <text:p>2.11628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float" office:value="1.29063E-015" calcext:value-type="float">
            <text:p>1.29063E-15</text:p>
          </table:table-cell>
          <table:table-cell office:value-type="float" office:value="9.71445E-016" calcext:value-type="float">
            <text:p>9.71445E-16</text:p>
          </table:table-cell>
          <table:table-cell office:value-type="float" office:value="12" calcext:value-type="float">
            <text:p>12</text:p>
          </table:table-cell>
          <table:table-cell office:value-type="float" office:value="1.94725" calcext:value-type="float">
            <text:p>1.94725</text:p>
          </table:table-cell>
          <table:table-cell office:value-type="float" office:value="1.04827" calcext:value-type="float">
            <text:p>1.0482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.92269E-015" calcext:value-type="float">
            <text:p>5.92269E-15</text:p>
          </table:table-cell>
          <table:table-cell office:value-type="float" office:value="6.88338E-015" calcext:value-type="float">
            <text:p>6.88338E-15</text:p>
          </table:table-cell>
          <table:table-cell office:value-type="float" office:value="20" calcext:value-type="float">
            <text:p>20</text:p>
          </table:table-cell>
          <table:table-cell office:value-type="float" office:value="2.83299" calcext:value-type="float">
            <text:p>2.83299</text:p>
          </table:table-cell>
          <table:table-cell office:value-type="float" office:value="2.13942" calcext:value-type="float">
            <text:p>2.1394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.92269E-015" calcext:value-type="float">
            <text:p>5.92269E-15</text:p>
          </table:table-cell>
          <table:table-cell office:value-type="float" office:value="6.88338E-015" calcext:value-type="float">
            <text:p>6.88338E-15</text:p>
          </table:table-cell>
          <table:table-cell office:value-type="float" office:value="20" calcext:value-type="float">
            <text:p>20</text:p>
          </table:table-cell>
          <table:table-cell office:value-type="float" office:value="2.83299" calcext:value-type="float">
            <text:p>2.83299</text:p>
          </table:table-cell>
          <table:table-cell office:value-type="float" office:value="2.13942" calcext:value-type="float">
            <text:p>2.13942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7.63333E-016" calcext:value-type="float">
            <text:p>7.63333E-16</text:p>
          </table:table-cell>
          <table:table-cell office:value-type="float" office:value="4.71845E-016" calcext:value-type="float">
            <text:p>4.71845E-16</text:p>
          </table:table-cell>
          <table:table-cell office:value-type="float" office:value="12" calcext:value-type="float">
            <text:p>12</text:p>
          </table:table-cell>
          <table:table-cell office:value-type="float" office:value="2.01274" calcext:value-type="float">
            <text:p>2.01274</text:p>
          </table:table-cell>
          <table:table-cell office:value-type="float" office:value="1.0385" calcext:value-type="float">
            <text:p>1.038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.30021E-015" calcext:value-type="float">
            <text:p>7.30021E-15</text:p>
          </table:table-cell>
          <table:table-cell office:value-type="float" office:value="7.29972E-015" calcext:value-type="float">
            <text:p>7.29972E-15</text:p>
          </table:table-cell>
          <table:table-cell office:value-type="float" office:value="20" calcext:value-type="float">
            <text:p>20</text:p>
          </table:table-cell>
          <table:table-cell office:value-type="float" office:value="2.94578" calcext:value-type="float">
            <text:p>2.94578</text:p>
          </table:table-cell>
          <table:table-cell office:value-type="float" office:value="2.10217" calcext:value-type="float">
            <text:p>2.1021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7.30021E-015" calcext:value-type="float">
            <text:p>7.30021E-15</text:p>
          </table:table-cell>
          <table:table-cell office:value-type="float" office:value="7.29972E-015" calcext:value-type="float">
            <text:p>7.29972E-15</text:p>
          </table:table-cell>
          <table:table-cell office:value-type="float" office:value="20" calcext:value-type="float">
            <text:p>20</text:p>
          </table:table-cell>
          <table:table-cell office:value-type="float" office:value="2.94578" calcext:value-type="float">
            <text:p>2.94578</text:p>
          </table:table-cell>
          <table:table-cell office:value-type="float" office:value="2.10217" calcext:value-type="float">
            <text:p>2.10217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float" office:value="1.0136E-015" calcext:value-type="float">
            <text:p>1.0136E-15</text:p>
          </table:table-cell>
          <table:table-cell office:value-type="float" office:value="1.1241E-015" calcext:value-type="float">
            <text:p>1.1241E-15</text:p>
          </table:table-cell>
          <table:table-cell office:value-type="float" office:value="12" calcext:value-type="float">
            <text:p>12</text:p>
          </table:table-cell>
          <table:table-cell office:value-type="float" office:value="2.11155" calcext:value-type="float">
            <text:p>2.11155</text:p>
          </table:table-cell>
          <table:table-cell office:value-type="float" office:value="0.99285" calcext:value-type="float">
            <text:p>0.9928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.60969E-015" calcext:value-type="float">
            <text:p>7.60969E-15</text:p>
          </table:table-cell>
          <table:table-cell office:value-type="float" office:value="8.38218E-015" calcext:value-type="float">
            <text:p>8.38218E-15</text:p>
          </table:table-cell>
          <table:table-cell office:value-type="float" office:value="20" calcext:value-type="float">
            <text:p>20</text:p>
          </table:table-cell>
          <table:table-cell office:value-type="float" office:value="3.10374" calcext:value-type="float">
            <text:p>3.10374</text:p>
          </table:table-cell>
          <table:table-cell office:value-type="float" office:value="2.01381" calcext:value-type="float">
            <text:p>2.0138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7.60969E-015" calcext:value-type="float">
            <text:p>7.60969E-15</text:p>
          </table:table-cell>
          <table:table-cell office:value-type="float" office:value="8.38218E-015" calcext:value-type="float">
            <text:p>8.38218E-15</text:p>
          </table:table-cell>
          <table:table-cell office:value-type="float" office:value="20" calcext:value-type="float">
            <text:p>20</text:p>
          </table:table-cell>
          <table:table-cell office:value-type="float" office:value="3.10374" calcext:value-type="float">
            <text:p>3.10374</text:p>
          </table:table-cell>
          <table:table-cell office:value-type="float" office:value="2.01381" calcext:value-type="float">
            <text:p>2.01381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1.84768E-015" calcext:value-type="float">
            <text:p>1.84768E-15</text:p>
          </table:table-cell>
          <table:table-cell office:value-type="float" office:value="2.16493E-015" calcext:value-type="float">
            <text:p>2.16493E-15</text:p>
          </table:table-cell>
          <table:table-cell office:value-type="float" office:value="12" calcext:value-type="float">
            <text:p>12</text:p>
          </table:table-cell>
          <table:table-cell office:value-type="float" office:value="2.21823" calcext:value-type="float">
            <text:p>2.21823</text:p>
          </table:table-cell>
          <table:table-cell office:value-type="float" office:value="0.918728" calcext:value-type="float">
            <text:p>0.91872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8.81224E-015" calcext:value-type="float">
            <text:p>8.81224E-15</text:p>
          </table:table-cell>
          <table:table-cell office:value-type="float" office:value="8.59035E-015" calcext:value-type="float">
            <text:p>8.59035E-15</text:p>
          </table:table-cell>
          <table:table-cell office:value-type="float" office:value="20" calcext:value-type="float">
            <text:p>20</text:p>
          </table:table-cell>
          <table:table-cell office:value-type="float" office:value="3.28379" calcext:value-type="float">
            <text:p>3.28379</text:p>
          </table:table-cell>
          <table:table-cell office:value-type="float" office:value="1.88319" calcext:value-type="float">
            <text:p>1.88319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8.81224E-015" calcext:value-type="float">
            <text:p>8.81224E-15</text:p>
          </table:table-cell>
          <table:table-cell office:value-type="float" office:value="8.59035E-015" calcext:value-type="float">
            <text:p>8.59035E-15</text:p>
          </table:table-cell>
          <table:table-cell office:value-type="float" office:value="20" calcext:value-type="float">
            <text:p>20</text:p>
          </table:table-cell>
          <table:table-cell office:value-type="float" office:value="3.28379" calcext:value-type="float">
            <text:p>3.28379</text:p>
          </table:table-cell>
          <table:table-cell office:value-type="float" office:value="1.88319" calcext:value-type="float">
            <text:p>1.88319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4.12546E-015" calcext:value-type="float">
            <text:p>4.12546E-15</text:p>
          </table:table-cell>
          <table:table-cell office:value-type="float" office:value="3.45557E-015" calcext:value-type="float">
            <text:p>3.45557E-15</text:p>
          </table:table-cell>
          <table:table-cell office:value-type="float" office:value="12" calcext:value-type="float">
            <text:p>12</text:p>
          </table:table-cell>
          <table:table-cell office:value-type="float" office:value="2.31216" calcext:value-type="float">
            <text:p>2.31216</text:p>
          </table:table-cell>
          <table:table-cell office:value-type="float" office:value="0.82391" calcext:value-type="float">
            <text:p>0.8239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9.76911E-015" calcext:value-type="float">
            <text:p>9.76911E-15</text:p>
          </table:table-cell>
          <table:table-cell office:value-type="float" office:value="0.0000000000000104083" calcext:value-type="float">
            <text:p>1.04083E-14</text:p>
          </table:table-cell>
          <table:table-cell office:value-type="float" office:value="20" calcext:value-type="float">
            <text:p>20</text:p>
          </table:table-cell>
          <table:table-cell office:value-type="float" office:value="3.47139" calcext:value-type="float">
            <text:p>3.47139</text:p>
          </table:table-cell>
          <table:table-cell office:value-type="float" office:value="1.71891" calcext:value-type="float">
            <text:p>1.7189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9.76911E-015" calcext:value-type="float">
            <text:p>9.76911E-15</text:p>
          </table:table-cell>
          <table:table-cell office:value-type="float" office:value="0.0000000000000104083" calcext:value-type="float">
            <text:p>1.04083E-14</text:p>
          </table:table-cell>
          <table:table-cell office:value-type="float" office:value="20" calcext:value-type="float">
            <text:p>20</text:p>
          </table:table-cell>
          <table:table-cell office:value-type="float" office:value="3.47139" calcext:value-type="float">
            <text:p>3.47139</text:p>
          </table:table-cell>
          <table:table-cell office:value-type="float" office:value="1.71891" calcext:value-type="float">
            <text:p>1.71891</text:p>
          </table:table-cell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office:value-type="float" office:value="5.23643E-015" calcext:value-type="float">
            <text:p>5.23643E-15</text:p>
          </table:table-cell>
          <table:table-cell office:value-type="float" office:value="4.91274E-015" calcext:value-type="float">
            <text:p>4.91274E-15</text:p>
          </table:table-cell>
          <table:table-cell office:value-type="float" office:value="12" calcext:value-type="float">
            <text:p>12</text:p>
          </table:table-cell>
          <table:table-cell office:value-type="float" office:value="2.38237" calcext:value-type="float">
            <text:p>2.38237</text:p>
          </table:table-cell>
          <table:table-cell office:value-type="float" office:value="0.716283" calcext:value-type="float">
            <text:p>0.71628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.0000000000000103945" calcext:value-type="float">
            <text:p>1.03945E-14</text:p>
          </table:table-cell>
          <table:table-cell office:value-type="float" office:value="0.0000000000000101863" calcext:value-type="float">
            <text:p>1.01863E-14</text:p>
          </table:table-cell>
          <table:table-cell office:value-type="float" office:value="20" calcext:value-type="float">
            <text:p>20</text:p>
          </table:table-cell>
          <table:table-cell office:value-type="float" office:value="3.65981" calcext:value-type="float">
            <text:p>3.65981</text:p>
          </table:table-cell>
          <table:table-cell office:value-type="float" office:value="1.52987" calcext:value-type="float">
            <text:p>1.5298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.0000000000000103945" calcext:value-type="float">
            <text:p>1.03945E-14</text:p>
          </table:table-cell>
          <table:table-cell office:value-type="float" office:value="0.0000000000000101863" calcext:value-type="float">
            <text:p>1.01863E-14</text:p>
          </table:table-cell>
          <table:table-cell office:value-type="float" office:value="20" calcext:value-type="float">
            <text:p>20</text:p>
          </table:table-cell>
          <table:table-cell office:value-type="float" office:value="3.65981" calcext:value-type="float">
            <text:p>3.65981</text:p>
          </table:table-cell>
          <table:table-cell office:value-type="float" office:value="1.52987" calcext:value-type="float">
            <text:p>1.52987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5.28984E-015" calcext:value-type="float">
            <text:p>5.28984E-15</text:p>
          </table:table-cell>
          <table:table-cell office:value-type="float" office:value="5.07927E-015" calcext:value-type="float">
            <text:p>5.07927E-15</text:p>
          </table:table-cell>
          <table:table-cell office:value-type="float" office:value="12" calcext:value-type="float">
            <text:p>12</text:p>
          </table:table-cell>
          <table:table-cell office:value-type="float" office:value="2.42862" calcext:value-type="float">
            <text:p>2.42862</text:p>
          </table:table-cell>
          <table:table-cell office:value-type="float" office:value="0.603634" calcext:value-type="float">
            <text:p>0.60363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0000000000000102001" calcext:value-type="float">
            <text:p>1.02001E-14</text:p>
          </table:table-cell>
          <table:table-cell office:value-type="float" office:value="9.9365E-015" calcext:value-type="float">
            <text:p>9.9365E-15</text:p>
          </table:table-cell>
          <table:table-cell office:value-type="float" office:value="20" calcext:value-type="float">
            <text:p>20</text:p>
          </table:table-cell>
          <table:table-cell office:value-type="float" office:value="3.84592" calcext:value-type="float">
            <text:p>3.84592</text:p>
          </table:table-cell>
          <table:table-cell office:value-type="float" office:value="1.32587" calcext:value-type="float">
            <text:p>1.3258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0000000000000102001" calcext:value-type="float">
            <text:p>1.02001E-14</text:p>
          </table:table-cell>
          <table:table-cell office:value-type="float" office:value="9.9365E-015" calcext:value-type="float">
            <text:p>9.9365E-15</text:p>
          </table:table-cell>
          <table:table-cell office:value-type="float" office:value="20" calcext:value-type="float">
            <text:p>20</text:p>
          </table:table-cell>
          <table:table-cell office:value-type="float" office:value="3.84592" calcext:value-type="float">
            <text:p>3.84592</text:p>
          </table:table-cell>
          <table:table-cell office:value-type="float" office:value="1.32587" calcext:value-type="float">
            <text:p>1.32587</text:p>
          </table:table-cell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office:value-type="float" office:value="6.00984E-015" calcext:value-type="float">
            <text:p>6.00984E-15</text:p>
          </table:table-cell>
          <table:table-cell office:value-type="float" office:value="5.82867E-015" calcext:value-type="float">
            <text:p>5.82867E-15</text:p>
          </table:table-cell>
          <table:table-cell office:value-type="float" office:value="12" calcext:value-type="float">
            <text:p>12</text:p>
          </table:table-cell>
          <table:table-cell office:value-type="float" office:value="2.45866" calcext:value-type="float">
            <text:p>2.45866</text:p>
          </table:table-cell>
          <table:table-cell office:value-type="float" office:value="0.493404" calcext:value-type="float">
            <text:p>0.4934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0000000000105193" calcext:value-type="float">
            <text:p>1.05193E-14</text:p>
          </table:table-cell>
          <table:table-cell office:value-type="float" office:value="0.0000000000000108802" calcext:value-type="float">
            <text:p>1.08802E-14</text:p>
          </table:table-cell>
          <table:table-cell office:value-type="float" office:value="20" calcext:value-type="float">
            <text:p>20</text:p>
          </table:table-cell>
          <table:table-cell office:value-type="float" office:value="4.02495" calcext:value-type="float">
            <text:p>4.02495</text:p>
          </table:table-cell>
          <table:table-cell office:value-type="float" office:value="1.11764" calcext:value-type="float">
            <text:p>1.117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0000000000105193" calcext:value-type="float">
            <text:p>1.05193E-14</text:p>
          </table:table-cell>
          <table:table-cell office:value-type="float" office:value="0.0000000000000108802" calcext:value-type="float">
            <text:p>1.08802E-14</text:p>
          </table:table-cell>
          <table:table-cell office:value-type="float" office:value="20" calcext:value-type="float">
            <text:p>20</text:p>
          </table:table-cell>
          <table:table-cell office:value-type="float" office:value="4.02495" calcext:value-type="float">
            <text:p>4.02495</text:p>
          </table:table-cell>
          <table:table-cell office:value-type="float" office:value="1.11764" calcext:value-type="float">
            <text:p>1.117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09745E-015" calcext:value-type="float">
            <text:p>6.09745E-15</text:p>
          </table:table-cell>
          <table:table-cell office:value-type="float" office:value="6.05072E-015" calcext:value-type="float">
            <text:p>6.05072E-15</text:p>
          </table:table-cell>
          <table:table-cell office:value-type="float" office:value="12" calcext:value-type="float">
            <text:p>12</text:p>
          </table:table-cell>
          <table:table-cell office:value-type="float" office:value="2.48306" calcext:value-type="float">
            <text:p>2.48306</text:p>
          </table:table-cell>
          <table:table-cell office:value-type="float" office:value="0.392283" calcext:value-type="float">
            <text:p>0.39228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9.46599E-015" calcext:value-type="float">
            <text:p>9.46599E-15</text:p>
          </table:table-cell>
          <table:table-cell office:value-type="float" office:value="9.85323E-015" calcext:value-type="float">
            <text:p>9.85323E-15</text:p>
          </table:table-cell>
          <table:table-cell office:value-type="float" office:value="20" calcext:value-type="float">
            <text:p>20</text:p>
          </table:table-cell>
          <table:table-cell office:value-type="float" office:value="4.18721" calcext:value-type="float">
            <text:p>4.18721</text:p>
          </table:table-cell>
          <table:table-cell office:value-type="float" office:value="0.916121" calcext:value-type="float">
            <text:p>0.91612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9.46599E-015" calcext:value-type="float">
            <text:p>9.46599E-15</text:p>
          </table:table-cell>
          <table:table-cell office:value-type="float" office:value="9.85323E-015" calcext:value-type="float">
            <text:p>9.85323E-15</text:p>
          </table:table-cell>
          <table:table-cell office:value-type="float" office:value="20" calcext:value-type="float">
            <text:p>20</text:p>
          </table:table-cell>
          <table:table-cell office:value-type="float" office:value="4.18721" calcext:value-type="float">
            <text:p>4.18721</text:p>
          </table:table-cell>
          <table:table-cell office:value-type="float" office:value="0.916121" calcext:value-type="float">
            <text:p>0.916121</text:p>
          </table:table-cell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office:value-type="float" office:value="4.78235E-015" calcext:value-type="float">
            <text:p>4.78235E-15</text:p>
          </table:table-cell>
          <table:table-cell office:value-type="float" office:value="3.9968E-015" calcext:value-type="float">
            <text:p>3.9968E-15</text:p>
          </table:table-cell>
          <table:table-cell office:value-type="float" office:value="12" calcext:value-type="float">
            <text:p>12</text:p>
          </table:table-cell>
          <table:table-cell office:value-type="float" office:value="2.50977" calcext:value-type="float">
            <text:p>2.50977</text:p>
          </table:table-cell>
          <table:table-cell office:value-type="float" office:value="0.305639" calcext:value-type="float">
            <text:p>0.30563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000000000000010025" calcext:value-type="float">
            <text:p>1.0025E-14</text:p>
          </table:table-cell>
          <table:table-cell office:value-type="float" office:value="9.27036E-015" calcext:value-type="float">
            <text:p>9.27036E-15</text:p>
          </table:table-cell>
          <table:table-cell office:value-type="float" office:value="20" calcext:value-type="float">
            <text:p>20</text:p>
          </table:table-cell>
          <table:table-cell office:value-type="float" office:value="4.31842" calcext:value-type="float">
            <text:p>4.31842</text:p>
          </table:table-cell>
          <table:table-cell office:value-type="float" office:value="0.730945" calcext:value-type="float">
            <text:p>0.73094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000000000000010025" calcext:value-type="float">
            <text:p>1.0025E-14</text:p>
          </table:table-cell>
          <table:table-cell office:value-type="float" office:value="9.27036E-015" calcext:value-type="float">
            <text:p>9.27036E-15</text:p>
          </table:table-cell>
          <table:table-cell office:value-type="float" office:value="20" calcext:value-type="float">
            <text:p>20</text:p>
          </table:table-cell>
          <table:table-cell office:value-type="float" office:value="4.31842" calcext:value-type="float">
            <text:p>4.31842</text:p>
          </table:table-cell>
          <table:table-cell office:value-type="float" office:value="0.730945" calcext:value-type="float">
            <text:p>0.730945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3.84623E-015" calcext:value-type="float">
            <text:p>3.84623E-15</text:p>
          </table:table-cell>
          <table:table-cell office:value-type="float" office:value="4.48253E-015" calcext:value-type="float">
            <text:p>4.48253E-15</text:p>
          </table:table-cell>
          <table:table-cell office:value-type="float" office:value="12" calcext:value-type="float">
            <text:p>12</text:p>
          </table:table-cell>
          <table:table-cell office:value-type="float" office:value="2.54026" calcext:value-type="float">
            <text:p>2.54026</text:p>
          </table:table-cell>
          <table:table-cell office:value-type="float" office:value="0.236954" calcext:value-type="float">
            <text:p>0.23695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.06349E-015" calcext:value-type="float">
            <text:p>8.06349E-15</text:p>
          </table:table-cell>
          <table:table-cell office:value-type="float" office:value="7.99361E-015" calcext:value-type="float">
            <text:p>7.99361E-15</text:p>
          </table:table-cell>
          <table:table-cell office:value-type="float" office:value="20" calcext:value-type="float">
            <text:p>20</text:p>
          </table:table-cell>
          <table:table-cell office:value-type="float" office:value="4.4032" calcext:value-type="float">
            <text:p>4.4032</text:p>
          </table:table-cell>
          <table:table-cell office:value-type="float" office:value="0.56898" calcext:value-type="float">
            <text:p>0.5689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8.06349E-015" calcext:value-type="float">
            <text:p>8.06349E-15</text:p>
          </table:table-cell>
          <table:table-cell office:value-type="float" office:value="7.99361E-015" calcext:value-type="float">
            <text:p>7.99361E-15</text:p>
          </table:table-cell>
          <table:table-cell office:value-type="float" office:value="20" calcext:value-type="float">
            <text:p>20</text:p>
          </table:table-cell>
          <table:table-cell office:value-type="float" office:value="4.4032" calcext:value-type="float">
            <text:p>4.4032</text:p>
          </table:table-cell>
          <table:table-cell office:value-type="float" office:value="0.56898" calcext:value-type="float">
            <text:p>0.56898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5.32645E-015" calcext:value-type="float">
            <text:p>5.32645E-15</text:p>
          </table:table-cell>
          <table:table-cell office:value-type="float" office:value="4.88498E-015" calcext:value-type="float">
            <text:p>4.88498E-15</text:p>
          </table:table-cell>
          <table:table-cell office:value-type="float" office:value="12" calcext:value-type="float">
            <text:p>12</text:p>
          </table:table-cell>
          <table:table-cell office:value-type="float" office:value="2.56884" calcext:value-type="float">
            <text:p>2.56884</text:p>
          </table:table-cell>
          <table:table-cell office:value-type="float" office:value="0.187498" calcext:value-type="float">
            <text:p>0.18749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000000000000012564" calcext:value-type="float">
            <text:p>1.2564E-14</text:p>
          </table:table-cell>
          <table:table-cell office:value-type="float" office:value="0.0000000000000131006" calcext:value-type="float">
            <text:p>1.31006E-14</text:p>
          </table:table-cell>
          <table:table-cell office:value-type="float" office:value="20" calcext:value-type="float">
            <text:p>20</text:p>
          </table:table-cell>
          <table:table-cell office:value-type="float" office:value="4.43023" calcext:value-type="float">
            <text:p>4.43023</text:p>
          </table:table-cell>
          <table:table-cell office:value-type="float" office:value="0.433464" calcext:value-type="float">
            <text:p>0.43346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000000000000012564" calcext:value-type="float">
            <text:p>1.2564E-14</text:p>
          </table:table-cell>
          <table:table-cell office:value-type="float" office:value="0.0000000000000131006" calcext:value-type="float">
            <text:p>1.31006E-14</text:p>
          </table:table-cell>
          <table:table-cell office:value-type="float" office:value="20" calcext:value-type="float">
            <text:p>20</text:p>
          </table:table-cell>
          <table:table-cell office:value-type="float" office:value="4.43023" calcext:value-type="float">
            <text:p>4.43023</text:p>
          </table:table-cell>
          <table:table-cell office:value-type="float" office:value="0.433464" calcext:value-type="float">
            <text:p>0.433464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office:value-type="float" office:value="0.0000000000000107447" calcext:value-type="float">
            <text:p>1.07447E-14</text:p>
          </table:table-cell>
          <table:table-cell office:value-type="float" office:value="0.0000000000000104777" calcext:value-type="float">
            <text:p>1.04777E-14</text:p>
          </table:table-cell>
          <table:table-cell office:value-type="float" office:value="12" calcext:value-type="float">
            <text:p>12</text:p>
          </table:table-cell>
          <table:table-cell office:value-type="float" office:value="2.58527" calcext:value-type="float">
            <text:p>2.58527</text:p>
          </table:table-cell>
          <table:table-cell office:value-type="float" office:value="0.156411" calcext:value-type="float">
            <text:p>0.15641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0000000000000143512" calcext:value-type="float">
            <text:p>1.43512E-14</text:p>
          </table:table-cell>
          <table:table-cell office:value-type="float" office:value="0.0000000000000143496" calcext:value-type="float">
            <text:p>1.43496E-14</text:p>
          </table:table-cell>
          <table:table-cell office:value-type="float" office:value="20" calcext:value-type="float">
            <text:p>20</text:p>
          </table:table-cell>
          <table:table-cell office:value-type="float" office:value="4.39691" calcext:value-type="float">
            <text:p>4.39691</text:p>
          </table:table-cell>
          <table:table-cell office:value-type="float" office:value="0.324209" calcext:value-type="float">
            <text:p>0.32420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0000000000000143512" calcext:value-type="float">
            <text:p>1.43512E-14</text:p>
          </table:table-cell>
          <table:table-cell office:value-type="float" office:value="0.0000000000000143496" calcext:value-type="float">
            <text:p>1.43496E-14</text:p>
          </table:table-cell>
          <table:table-cell office:value-type="float" office:value="20" calcext:value-type="float">
            <text:p>20</text:p>
          </table:table-cell>
          <table:table-cell office:value-type="float" office:value="4.39691" calcext:value-type="float">
            <text:p>4.39691</text:p>
          </table:table-cell>
          <table:table-cell office:value-type="float" office:value="0.324209" calcext:value-type="float">
            <text:p>0.324209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9.83543E-015" calcext:value-type="float">
            <text:p>9.83543E-15</text:p>
          </table:table-cell>
          <table:table-cell office:value-type="float" office:value="0.0000000000000101308" calcext:value-type="float">
            <text:p>1.01308E-14</text:p>
          </table:table-cell>
          <table:table-cell office:value-type="float" office:value="12" calcext:value-type="float">
            <text:p>12</text:p>
          </table:table-cell>
          <table:table-cell office:value-type="float" office:value="2.57968" calcext:value-type="float">
            <text:p>2.57968</text:p>
          </table:table-cell>
          <table:table-cell office:value-type="float" office:value="0.141145" calcext:value-type="float">
            <text:p>0.14114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0000000000000144548" calcext:value-type="float">
            <text:p>1.44548E-14</text:p>
          </table:table-cell>
          <table:table-cell office:value-type="float" office:value="0.0000000000000143496" calcext:value-type="float">
            <text:p>1.43496E-14</text:p>
          </table:table-cell>
          <table:table-cell office:value-type="float" office:value="20" calcext:value-type="float">
            <text:p>20</text:p>
          </table:table-cell>
          <table:table-cell office:value-type="float" office:value="4.31202" calcext:value-type="float">
            <text:p>4.31202</text:p>
          </table:table-cell>
          <table:table-cell office:value-type="float" office:value="0.238637" calcext:value-type="float">
            <text:p>0.238637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0000000000000144548" calcext:value-type="float">
            <text:p>1.44548E-14</text:p>
          </table:table-cell>
          <table:table-cell office:value-type="float" office:value="0.0000000000000143496" calcext:value-type="float">
            <text:p>1.43496E-14</text:p>
          </table:table-cell>
          <table:table-cell office:value-type="float" office:value="20" calcext:value-type="float">
            <text:p>20</text:p>
          </table:table-cell>
          <table:table-cell office:value-type="float" office:value="4.31202" calcext:value-type="float">
            <text:p>4.31202</text:p>
          </table:table-cell>
          <table:table-cell office:value-type="float" office:value="0.238637" calcext:value-type="float">
            <text:p>0.238637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0.0000000000000114892" calcext:value-type="float">
            <text:p>1.14892E-14</text:p>
          </table:table-cell>
          <table:table-cell office:value-type="float" office:value="0.0000000000000113798" calcext:value-type="float">
            <text:p>1.13798E-14</text:p>
          </table:table-cell>
          <table:table-cell office:value-type="float" office:value="12" calcext:value-type="float">
            <text:p>12</text:p>
          </table:table-cell>
          <table:table-cell office:value-type="float" office:value="2.54768" calcext:value-type="float">
            <text:p>2.54768</text:p>
          </table:table-cell>
          <table:table-cell office:value-type="float" office:value="0.138138" calcext:value-type="float">
            <text:p>0.13813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0000000000000151302" calcext:value-type="float">
            <text:p>1.51302E-14</text:p>
          </table:table-cell>
          <table:table-cell office:value-type="float" office:value="0.000000000000014308" calcext:value-type="float">
            <text:p>1.4308E-14</text:p>
          </table:table-cell>
          <table:table-cell office:value-type="float" office:value="20" calcext:value-type="float">
            <text:p>20</text:p>
          </table:table-cell>
          <table:table-cell office:value-type="float" office:value="4.19512" calcext:value-type="float">
            <text:p>4.19512</text:p>
          </table:table-cell>
          <table:table-cell office:value-type="float" office:value="0.173061" calcext:value-type="float">
            <text:p>0.17306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0000000000000151302" calcext:value-type="float">
            <text:p>1.51302E-14</text:p>
          </table:table-cell>
          <table:table-cell office:value-type="float" office:value="0.000000000000014308" calcext:value-type="float">
            <text:p>1.4308E-14</text:p>
          </table:table-cell>
          <table:table-cell office:value-type="float" office:value="20" calcext:value-type="float">
            <text:p>20</text:p>
          </table:table-cell>
          <table:table-cell office:value-type="float" office:value="4.19512" calcext:value-type="float">
            <text:p>4.19512</text:p>
          </table:table-cell>
          <table:table-cell office:value-type="float" office:value="0.173061" calcext:value-type="float">
            <text:p>0.173061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office:value-type="float" office:value="0.0000000000000106218" calcext:value-type="float">
            <text:p>1.06218E-14</text:p>
          </table:table-cell>
          <table:table-cell office:value-type="float" office:value="0.0000000000000103251" calcext:value-type="float">
            <text:p>1.03251E-14</text:p>
          </table:table-cell>
          <table:table-cell office:value-type="float" office:value="12" calcext:value-type="float">
            <text:p>12</text:p>
          </table:table-cell>
          <table:table-cell office:value-type="float" office:value="2.49337" calcext:value-type="float">
            <text:p>2.49337</text:p>
          </table:table-cell>
          <table:table-cell office:value-type="float" office:value="0.143508" calcext:value-type="float">
            <text:p>0.14350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.0000000000000154508" calcext:value-type="float">
            <text:p>1.54508E-14</text:p>
          </table:table-cell>
          <table:table-cell office:value-type="float" office:value="0.0000000000000148215" calcext:value-type="float">
            <text:p>1.48215E-14</text:p>
          </table:table-cell>
          <table:table-cell office:value-type="float" office:value="20" calcext:value-type="float">
            <text:p>20</text:p>
          </table:table-cell>
          <table:table-cell office:value-type="float" office:value="4.07287" calcext:value-type="float">
            <text:p>4.07287</text:p>
          </table:table-cell>
          <table:table-cell office:value-type="float" office:value="0.123688" calcext:value-type="float">
            <text:p>0.12368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.0000000000000154508" calcext:value-type="float">
            <text:p>1.54508E-14</text:p>
          </table:table-cell>
          <table:table-cell office:value-type="float" office:value="0.0000000000000148215" calcext:value-type="float">
            <text:p>1.48215E-14</text:p>
          </table:table-cell>
          <table:table-cell office:value-type="float" office:value="20" calcext:value-type="float">
            <text:p>20</text:p>
          </table:table-cell>
          <table:table-cell office:value-type="float" office:value="4.07287" calcext:value-type="float">
            <text:p>4.07287</text:p>
          </table:table-cell>
          <table:table-cell office:value-type="float" office:value="0.123688" calcext:value-type="float">
            <text:p>0.123688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office:value-type="float" office:value="8.786E-015" calcext:value-type="float">
            <text:p>8.786E-15</text:p>
          </table:table-cell>
          <table:table-cell office:value-type="float" office:value="9.14546E-015" calcext:value-type="float">
            <text:p>9.14546E-15</text:p>
          </table:table-cell>
          <table:table-cell office:value-type="float" office:value="12" calcext:value-type="float">
            <text:p>12</text:p>
          </table:table-cell>
          <table:table-cell office:value-type="float" office:value="2.42906" calcext:value-type="float">
            <text:p>2.42906</text:p>
          </table:table-cell>
          <table:table-cell office:value-type="float" office:value="0.153574" calcext:value-type="float">
            <text:p>0.15357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0.0000000000000156704" calcext:value-type="float">
            <text:p>1.56704E-14</text:p>
          </table:table-cell>
          <table:table-cell office:value-type="float" office:value="0.0000000000000155154" calcext:value-type="float">
            <text:p>1.55154E-14</text:p>
          </table:table-cell>
          <table:table-cell office:value-type="float" office:value="20" calcext:value-type="float">
            <text:p>20</text:p>
          </table:table-cell>
          <table:table-cell office:value-type="float" office:value="3.9728" calcext:value-type="float">
            <text:p>3.9728</text:p>
          </table:table-cell>
          <table:table-cell office:value-type="float" office:value="0.087174" calcext:value-type="float">
            <text:p>0.08717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0.0000000000000156704" calcext:value-type="float">
            <text:p>1.56704E-14</text:p>
          </table:table-cell>
          <table:table-cell office:value-type="float" office:value="0.0000000000000155154" calcext:value-type="float">
            <text:p>1.55154E-14</text:p>
          </table:table-cell>
          <table:table-cell office:value-type="float" office:value="20" calcext:value-type="float">
            <text:p>20</text:p>
          </table:table-cell>
          <table:table-cell office:value-type="float" office:value="3.9728" calcext:value-type="float">
            <text:p>3.9728</text:p>
          </table:table-cell>
          <table:table-cell office:value-type="float" office:value="0.087174" calcext:value-type="float">
            <text:p>0.087174</text:p>
          </table:table-cell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office:value-type="float" office:value="9.35476E-015" calcext:value-type="float">
            <text:p>9.35476E-15</text:p>
          </table:table-cell>
          <table:table-cell office:value-type="float" office:value="8.38218E-015" calcext:value-type="float">
            <text:p>8.38218E-15</text:p>
          </table:table-cell>
          <table:table-cell office:value-type="float" office:value="12" calcext:value-type="float">
            <text:p>12</text:p>
          </table:table-cell>
          <table:table-cell office:value-type="float" office:value="2.37153" calcext:value-type="float">
            <text:p>2.37153</text:p>
          </table:table-cell>
          <table:table-cell office:value-type="float" office:value="0.165153" calcext:value-type="float">
            <text:p>0.1651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0000000000161088" calcext:value-type="float">
            <text:p>1.61088E-14</text:p>
          </table:table-cell>
          <table:table-cell office:value-type="float" office:value="0.0000000000000157929" calcext:value-type="float">
            <text:p>1.57929E-14</text:p>
          </table:table-cell>
          <table:table-cell office:value-type="float" office:value="20" calcext:value-type="float">
            <text:p>20</text:p>
          </table:table-cell>
          <table:table-cell office:value-type="float" office:value="3.91668" calcext:value-type="float">
            <text:p>3.91668</text:p>
          </table:table-cell>
          <table:table-cell office:value-type="float" office:value="0.0607829" calcext:value-type="float">
            <text:p>0.06078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0000000000161088" calcext:value-type="float">
            <text:p>1.61088E-14</text:p>
          </table:table-cell>
          <table:table-cell office:value-type="float" office:value="0.0000000000000157929" calcext:value-type="float">
            <text:p>1.57929E-14</text:p>
          </table:table-cell>
          <table:table-cell office:value-type="float" office:value="20" calcext:value-type="float">
            <text:p>20</text:p>
          </table:table-cell>
          <table:table-cell office:value-type="float" office:value="3.91668" calcext:value-type="float">
            <text:p>3.91668</text:p>
          </table:table-cell>
          <table:table-cell office:value-type="float" office:value="0.0607829" calcext:value-type="float">
            <text:p>0.060782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.87845E-015" calcext:value-type="float">
            <text:p>7.87845E-15</text:p>
          </table:table-cell>
          <table:table-cell office:value-type="float" office:value="7.54952E-015" calcext:value-type="float">
            <text:p>7.54952E-15</text:p>
          </table:table-cell>
          <table:table-cell office:value-type="float" office:value="12" calcext:value-type="float">
            <text:p>12</text:p>
          </table:table-cell>
          <table:table-cell office:value-type="float" office:value="2.33639" calcext:value-type="float">
            <text:p>2.33639</text:p>
          </table:table-cell>
          <table:table-cell office:value-type="float" office:value="0.175648" calcext:value-type="float">
            <text:p>0.17564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0000000000000151974" calcext:value-type="float">
            <text:p>1.51974E-14</text:p>
          </table:table-cell>
          <table:table-cell office:value-type="float" office:value="0.0000000000000145994" calcext:value-type="float">
            <text:p>1.45994E-14</text:p>
          </table:table-cell>
          <table:table-cell office:value-type="float" office:value="20" calcext:value-type="float">
            <text:p>20</text:p>
          </table:table-cell>
          <table:table-cell office:value-type="float" office:value="3.91548" calcext:value-type="float">
            <text:p>3.91548</text:p>
          </table:table-cell>
          <table:table-cell office:value-type="float" office:value="0.0423903" calcext:value-type="float">
            <text:p>0.042390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0000000000000151974" calcext:value-type="float">
            <text:p>1.51974E-14</text:p>
          </table:table-cell>
          <table:table-cell office:value-type="float" office:value="0.0000000000000145994" calcext:value-type="float">
            <text:p>1.45994E-14</text:p>
          </table:table-cell>
          <table:table-cell office:value-type="float" office:value="20" calcext:value-type="float">
            <text:p>20</text:p>
          </table:table-cell>
          <table:table-cell office:value-type="float" office:value="3.91548" calcext:value-type="float">
            <text:p>3.91548</text:p>
          </table:table-cell>
          <table:table-cell office:value-type="float" office:value="0.0423903" calcext:value-type="float">
            <text:p>0.0423903</text:p>
          </table:table-cell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office:value-type="float" office:value="7.63605E-015" calcext:value-type="float">
            <text:p>7.63605E-15</text:p>
          </table:table-cell>
          <table:table-cell office:value-type="float" office:value="7.03604E-015" calcext:value-type="float">
            <text:p>7.03604E-15</text:p>
          </table:table-cell>
          <table:table-cell office:value-type="float" office:value="12" calcext:value-type="float">
            <text:p>12</text:p>
          </table:table-cell>
          <table:table-cell office:value-type="float" office:value="2.33271" calcext:value-type="float">
            <text:p>2.33271</text:p>
          </table:table-cell>
          <table:table-cell office:value-type="float" office:value="0.183071" calcext:value-type="float">
            <text:p>0.18307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0000000000000130304" calcext:value-type="float">
            <text:p>1.30304E-14</text:p>
          </table:table-cell>
          <table:table-cell office:value-type="float" office:value="0.0000000000000127676" calcext:value-type="float">
            <text:p>1.27676E-14</text:p>
          </table:table-cell>
          <table:table-cell office:value-type="float" office:value="20" calcext:value-type="float">
            <text:p>20</text:p>
          </table:table-cell>
          <table:table-cell office:value-type="float" office:value="3.96698" calcext:value-type="float">
            <text:p>3.96698</text:p>
          </table:table-cell>
          <table:table-cell office:value-type="float" office:value="0.0305015" calcext:value-type="float">
            <text:p>0.030501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0000000000000130304" calcext:value-type="float">
            <text:p>1.30304E-14</text:p>
          </table:table-cell>
          <table:table-cell office:value-type="float" office:value="0.0000000000000127676" calcext:value-type="float">
            <text:p>1.27676E-14</text:p>
          </table:table-cell>
          <table:table-cell office:value-type="float" office:value="20" calcext:value-type="float">
            <text:p>20</text:p>
          </table:table-cell>
          <table:table-cell office:value-type="float" office:value="3.96698" calcext:value-type="float">
            <text:p>3.96698</text:p>
          </table:table-cell>
          <table:table-cell office:value-type="float" office:value="0.0305015" calcext:value-type="float">
            <text:p>0.0305015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8.38432E-015" calcext:value-type="float">
            <text:p>8.38432E-15</text:p>
          </table:table-cell>
          <table:table-cell office:value-type="float" office:value="8.11851E-015" calcext:value-type="float">
            <text:p>8.11851E-15</text:p>
          </table:table-cell>
          <table:table-cell office:value-type="float" office:value="12" calcext:value-type="float">
            <text:p>12</text:p>
          </table:table-cell>
          <table:table-cell office:value-type="float" office:value="2.35984" calcext:value-type="float">
            <text:p>2.35984</text:p>
          </table:table-cell>
          <table:table-cell office:value-type="float" office:value="0.186079" calcext:value-type="float">
            <text:p>0.18607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0.0000000000000123409" calcext:value-type="float">
            <text:p>1.23409E-14</text:p>
          </table:table-cell>
          <table:table-cell office:value-type="float" office:value="0.0000000000000125594" calcext:value-type="float">
            <text:p>1.25594E-14</text:p>
          </table:table-cell>
          <table:table-cell office:value-type="float" office:value="20" calcext:value-type="float">
            <text:p>20</text:p>
          </table:table-cell>
          <table:table-cell office:value-type="float" office:value="4.05647" calcext:value-type="float">
            <text:p>4.05647</text:p>
          </table:table-cell>
          <table:table-cell office:value-type="float" office:value="0.0242714" calcext:value-type="float">
            <text:p>0.0242714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0.0000000000000123409" calcext:value-type="float">
            <text:p>1.23409E-14</text:p>
          </table:table-cell>
          <table:table-cell office:value-type="float" office:value="0.0000000000000125594" calcext:value-type="float">
            <text:p>1.25594E-14</text:p>
          </table:table-cell>
          <table:table-cell office:value-type="float" office:value="20" calcext:value-type="float">
            <text:p>20</text:p>
          </table:table-cell>
          <table:table-cell office:value-type="float" office:value="4.05647" calcext:value-type="float">
            <text:p>4.05647</text:p>
          </table:table-cell>
          <table:table-cell office:value-type="float" office:value="0.0242714" calcext:value-type="float">
            <text:p>0.0242714</text:p>
          </table:table-cell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float" office:value="8.93324E-015" calcext:value-type="float">
            <text:p>8.93324E-15</text:p>
          </table:table-cell>
          <table:table-cell office:value-type="float" office:value="8.06299E-015" calcext:value-type="float">
            <text:p>8.06299E-15</text:p>
          </table:table-cell>
          <table:table-cell office:value-type="float" office:value="12" calcext:value-type="float">
            <text:p>12</text:p>
          </table:table-cell>
          <table:table-cell office:value-type="float" office:value="2.40751" calcext:value-type="float">
            <text:p>2.40751</text:p>
          </table:table-cell>
          <table:table-cell office:value-type="float" office:value="0.184041" calcext:value-type="float">
            <text:p>0.18404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0000000000000126517" calcext:value-type="float">
            <text:p>1.26517E-14</text:p>
          </table:table-cell>
          <table:table-cell office:value-type="float" office:value="0.000000000000012601" calcext:value-type="float">
            <text:p>1.2601E-14</text:p>
          </table:table-cell>
          <table:table-cell office:value-type="float" office:value="20" calcext:value-type="float">
            <text:p>20</text:p>
          </table:table-cell>
          <table:table-cell office:value-type="float" office:value="4.16025" calcext:value-type="float">
            <text:p>4.16025</text:p>
          </table:table-cell>
          <table:table-cell office:value-type="float" office:value="0.0234085" calcext:value-type="float">
            <text:p>0.023408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0000000000000126517" calcext:value-type="float">
            <text:p>1.26517E-14</text:p>
          </table:table-cell>
          <table:table-cell office:value-type="float" office:value="0.000000000000012601" calcext:value-type="float">
            <text:p>1.2601E-14</text:p>
          </table:table-cell>
          <table:table-cell office:value-type="float" office:value="20" calcext:value-type="float">
            <text:p>20</text:p>
          </table:table-cell>
          <table:table-cell office:value-type="float" office:value="4.16025" calcext:value-type="float">
            <text:p>4.16025</text:p>
          </table:table-cell>
          <table:table-cell office:value-type="float" office:value="0.0234085" calcext:value-type="float">
            <text:p>0.0234085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float" office:value="0.0000000000000102493" calcext:value-type="float">
            <text:p>1.02493E-14</text:p>
          </table:table-cell>
          <table:table-cell office:value-type="float" office:value="0.000000000000011352" calcext:value-type="float">
            <text:p>1.1352E-14</text:p>
          </table:table-cell>
          <table:table-cell office:value-type="float" office:value="12" calcext:value-type="float">
            <text:p>12</text:p>
          </table:table-cell>
          <table:table-cell office:value-type="float" office:value="2.45928" calcext:value-type="float">
            <text:p>2.45928</text:p>
          </table:table-cell>
          <table:table-cell office:value-type="float" office:value="0.177069" calcext:value-type="float">
            <text:p>0.17706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000000000000114429" calcext:value-type="float">
            <text:p>1.14429E-14</text:p>
          </table:table-cell>
          <table:table-cell office:value-type="float" office:value="0.0000000000000112826" calcext:value-type="float">
            <text:p>1.12826E-14</text:p>
          </table:table-cell>
          <table:table-cell office:value-type="float" office:value="20" calcext:value-type="float">
            <text:p>20</text:p>
          </table:table-cell>
          <table:table-cell office:value-type="float" office:value="4.25147" calcext:value-type="float">
            <text:p>4.25147</text:p>
          </table:table-cell>
          <table:table-cell office:value-type="float" office:value="0.0279113" calcext:value-type="float">
            <text:p>0.027911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000000000000114429" calcext:value-type="float">
            <text:p>1.14429E-14</text:p>
          </table:table-cell>
          <table:table-cell office:value-type="float" office:value="0.0000000000000112826" calcext:value-type="float">
            <text:p>1.12826E-14</text:p>
          </table:table-cell>
          <table:table-cell office:value-type="float" office:value="20" calcext:value-type="float">
            <text:p>20</text:p>
          </table:table-cell>
          <table:table-cell office:value-type="float" office:value="4.25147" calcext:value-type="float">
            <text:p>4.25147</text:p>
          </table:table-cell>
          <table:table-cell office:value-type="float" office:value="0.0279113" calcext:value-type="float">
            <text:p>0.0279113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9.24029E-015" calcext:value-type="float">
            <text:p>9.24029E-15</text:p>
          </table:table-cell>
          <table:table-cell office:value-type="float" office:value="9.58955E-015" calcext:value-type="float">
            <text:p>9.58955E-15</text:p>
          </table:table-cell>
          <table:table-cell office:value-type="float" office:value="12" calcext:value-type="float">
            <text:p>12</text:p>
          </table:table-cell>
          <table:table-cell office:value-type="float" office:value="2.49793" calcext:value-type="float">
            <text:p>2.49793</text:p>
          </table:table-cell>
          <table:table-cell office:value-type="float" office:value="0.165952" calcext:value-type="float">
            <text:p>0.16595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.2252E-015" calcext:value-type="float">
            <text:p>8.2252E-15</text:p>
          </table:table-cell>
          <table:table-cell office:value-type="float" office:value="8.10463E-015" calcext:value-type="float">
            <text:p>8.10463E-15</text:p>
          </table:table-cell>
          <table:table-cell office:value-type="float" office:value="20" calcext:value-type="float">
            <text:p>20</text:p>
          </table:table-cell>
          <table:table-cell office:value-type="float" office:value="4.30722" calcext:value-type="float">
            <text:p>4.30722</text:p>
          </table:table-cell>
          <table:table-cell office:value-type="float" office:value="0.0377025" calcext:value-type="float">
            <text:p>0.0377025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8.2252E-015" calcext:value-type="float">
            <text:p>8.2252E-15</text:p>
          </table:table-cell>
          <table:table-cell office:value-type="float" office:value="8.10463E-015" calcext:value-type="float">
            <text:p>8.10463E-15</text:p>
          </table:table-cell>
          <table:table-cell office:value-type="float" office:value="20" calcext:value-type="float">
            <text:p>20</text:p>
          </table:table-cell>
          <table:table-cell office:value-type="float" office:value="4.30722" calcext:value-type="float">
            <text:p>4.30722</text:p>
          </table:table-cell>
          <table:table-cell office:value-type="float" office:value="0.0377025" calcext:value-type="float">
            <text:p>0.0377025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9.69744E-015" calcext:value-type="float">
            <text:p>9.69744E-15</text:p>
          </table:table-cell>
          <table:table-cell office:value-type="float" office:value="9.83935E-015" calcext:value-type="float">
            <text:p>9.83935E-15</text:p>
          </table:table-cell>
          <table:table-cell office:value-type="float" office:value="12" calcext:value-type="float">
            <text:p>12</text:p>
          </table:table-cell>
          <table:table-cell office:value-type="float" office:value="2.51116" calcext:value-type="float">
            <text:p>2.51116</text:p>
          </table:table-cell>
          <table:table-cell office:value-type="float" office:value="0.151968" calcext:value-type="float">
            <text:p>0.15196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6.1576E-015" calcext:value-type="float">
            <text:p>6.1576E-15</text:p>
          </table:table-cell>
          <table:table-cell office:value-type="float" office:value="5.92582E-015" calcext:value-type="float">
            <text:p>5.92582E-15</text:p>
          </table:table-cell>
          <table:table-cell office:value-type="float" office:value="20" calcext:value-type="float">
            <text:p>20</text:p>
          </table:table-cell>
          <table:table-cell office:value-type="float" office:value="4.31469" calcext:value-type="float">
            <text:p>4.31469</text:p>
          </table:table-cell>
          <table:table-cell office:value-type="float" office:value="0.0522892" calcext:value-type="float">
            <text:p>0.052289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6.1576E-015" calcext:value-type="float">
            <text:p>6.1576E-15</text:p>
          </table:table-cell>
          <table:table-cell office:value-type="float" office:value="5.92582E-015" calcext:value-type="float">
            <text:p>5.92582E-15</text:p>
          </table:table-cell>
          <table:table-cell office:value-type="float" office:value="20" calcext:value-type="float">
            <text:p>20</text:p>
          </table:table-cell>
          <table:table-cell office:value-type="float" office:value="4.31469" calcext:value-type="float">
            <text:p>4.31469</text:p>
          </table:table-cell>
          <table:table-cell office:value-type="float" office:value="0.0522892" calcext:value-type="float">
            <text:p>0.0522892</text:p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9.24199E-015" calcext:value-type="float">
            <text:p>9.24199E-15</text:p>
          </table:table-cell>
          <table:table-cell office:value-type="float" office:value="8.5626E-015" calcext:value-type="float">
            <text:p>8.5626E-15</text:p>
          </table:table-cell>
          <table:table-cell office:value-type="float" office:value="12" calcext:value-type="float">
            <text:p>12</text:p>
          </table:table-cell>
          <table:table-cell office:value-type="float" office:value="2.49542" calcext:value-type="float">
            <text:p>2.49542</text:p>
          </table:table-cell>
          <table:table-cell office:value-type="float" office:value="0.136629" calcext:value-type="float">
            <text:p>0.13662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6.90263E-015" calcext:value-type="float">
            <text:p>6.90263E-15</text:p>
          </table:table-cell>
          <table:table-cell office:value-type="float" office:value="7.13318E-015" calcext:value-type="float">
            <text:p>7.13318E-15</text:p>
          </table:table-cell>
          <table:table-cell office:value-type="float" office:value="20" calcext:value-type="float">
            <text:p>20</text:p>
          </table:table-cell>
          <table:table-cell office:value-type="float" office:value="4.27449" calcext:value-type="float">
            <text:p>4.27449</text:p>
          </table:table-cell>
          <table:table-cell office:value-type="float" office:value="0.0705599" calcext:value-type="float">
            <text:p>0.0705599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6.90263E-015" calcext:value-type="float">
            <text:p>6.90263E-15</text:p>
          </table:table-cell>
          <table:table-cell office:value-type="float" office:value="7.13318E-015" calcext:value-type="float">
            <text:p>7.13318E-15</text:p>
          </table:table-cell>
          <table:table-cell office:value-type="float" office:value="20" calcext:value-type="float">
            <text:p>20</text:p>
          </table:table-cell>
          <table:table-cell office:value-type="float" office:value="4.27449" calcext:value-type="float">
            <text:p>4.27449</text:p>
          </table:table-cell>
          <table:table-cell office:value-type="float" office:value="0.0705599" calcext:value-type="float">
            <text:p>0.0705599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8.17188E-015" calcext:value-type="float">
            <text:p>8.17188E-15</text:p>
          </table:table-cell>
          <table:table-cell office:value-type="float" office:value="8.24341E-015" calcext:value-type="float">
            <text:p>8.24341E-15</text:p>
          </table:table-cell>
          <table:table-cell office:value-type="float" office:value="12" calcext:value-type="float">
            <text:p>12</text:p>
          </table:table-cell>
          <table:table-cell office:value-type="float" office:value="2.45666" calcext:value-type="float">
            <text:p>2.45666</text:p>
          </table:table-cell>
          <table:table-cell office:value-type="float" office:value="0.12143" calcext:value-type="float">
            <text:p>0.1214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.27247E-015" calcext:value-type="float">
            <text:p>8.27247E-15</text:p>
          </table:table-cell>
          <table:table-cell office:value-type="float" office:value="8.70137E-015" calcext:value-type="float">
            <text:p>8.70137E-15</text:p>
          </table:table-cell>
          <table:table-cell office:value-type="float" office:value="20" calcext:value-type="float">
            <text:p>20</text:p>
          </table:table-cell>
          <table:table-cell office:value-type="float" office:value="4.19969" calcext:value-type="float">
            <text:p>4.19969</text:p>
          </table:table-cell>
          <table:table-cell office:value-type="float" office:value="0.0907898" calcext:value-type="float">
            <text:p>0.090789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8.27247E-015" calcext:value-type="float">
            <text:p>8.27247E-15</text:p>
          </table:table-cell>
          <table:table-cell office:value-type="float" office:value="8.70137E-015" calcext:value-type="float">
            <text:p>8.70137E-15</text:p>
          </table:table-cell>
          <table:table-cell office:value-type="float" office:value="20" calcext:value-type="float">
            <text:p>20</text:p>
          </table:table-cell>
          <table:table-cell office:value-type="float" office:value="4.19969" calcext:value-type="float">
            <text:p>4.19969</text:p>
          </table:table-cell>
          <table:table-cell office:value-type="float" office:value="0.0907898" calcext:value-type="float">
            <text:p>0.0907898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7.18863E-015" calcext:value-type="float">
            <text:p>7.18863E-15</text:p>
          </table:table-cell>
          <table:table-cell office:value-type="float" office:value="6.92502E-015" calcext:value-type="float">
            <text:p>6.92502E-15</text:p>
          </table:table-cell>
          <table:table-cell office:value-type="float" office:value="12" calcext:value-type="float">
            <text:p>12</text:p>
          </table:table-cell>
          <table:table-cell office:value-type="float" office:value="2.40792" calcext:value-type="float">
            <text:p>2.40792</text:p>
          </table:table-cell>
          <table:table-cell office:value-type="float" office:value="0.107654" calcext:value-type="float">
            <text:p>0.1076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.323E-015" calcext:value-type="float">
            <text:p>9.323E-15</text:p>
          </table:table-cell>
          <table:table-cell office:value-type="float" office:value="9.54792E-015" calcext:value-type="float">
            <text:p>9.54792E-15</text:p>
          </table:table-cell>
          <table:table-cell office:value-type="float" office:value="20" calcext:value-type="float">
            <text:p>20</text:p>
          </table:table-cell>
          <table:table-cell office:value-type="float" office:value="4.11102" calcext:value-type="float">
            <text:p>4.11102</text:p>
          </table:table-cell>
          <table:table-cell office:value-type="float" office:value="0.110856" calcext:value-type="float">
            <text:p>0.1108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.323E-015" calcext:value-type="float">
            <text:p>9.323E-15</text:p>
          </table:table-cell>
          <table:table-cell office:value-type="float" office:value="9.54792E-015" calcext:value-type="float">
            <text:p>9.54792E-15</text:p>
          </table:table-cell>
          <table:table-cell office:value-type="float" office:value="20" calcext:value-type="float">
            <text:p>20</text:p>
          </table:table-cell>
          <table:table-cell office:value-type="float" office:value="4.11102" calcext:value-type="float">
            <text:p>4.11102</text:p>
          </table:table-cell>
          <table:table-cell office:value-type="float" office:value="0.110856" calcext:value-type="float">
            <text:p>0.1108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.30978E-015" calcext:value-type="float">
            <text:p>8.30978E-15</text:p>
          </table:table-cell>
          <table:table-cell office:value-type="float" office:value="8.63198E-015" calcext:value-type="float">
            <text:p>8.63198E-15</text:p>
          </table:table-cell>
          <table:table-cell office:value-type="float" office:value="12" calcext:value-type="float">
            <text:p>12</text:p>
          </table:table-cell>
          <table:table-cell office:value-type="float" office:value="2.36464" calcext:value-type="float">
            <text:p>2.36464</text:p>
          </table:table-cell>
          <table:table-cell office:value-type="float" office:value="0.0962532" calcext:value-type="float">
            <text:p>0.096253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0000000000000109807" calcext:value-type="float">
            <text:p>1.09807E-14</text:p>
          </table:table-cell>
          <table:table-cell office:value-type="float" office:value="0.0000000000000115324" calcext:value-type="float">
            <text:p>1.15324E-14</text:p>
          </table:table-cell>
          <table:table-cell office:value-type="float" office:value="20" calcext:value-type="float">
            <text:p>20</text:p>
          </table:table-cell>
          <table:table-cell office:value-type="float" office:value="4.02973" calcext:value-type="float">
            <text:p>4.02973</text:p>
          </table:table-cell>
          <table:table-cell office:value-type="float" office:value="0.128601" calcext:value-type="float">
            <text:p>0.12860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0000000000000109807" calcext:value-type="float">
            <text:p>1.09807E-14</text:p>
          </table:table-cell>
          <table:table-cell office:value-type="float" office:value="0.0000000000000115324" calcext:value-type="float">
            <text:p>1.15324E-14</text:p>
          </table:table-cell>
          <table:table-cell office:value-type="float" office:value="20" calcext:value-type="float">
            <text:p>20</text:p>
          </table:table-cell>
          <table:table-cell office:value-type="float" office:value="4.02973" calcext:value-type="float">
            <text:p>4.02973</text:p>
          </table:table-cell>
          <table:table-cell office:value-type="float" office:value="0.128601" calcext:value-type="float">
            <text:p>0.128601</text:p>
          </table:table-cell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7.08864E-015" calcext:value-type="float">
            <text:p>7.08864E-15</text:p>
          </table:table-cell>
          <table:table-cell office:value-type="float" office:value="7.46625E-015" calcext:value-type="float">
            <text:p>7.46625E-15</text:p>
          </table:table-cell>
          <table:table-cell office:value-type="float" office:value="12" calcext:value-type="float">
            <text:p>12</text:p>
          </table:table-cell>
          <table:table-cell office:value-type="float" office:value="2.33947" calcext:value-type="float">
            <text:p>2.33947</text:p>
          </table:table-cell>
          <table:table-cell office:value-type="float" office:value="0.0877765" calcext:value-type="float">
            <text:p>0.087776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0000000000000107531" calcext:value-type="float">
            <text:p>1.07531E-14</text:p>
          </table:table-cell>
          <table:table-cell office:value-type="float" office:value="0.0000000000000107553" calcext:value-type="float">
            <text:p>1.07553E-14</text:p>
          </table:table-cell>
          <table:table-cell office:value-type="float" office:value="20" calcext:value-type="float">
            <text:p>20</text:p>
          </table:table-cell>
          <table:table-cell office:value-type="float" office:value="3.97098" calcext:value-type="float">
            <text:p>3.97098</text:p>
          </table:table-cell>
          <table:table-cell office:value-type="float" office:value="0.142205" calcext:value-type="float">
            <text:p>0.14220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0000000000000107531" calcext:value-type="float">
            <text:p>1.07531E-14</text:p>
          </table:table-cell>
          <table:table-cell office:value-type="float" office:value="0.0000000000000107553" calcext:value-type="float">
            <text:p>1.07553E-14</text:p>
          </table:table-cell>
          <table:table-cell office:value-type="float" office:value="20" calcext:value-type="float">
            <text:p>20</text:p>
          </table:table-cell>
          <table:table-cell office:value-type="float" office:value="3.97098" calcext:value-type="float">
            <text:p>3.97098</text:p>
          </table:table-cell>
          <table:table-cell office:value-type="float" office:value="0.142205" calcext:value-type="float">
            <text:p>0.142205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8.56242E-015" calcext:value-type="float">
            <text:p>8.56242E-15</text:p>
          </table:table-cell>
          <table:table-cell office:value-type="float" office:value="8.77076E-015" calcext:value-type="float">
            <text:p>8.77076E-15</text:p>
          </table:table-cell>
          <table:table-cell office:value-type="float" office:value="12" calcext:value-type="float">
            <text:p>12</text:p>
          </table:table-cell>
          <table:table-cell office:value-type="float" office:value="2.33839" calcext:value-type="float">
            <text:p>2.33839</text:p>
          </table:table-cell>
          <table:table-cell office:value-type="float" office:value="0.0823508" calcext:value-type="float">
            <text:p>0.082350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.40221E-015" calcext:value-type="float">
            <text:p>9.40221E-15</text:p>
          </table:table-cell>
          <table:table-cell office:value-type="float" office:value="8.47933E-015" calcext:value-type="float">
            <text:p>8.47933E-15</text:p>
          </table:table-cell>
          <table:table-cell office:value-type="float" office:value="20" calcext:value-type="float">
            <text:p>20</text:p>
          </table:table-cell>
          <table:table-cell office:value-type="float" office:value="3.93987" calcext:value-type="float">
            <text:p>3.93987</text:p>
          </table:table-cell>
          <table:table-cell office:value-type="float" office:value="0.150435" calcext:value-type="float">
            <text:p>0.15043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.40221E-015" calcext:value-type="float">
            <text:p>9.40221E-15</text:p>
          </table:table-cell>
          <table:table-cell office:value-type="float" office:value="8.47933E-015" calcext:value-type="float">
            <text:p>8.47933E-15</text:p>
          </table:table-cell>
          <table:table-cell office:value-type="float" office:value="20" calcext:value-type="float">
            <text:p>20</text:p>
          </table:table-cell>
          <table:table-cell office:value-type="float" office:value="3.93987" calcext:value-type="float">
            <text:p>3.93987</text:p>
          </table:table-cell>
          <table:table-cell office:value-type="float" office:value="0.150435" calcext:value-type="float">
            <text:p>0.150435</text:p>
          </table:table-cell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office:value-type="float" office:value="7.50462E-015" calcext:value-type="float">
            <text:p>7.50462E-15</text:p>
          </table:table-cell>
          <table:table-cell office:value-type="float" office:value="7.00828E-015" calcext:value-type="float">
            <text:p>7.00828E-15</text:p>
          </table:table-cell>
          <table:table-cell office:value-type="float" office:value="12" calcext:value-type="float">
            <text:p>12</text:p>
          </table:table-cell>
          <table:table-cell office:value-type="float" office:value="2.35925" calcext:value-type="float">
            <text:p>2.35925</text:p>
          </table:table-cell>
          <table:table-cell office:value-type="float" office:value="0.0796858" calcext:value-type="float">
            <text:p>0.079685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.122E-015" calcext:value-type="float">
            <text:p>7.122E-15</text:p>
          </table:table-cell>
          <table:table-cell office:value-type="float" office:value="6.57113E-015" calcext:value-type="float">
            <text:p>6.57113E-15</text:p>
          </table:table-cell>
          <table:table-cell office:value-type="float" office:value="20" calcext:value-type="float">
            <text:p>20</text:p>
          </table:table-cell>
          <table:table-cell office:value-type="float" office:value="3.93143" calcext:value-type="float">
            <text:p>3.93143</text:p>
          </table:table-cell>
          <table:table-cell office:value-type="float" office:value="0.15268" calcext:value-type="float">
            <text:p>0.1526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.122E-015" calcext:value-type="float">
            <text:p>7.122E-15</text:p>
          </table:table-cell>
          <table:table-cell office:value-type="float" office:value="6.57113E-015" calcext:value-type="float">
            <text:p>6.57113E-15</text:p>
          </table:table-cell>
          <table:table-cell office:value-type="float" office:value="20" calcext:value-type="float">
            <text:p>20</text:p>
          </table:table-cell>
          <table:table-cell office:value-type="float" office:value="3.93143" calcext:value-type="float">
            <text:p>3.93143</text:p>
          </table:table-cell>
          <table:table-cell office:value-type="float" office:value="0.15268" calcext:value-type="float">
            <text:p>0.15268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6.67518E-015" calcext:value-type="float">
            <text:p>6.67518E-15</text:p>
          </table:table-cell>
          <table:table-cell office:value-type="float" office:value="5.7801E-015" calcext:value-type="float">
            <text:p>5.7801E-15</text:p>
          </table:table-cell>
          <table:table-cell office:value-type="float" office:value="12" calcext:value-type="float">
            <text:p>12</text:p>
          </table:table-cell>
          <table:table-cell office:value-type="float" office:value="2.39295" calcext:value-type="float">
            <text:p>2.39295</text:p>
          </table:table-cell>
          <table:table-cell office:value-type="float" office:value="0.0791356" calcext:value-type="float">
            <text:p>0.079135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6.43049E-015" calcext:value-type="float">
            <text:p>6.43049E-15</text:p>
          </table:table-cell>
          <table:table-cell office:value-type="float" office:value="6.41154E-015" calcext:value-type="float">
            <text:p>6.41154E-15</text:p>
          </table:table-cell>
          <table:table-cell office:value-type="float" office:value="20" calcext:value-type="float">
            <text:p>20</text:p>
          </table:table-cell>
          <table:table-cell office:value-type="float" office:value="3.93405" calcext:value-type="float">
            <text:p>3.93405</text:p>
          </table:table-cell>
          <table:table-cell office:value-type="float" office:value="0.14882" calcext:value-type="float">
            <text:p>0.1488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6.43049E-015" calcext:value-type="float">
            <text:p>6.43049E-15</text:p>
          </table:table-cell>
          <table:table-cell office:value-type="float" office:value="6.41154E-015" calcext:value-type="float">
            <text:p>6.41154E-15</text:p>
          </table:table-cell>
          <table:table-cell office:value-type="float" office:value="20" calcext:value-type="float">
            <text:p>20</text:p>
          </table:table-cell>
          <table:table-cell office:value-type="float" office:value="3.93405" calcext:value-type="float">
            <text:p>3.93405</text:p>
          </table:table-cell>
          <table:table-cell office:value-type="float" office:value="0.14882" calcext:value-type="float">
            <text:p>0.14882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7.99462E-015" calcext:value-type="float">
            <text:p>7.99462E-15</text:p>
          </table:table-cell>
          <table:table-cell office:value-type="float" office:value="8.62505E-015" calcext:value-type="float">
            <text:p>8.62505E-15</text:p>
          </table:table-cell>
          <table:table-cell office:value-type="float" office:value="12" calcext:value-type="float">
            <text:p>12</text:p>
          </table:table-cell>
          <table:table-cell office:value-type="float" office:value="2.4266" calcext:value-type="float">
            <text:p>2.4266</text:p>
          </table:table-cell>
          <table:table-cell office:value-type="float" office:value="0.0798313" calcext:value-type="float">
            <text:p>0.079831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.15625E-015" calcext:value-type="float">
            <text:p>8.15625E-15</text:p>
          </table:table-cell>
          <table:table-cell office:value-type="float" office:value="8.46545E-015" calcext:value-type="float">
            <text:p>8.46545E-15</text:p>
          </table:table-cell>
          <table:table-cell office:value-type="float" office:value="20" calcext:value-type="float">
            <text:p>20</text:p>
          </table:table-cell>
          <table:table-cell office:value-type="float" office:value="3.93473" calcext:value-type="float">
            <text:p>3.93473</text:p>
          </table:table-cell>
          <table:table-cell office:value-type="float" office:value="0.139079" calcext:value-type="float">
            <text:p>0.13907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8.15625E-015" calcext:value-type="float">
            <text:p>8.15625E-15</text:p>
          </table:table-cell>
          <table:table-cell office:value-type="float" office:value="8.46545E-015" calcext:value-type="float">
            <text:p>8.46545E-15</text:p>
          </table:table-cell>
          <table:table-cell office:value-type="float" office:value="20" calcext:value-type="float">
            <text:p>20</text:p>
          </table:table-cell>
          <table:table-cell office:value-type="float" office:value="3.93473" calcext:value-type="float">
            <text:p>3.93473</text:p>
          </table:table-cell>
          <table:table-cell office:value-type="float" office:value="0.139079" calcext:value-type="float">
            <text:p>0.139079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7.55227E-015" calcext:value-type="float">
            <text:p>7.55227E-15</text:p>
          </table:table-cell>
          <table:table-cell office:value-type="float" office:value="7.50094E-015" calcext:value-type="float">
            <text:p>7.50094E-15</text:p>
          </table:table-cell>
          <table:table-cell office:value-type="float" office:value="12" calcext:value-type="float">
            <text:p>12</text:p>
          </table:table-cell>
          <table:table-cell office:value-type="float" office:value="2.44768" calcext:value-type="float">
            <text:p>2.44768</text:p>
          </table:table-cell>
          <table:table-cell office:value-type="float" office:value="0.0808622" calcext:value-type="float">
            <text:p>0.080862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.50638E-015" calcext:value-type="float">
            <text:p>9.50638E-15</text:p>
          </table:table-cell>
          <table:table-cell office:value-type="float" office:value="8.49321E-015" calcext:value-type="float">
            <text:p>8.49321E-15</text:p>
          </table:table-cell>
          <table:table-cell office:value-type="float" office:value="20" calcext:value-type="float">
            <text:p>20</text:p>
          </table:table-cell>
          <table:table-cell office:value-type="float" office:value="3.92427" calcext:value-type="float">
            <text:p>3.92427</text:p>
          </table:table-cell>
          <table:table-cell office:value-type="float" office:value="0.123957" calcext:value-type="float">
            <text:p>0.12395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9.50638E-015" calcext:value-type="float">
            <text:p>9.50638E-15</text:p>
          </table:table-cell>
          <table:table-cell office:value-type="float" office:value="8.49321E-015" calcext:value-type="float">
            <text:p>8.49321E-15</text:p>
          </table:table-cell>
          <table:table-cell office:value-type="float" office:value="20" calcext:value-type="float">
            <text:p>20</text:p>
          </table:table-cell>
          <table:table-cell office:value-type="float" office:value="3.92427" calcext:value-type="float">
            <text:p>3.92427</text:p>
          </table:table-cell>
          <table:table-cell office:value-type="float" office:value="0.123957" calcext:value-type="float">
            <text:p>0.123957</text:p>
          </table:table-cell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0.000000000000010734" calcext:value-type="float">
            <text:p>1.0734E-14</text:p>
          </table:table-cell>
          <table:table-cell office:value-type="float" office:value="0.0000000000000111439" calcext:value-type="float">
            <text:p>1.11439E-14</text:p>
          </table:table-cell>
          <table:table-cell office:value-type="float" office:value="12" calcext:value-type="float">
            <text:p>12</text:p>
          </table:table-cell>
          <table:table-cell office:value-type="float" office:value="2.44786" calcext:value-type="float">
            <text:p>2.44786</text:p>
          </table:table-cell>
          <table:table-cell office:value-type="float" office:value="0.0814416" calcext:value-type="float">
            <text:p>0.081441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.19537E-015" calcext:value-type="float">
            <text:p>9.19537E-15</text:p>
          </table:table-cell>
          <table:table-cell office:value-type="float" office:value="9.10383E-015" calcext:value-type="float">
            <text:p>9.10383E-15</text:p>
          </table:table-cell>
          <table:table-cell office:value-type="float" office:value="20" calcext:value-type="float">
            <text:p>20</text:p>
          </table:table-cell>
          <table:table-cell office:value-type="float" office:value="3.90038" calcext:value-type="float">
            <text:p>3.90038</text:p>
          </table:table-cell>
          <table:table-cell office:value-type="float" office:value="0.104292" calcext:value-type="float">
            <text:p>0.10429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9.19537E-015" calcext:value-type="float">
            <text:p>9.19537E-15</text:p>
          </table:table-cell>
          <table:table-cell office:value-type="float" office:value="9.10383E-015" calcext:value-type="float">
            <text:p>9.10383E-15</text:p>
          </table:table-cell>
          <table:table-cell office:value-type="float" office:value="20" calcext:value-type="float">
            <text:p>20</text:p>
          </table:table-cell>
          <table:table-cell office:value-type="float" office:value="3.90038" calcext:value-type="float">
            <text:p>3.90038</text:p>
          </table:table-cell>
          <table:table-cell office:value-type="float" office:value="0.104292" calcext:value-type="float">
            <text:p>0.104292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0.0000000000000144331" calcext:value-type="float">
            <text:p>1.44331E-14</text:p>
          </table:table-cell>
          <table:table-cell office:value-type="float" office:value="0.0000000000000136627" calcext:value-type="float">
            <text:p>1.36627E-14</text:p>
          </table:table-cell>
          <table:table-cell office:value-type="float" office:value="12" calcext:value-type="float">
            <text:p>12</text:p>
          </table:table-cell>
          <table:table-cell office:value-type="float" office:value="2.42543" calcext:value-type="float">
            <text:p>2.42543</text:p>
          </table:table-cell>
          <table:table-cell office:value-type="float" office:value="0.0810063" calcext:value-type="float">
            <text:p>0.081006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.52177E-015" calcext:value-type="float">
            <text:p>9.52177E-15</text:p>
          </table:table-cell>
          <table:table-cell office:value-type="float" office:value="9.72833E-015" calcext:value-type="float">
            <text:p>9.72833E-15</text:p>
          </table:table-cell>
          <table:table-cell office:value-type="float" office:value="20" calcext:value-type="float">
            <text:p>20</text:p>
          </table:table-cell>
          <table:table-cell office:value-type="float" office:value="3.86805" calcext:value-type="float">
            <text:p>3.86805</text:p>
          </table:table-cell>
          <table:table-cell office:value-type="float" office:value="0.0813519" calcext:value-type="float">
            <text:p>0.081351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9.52177E-015" calcext:value-type="float">
            <text:p>9.52177E-15</text:p>
          </table:table-cell>
          <table:table-cell office:value-type="float" office:value="9.72833E-015" calcext:value-type="float">
            <text:p>9.72833E-15</text:p>
          </table:table-cell>
          <table:table-cell office:value-type="float" office:value="20" calcext:value-type="float">
            <text:p>20</text:p>
          </table:table-cell>
          <table:table-cell office:value-type="float" office:value="3.86805" calcext:value-type="float">
            <text:p>3.86805</text:p>
          </table:table-cell>
          <table:table-cell office:value-type="float" office:value="0.0813519" calcext:value-type="float">
            <text:p>0.0813519</text:p>
          </table:table-cell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office:value-type="float" office:value="0.0000000000000138161" calcext:value-type="float">
            <text:p>1.38161E-14</text:p>
          </table:table-cell>
          <table:table-cell office:value-type="float" office:value="0.0000000000000147243" calcext:value-type="float">
            <text:p>1.47243E-14</text:p>
          </table:table-cell>
          <table:table-cell office:value-type="float" office:value="12" calcext:value-type="float">
            <text:p>12</text:p>
          </table:table-cell>
          <table:table-cell office:value-type="float" office:value="2.38572" calcext:value-type="float">
            <text:p>2.38572</text:p>
          </table:table-cell>
          <table:table-cell office:value-type="float" office:value="0.0792332" calcext:value-type="float">
            <text:p>0.07923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.86636E-015" calcext:value-type="float">
            <text:p>8.86636E-15</text:p>
          </table:table-cell>
          <table:table-cell office:value-type="float" office:value="0.000000000000010339" calcext:value-type="float">
            <text:p>1.0339E-14</text:p>
          </table:table-cell>
          <table:table-cell office:value-type="float" office:value="20" calcext:value-type="float">
            <text:p>20</text:p>
          </table:table-cell>
          <table:table-cell office:value-type="float" office:value="3.8372" calcext:value-type="float">
            <text:p>3.8372</text:p>
          </table:table-cell>
          <table:table-cell office:value-type="float" office:value="0.0568559" calcext:value-type="float">
            <text:p>0.056855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.86636E-015" calcext:value-type="float">
            <text:p>8.86636E-15</text:p>
          </table:table-cell>
          <table:table-cell office:value-type="float" office:value="0.000000000000010339" calcext:value-type="float">
            <text:p>1.0339E-14</text:p>
          </table:table-cell>
          <table:table-cell office:value-type="float" office:value="20" calcext:value-type="float">
            <text:p>20</text:p>
          </table:table-cell>
          <table:table-cell office:value-type="float" office:value="3.8372" calcext:value-type="float">
            <text:p>3.8372</text:p>
          </table:table-cell>
          <table:table-cell office:value-type="float" office:value="0.0568559" calcext:value-type="float">
            <text:p>0.056855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00000000144579" calcext:value-type="float">
            <text:p>1.44579E-14</text:p>
          </table:table-cell>
          <table:table-cell office:value-type="float" office:value="0.0000000000000150158" calcext:value-type="float">
            <text:p>1.50158E-14</text:p>
          </table:table-cell>
          <table:table-cell office:value-type="float" office:value="12" calcext:value-type="float">
            <text:p>12</text:p>
          </table:table-cell>
          <table:table-cell office:value-type="float" office:value="2.33934" calcext:value-type="float">
            <text:p>2.33934</text:p>
          </table:table-cell>
          <table:table-cell office:value-type="float" office:value="0.0759888" calcext:value-type="float">
            <text:p>0.075988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.7092E-015" calcext:value-type="float">
            <text:p>9.7092E-15</text:p>
          </table:table-cell>
          <table:table-cell office:value-type="float" office:value="0.0000000000000102279" calcext:value-type="float">
            <text:p>1.02279E-14</text:p>
          </table:table-cell>
          <table:table-cell office:value-type="float" office:value="20" calcext:value-type="float">
            <text:p>20</text:p>
          </table:table-cell>
          <table:table-cell office:value-type="float" office:value="3.8187" calcext:value-type="float">
            <text:p>3.8187</text:p>
          </table:table-cell>
          <table:table-cell office:value-type="float" office:value="0.032823" calcext:value-type="float">
            <text:p>0.03282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.7092E-015" calcext:value-type="float">
            <text:p>9.7092E-15</text:p>
          </table:table-cell>
          <table:table-cell office:value-type="float" office:value="0.0000000000000102279" calcext:value-type="float">
            <text:p>1.02279E-14</text:p>
          </table:table-cell>
          <table:table-cell office:value-type="float" office:value="20" calcext:value-type="float">
            <text:p>20</text:p>
          </table:table-cell>
          <table:table-cell office:value-type="float" office:value="3.8187" calcext:value-type="float">
            <text:p>3.8187</text:p>
          </table:table-cell>
          <table:table-cell office:value-type="float" office:value="0.032823" calcext:value-type="float">
            <text:p>0.032823</text:p>
          </table:table-cell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0.000000000000013762" calcext:value-type="float">
            <text:p>1.3762E-14</text:p>
          </table:table-cell>
          <table:table-cell office:value-type="float" office:value="0.0000000000000141276" calcext:value-type="float">
            <text:p>1.41276E-14</text:p>
          </table:table-cell>
          <table:table-cell office:value-type="float" office:value="12" calcext:value-type="float">
            <text:p>12</text:p>
          </table:table-cell>
          <table:table-cell office:value-type="float" office:value="2.29898" calcext:value-type="float">
            <text:p>2.29898</text:p>
          </table:table-cell>
          <table:table-cell office:value-type="float" office:value="0.071254" calcext:value-type="float">
            <text:p>0.07125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7.52175E-015" calcext:value-type="float">
            <text:p>7.52175E-15</text:p>
          </table:table-cell>
          <table:table-cell office:value-type="float" office:value="7.81319E-015" calcext:value-type="float">
            <text:p>7.81319E-15</text:p>
          </table:table-cell>
          <table:table-cell office:value-type="float" office:value="20" calcext:value-type="float">
            <text:p>20</text:p>
          </table:table-cell>
          <table:table-cell office:value-type="float" office:value="3.82018" calcext:value-type="float">
            <text:p>3.82018</text:p>
          </table:table-cell>
          <table:table-cell office:value-type="float" office:value="0.0112542" calcext:value-type="float">
            <text:p>0.011254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7.52175E-015" calcext:value-type="float">
            <text:p>7.52175E-15</text:p>
          </table:table-cell>
          <table:table-cell office:value-type="float" office:value="7.81319E-015" calcext:value-type="float">
            <text:p>7.81319E-15</text:p>
          </table:table-cell>
          <table:table-cell office:value-type="float" office:value="20" calcext:value-type="float">
            <text:p>20</text:p>
          </table:table-cell>
          <table:table-cell office:value-type="float" office:value="3.82018" calcext:value-type="float">
            <text:p>3.82018</text:p>
          </table:table-cell>
          <table:table-cell office:value-type="float" office:value="0.0112542" calcext:value-type="float">
            <text:p>0.0112542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office:value-type="float" office:value="0.000000000000012912" calcext:value-type="float">
            <text:p>1.2912E-14</text:p>
          </table:table-cell>
          <table:table-cell office:value-type="float" office:value="0.0000000000000132672" calcext:value-type="float">
            <text:p>1.32672E-14</text:p>
          </table:table-cell>
          <table:table-cell office:value-type="float" office:value="12" calcext:value-type="float">
            <text:p>12</text:p>
          </table:table-cell>
          <table:table-cell office:value-type="float" office:value="2.27559" calcext:value-type="float">
            <text:p>2.27559</text:p>
          </table:table-cell>
          <table:table-cell office:value-type="float" office:value="0.0650668" calcext:value-type="float">
            <text:p>0.065066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.31077E-015" calcext:value-type="float">
            <text:p>8.31077E-15</text:p>
          </table:table-cell>
          <table:table-cell office:value-type="float" office:value="8.65974E-015" calcext:value-type="float">
            <text:p>8.65974E-15</text:p>
          </table:table-cell>
          <table:table-cell office:value-type="float" office:value="20" calcext:value-type="float">
            <text:p>20</text:p>
          </table:table-cell>
          <table:table-cell office:value-type="float" office:value="3.84287" calcext:value-type="float">
            <text:p>3.84287</text:p>
          </table:table-cell>
          <table:table-cell office:value-type="float" office:value="-0.00624736" calcext:value-type="float">
            <text:p>-0.00624736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8.31077E-015" calcext:value-type="float">
            <text:p>8.31077E-15</text:p>
          </table:table-cell>
          <table:table-cell office:value-type="float" office:value="8.65974E-015" calcext:value-type="float">
            <text:p>8.65974E-15</text:p>
          </table:table-cell>
          <table:table-cell office:value-type="float" office:value="20" calcext:value-type="float">
            <text:p>20</text:p>
          </table:table-cell>
          <table:table-cell office:value-type="float" office:value="3.84287" calcext:value-type="float">
            <text:p>3.84287</text:p>
          </table:table-cell>
          <table:table-cell office:value-type="float" office:value="-0.00624736" calcext:value-type="float">
            <text:p>-0.00624736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0.0000000000000157299" calcext:value-type="float">
            <text:p>1.57299E-14</text:p>
          </table:table-cell>
          <table:table-cell office:value-type="float" office:value="0.0000000000000161399" calcext:value-type="float">
            <text:p>1.61399E-14</text:p>
          </table:table-cell>
          <table:table-cell office:value-type="float" office:value="12" calcext:value-type="float">
            <text:p>12</text:p>
          </table:table-cell>
          <table:table-cell office:value-type="float" office:value="2.27508" calcext:value-type="float">
            <text:p>2.27508</text:p>
          </table:table-cell>
          <table:table-cell office:value-type="float" office:value="0.0575154" calcext:value-type="float">
            <text:p>0.057515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7.64617E-015" calcext:value-type="float">
            <text:p>7.64617E-15</text:p>
          </table:table-cell>
          <table:table-cell office:value-type="float" office:value="7.75768E-015" calcext:value-type="float">
            <text:p>7.75768E-15</text:p>
          </table:table-cell>
          <table:table-cell office:value-type="float" office:value="20" calcext:value-type="float">
            <text:p>20</text:p>
          </table:table-cell>
          <table:table-cell office:value-type="float" office:value="3.8807" calcext:value-type="float">
            <text:p>3.8807</text:p>
          </table:table-cell>
          <table:table-cell office:value-type="float" office:value="-0.0187724" calcext:value-type="float">
            <text:p>-0.0187724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7.64617E-015" calcext:value-type="float">
            <text:p>7.64617E-15</text:p>
          </table:table-cell>
          <table:table-cell office:value-type="float" office:value="7.75768E-015" calcext:value-type="float">
            <text:p>7.75768E-15</text:p>
          </table:table-cell>
          <table:table-cell office:value-type="float" office:value="20" calcext:value-type="float">
            <text:p>20</text:p>
          </table:table-cell>
          <table:table-cell office:value-type="float" office:value="3.8807" calcext:value-type="float">
            <text:p>3.8807</text:p>
          </table:table-cell>
          <table:table-cell office:value-type="float" office:value="-0.0187724" calcext:value-type="float">
            <text:p>-0.0187724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0.0000000000000141541" calcext:value-type="float">
            <text:p>1.41541E-14</text:p>
          </table:table-cell>
          <table:table-cell office:value-type="float" office:value="0.0000000000000142664" calcext:value-type="float">
            <text:p>1.42664E-14</text:p>
          </table:table-cell>
          <table:table-cell office:value-type="float" office:value="12" calcext:value-type="float">
            <text:p>12</text:p>
          </table:table-cell>
          <table:table-cell office:value-type="float" office:value="2.2966" calcext:value-type="float">
            <text:p>2.2966</text:p>
          </table:table-cell>
          <table:table-cell office:value-type="float" office:value="0.0487839" calcext:value-type="float">
            <text:p>0.048783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.24964E-015" calcext:value-type="float">
            <text:p>8.24964E-15</text:p>
          </table:table-cell>
          <table:table-cell office:value-type="float" office:value="8.21565E-015" calcext:value-type="float">
            <text:p>8.21565E-15</text:p>
          </table:table-cell>
          <table:table-cell office:value-type="float" office:value="20" calcext:value-type="float">
            <text:p>20</text:p>
          </table:table-cell>
          <table:table-cell office:value-type="float" office:value="3.9218" calcext:value-type="float">
            <text:p>3.9218</text:p>
          </table:table-cell>
          <table:table-cell office:value-type="float" office:value="-0.0262094" calcext:value-type="float">
            <text:p>-0.026209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.24964E-015" calcext:value-type="float">
            <text:p>8.24964E-15</text:p>
          </table:table-cell>
          <table:table-cell office:value-type="float" office:value="8.21565E-015" calcext:value-type="float">
            <text:p>8.21565E-15</text:p>
          </table:table-cell>
          <table:table-cell office:value-type="float" office:value="20" calcext:value-type="float">
            <text:p>20</text:p>
          </table:table-cell>
          <table:table-cell office:value-type="float" office:value="3.9218" calcext:value-type="float">
            <text:p>3.9218</text:p>
          </table:table-cell>
          <table:table-cell office:value-type="float" office:value="-0.0262094" calcext:value-type="float">
            <text:p>-0.0262094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0.0000000000000143585" calcext:value-type="float">
            <text:p>1.43585E-14</text:p>
          </table:table-cell>
          <table:table-cell office:value-type="float" office:value="0.0000000000000148631" calcext:value-type="float">
            <text:p>1.48631E-14</text:p>
          </table:table-cell>
          <table:table-cell office:value-type="float" office:value="12" calcext:value-type="float">
            <text:p>12</text:p>
          </table:table-cell>
          <table:table-cell office:value-type="float" office:value="2.33285" calcext:value-type="float">
            <text:p>2.33285</text:p>
          </table:table-cell>
          <table:table-cell office:value-type="float" office:value="0.0392199" calcext:value-type="float">
            <text:p>0.039219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7.09437E-015" calcext:value-type="float">
            <text:p>7.09437E-15</text:p>
          </table:table-cell>
          <table:table-cell office:value-type="float" office:value="7.70911E-015" calcext:value-type="float">
            <text:p>7.70911E-15</text:p>
          </table:table-cell>
          <table:table-cell office:value-type="float" office:value="20" calcext:value-type="float">
            <text:p>20</text:p>
          </table:table-cell>
          <table:table-cell office:value-type="float" office:value="3.95209" calcext:value-type="float">
            <text:p>3.95209</text:p>
          </table:table-cell>
          <table:table-cell office:value-type="float" office:value="-0.0291351" calcext:value-type="float">
            <text:p>-0.029135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7.09437E-015" calcext:value-type="float">
            <text:p>7.09437E-15</text:p>
          </table:table-cell>
          <table:table-cell office:value-type="float" office:value="7.70911E-015" calcext:value-type="float">
            <text:p>7.70911E-15</text:p>
          </table:table-cell>
          <table:table-cell office:value-type="float" office:value="20" calcext:value-type="float">
            <text:p>20</text:p>
          </table:table-cell>
          <table:table-cell office:value-type="float" office:value="3.95209" calcext:value-type="float">
            <text:p>3.95209</text:p>
          </table:table-cell>
          <table:table-cell office:value-type="float" office:value="-0.0291351" calcext:value-type="float">
            <text:p>-0.0291351</text:p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office:value-type="float" office:value="0.0000000000000159578" calcext:value-type="float">
            <text:p>1.59578E-14</text:p>
          </table:table-cell>
          <table:table-cell office:value-type="float" office:value="0.000000000000015779" calcext:value-type="float">
            <text:p>1.5779E-14</text:p>
          </table:table-cell>
          <table:table-cell office:value-type="float" office:value="12" calcext:value-type="float">
            <text:p>12</text:p>
          </table:table-cell>
          <table:table-cell office:value-type="float" office:value="2.37246" calcext:value-type="float">
            <text:p>2.37246</text:p>
          </table:table-cell>
          <table:table-cell office:value-type="float" office:value="0.0293795" calcext:value-type="float">
            <text:p>0.029379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.35318E-015" calcext:value-type="float">
            <text:p>9.35318E-15</text:p>
          </table:table-cell>
          <table:table-cell office:value-type="float" office:value="9.20791E-015" calcext:value-type="float">
            <text:p>9.20791E-15</text:p>
          </table:table-cell>
          <table:table-cell office:value-type="float" office:value="20" calcext:value-type="float">
            <text:p>20</text:p>
          </table:table-cell>
          <table:table-cell office:value-type="float" office:value="3.95974" calcext:value-type="float">
            <text:p>3.95974</text:p>
          </table:table-cell>
          <table:table-cell office:value-type="float" office:value="-0.0285618" calcext:value-type="float">
            <text:p>-0.0285618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9.35318E-015" calcext:value-type="float">
            <text:p>9.35318E-15</text:p>
          </table:table-cell>
          <table:table-cell office:value-type="float" office:value="9.20791E-015" calcext:value-type="float">
            <text:p>9.20791E-15</text:p>
          </table:table-cell>
          <table:table-cell office:value-type="float" office:value="20" calcext:value-type="float">
            <text:p>20</text:p>
          </table:table-cell>
          <table:table-cell office:value-type="float" office:value="3.95974" calcext:value-type="float">
            <text:p>3.95974</text:p>
          </table:table-cell>
          <table:table-cell office:value-type="float" office:value="-0.0285618" calcext:value-type="float">
            <text:p>-0.0285618</text:p>
          </table:table-cell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0.0000000000000124758" calcext:value-type="float">
            <text:p>1.24758E-14</text:p>
          </table:table-cell>
          <table:table-cell office:value-type="float" office:value="0.0000000000000127259" calcext:value-type="float">
            <text:p>1.27259E-14</text:p>
          </table:table-cell>
          <table:table-cell office:value-type="float" office:value="12" calcext:value-type="float">
            <text:p>12</text:p>
          </table:table-cell>
          <table:table-cell office:value-type="float" office:value="2.40364" calcext:value-type="float">
            <text:p>2.40364</text:p>
          </table:table-cell>
          <table:table-cell office:value-type="float" office:value="0.020014" calcext:value-type="float">
            <text:p>0.02001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.49533E-015" calcext:value-type="float">
            <text:p>9.49533E-15</text:p>
          </table:table-cell>
          <table:table-cell office:value-type="float" office:value="8.86097E-015" calcext:value-type="float">
            <text:p>8.86097E-15</text:p>
          </table:table-cell>
          <table:table-cell office:value-type="float" office:value="20" calcext:value-type="float">
            <text:p>20</text:p>
          </table:table-cell>
          <table:table-cell office:value-type="float" office:value="3.93905" calcext:value-type="float">
            <text:p>3.93905</text:p>
          </table:table-cell>
          <table:table-cell office:value-type="float" office:value="-0.0256501" calcext:value-type="float">
            <text:p>-0.0256501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.49533E-015" calcext:value-type="float">
            <text:p>9.49533E-15</text:p>
          </table:table-cell>
          <table:table-cell office:value-type="float" office:value="8.86097E-015" calcext:value-type="float">
            <text:p>8.86097E-15</text:p>
          </table:table-cell>
          <table:table-cell office:value-type="float" office:value="20" calcext:value-type="float">
            <text:p>20</text:p>
          </table:table-cell>
          <table:table-cell office:value-type="float" office:value="3.93905" calcext:value-type="float">
            <text:p>3.93905</text:p>
          </table:table-cell>
          <table:table-cell office:value-type="float" office:value="-0.0256501" calcext:value-type="float">
            <text:p>-0.0256501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0.0000000000000120113" calcext:value-type="float">
            <text:p>1.20113E-14</text:p>
          </table:table-cell>
          <table:table-cell office:value-type="float" office:value="0.0000000000000122125" calcext:value-type="float">
            <text:p>1.22125E-14</text:p>
          </table:table-cell>
          <table:table-cell office:value-type="float" office:value="12" calcext:value-type="float">
            <text:p>12</text:p>
          </table:table-cell>
          <table:table-cell office:value-type="float" office:value="2.4178" calcext:value-type="float">
            <text:p>2.4178</text:p>
          </table:table-cell>
          <table:table-cell office:value-type="float" office:value="0.0119821" calcext:value-type="float">
            <text:p>0.011982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0.0000000000000119068" calcext:value-type="float">
            <text:p>1.19068E-14</text:p>
          </table:table-cell>
          <table:table-cell office:value-type="float" office:value="0.0000000000000115116" calcext:value-type="float">
            <text:p>1.15116E-14</text:p>
          </table:table-cell>
          <table:table-cell office:value-type="float" office:value="20" calcext:value-type="float">
            <text:p>20</text:p>
          </table:table-cell>
          <table:table-cell office:value-type="float" office:value="3.89247" calcext:value-type="float">
            <text:p>3.89247</text:p>
          </table:table-cell>
          <table:table-cell office:value-type="float" office:value="-0.0214804" calcext:value-type="float">
            <text:p>-0.021480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0.0000000000000119068" calcext:value-type="float">
            <text:p>1.19068E-14</text:p>
          </table:table-cell>
          <table:table-cell office:value-type="float" office:value="0.0000000000000115116" calcext:value-type="float">
            <text:p>1.15116E-14</text:p>
          </table:table-cell>
          <table:table-cell office:value-type="float" office:value="20" calcext:value-type="float">
            <text:p>20</text:p>
          </table:table-cell>
          <table:table-cell office:value-type="float" office:value="3.89247" calcext:value-type="float">
            <text:p>3.89247</text:p>
          </table:table-cell>
          <table:table-cell office:value-type="float" office:value="-0.0214804" calcext:value-type="float">
            <text:p>-0.0214804</text:p>
          </table:table-cell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office:value-type="float" office:value="0.0000000000000115314" calcext:value-type="float">
            <text:p>1.15314E-14</text:p>
          </table:table-cell>
          <table:table-cell office:value-type="float" office:value="0.0000000000000112688" calcext:value-type="float">
            <text:p>1.12688E-14</text:p>
          </table:table-cell>
          <table:table-cell office:value-type="float" office:value="12" calcext:value-type="float">
            <text:p>12</text:p>
          </table:table-cell>
          <table:table-cell office:value-type="float" office:value="2.41221" calcext:value-type="float">
            <text:p>2.41221</text:p>
          </table:table-cell>
          <table:table-cell office:value-type="float" office:value="0.00609392" calcext:value-type="float">
            <text:p>0.006093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0000000000131769" calcext:value-type="float">
            <text:p>1.31769E-14</text:p>
          </table:table-cell>
          <table:table-cell office:value-type="float" office:value="0.0000000000000131908" calcext:value-type="float">
            <text:p>1.31908E-14</text:p>
          </table:table-cell>
          <table:table-cell office:value-type="float" office:value="20" calcext:value-type="float">
            <text:p>20</text:p>
          </table:table-cell>
          <table:table-cell office:value-type="float" office:value="3.83009" calcext:value-type="float">
            <text:p>3.83009</text:p>
          </table:table-cell>
          <table:table-cell office:value-type="float" office:value="-0.0169227" calcext:value-type="float">
            <text:p>-0.01692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0000000000131769" calcext:value-type="float">
            <text:p>1.31769E-14</text:p>
          </table:table-cell>
          <table:table-cell office:value-type="float" office:value="0.0000000000000131908" calcext:value-type="float">
            <text:p>1.31908E-14</text:p>
          </table:table-cell>
          <table:table-cell office:value-type="float" office:value="20" calcext:value-type="float">
            <text:p>20</text:p>
          </table:table-cell>
          <table:table-cell office:value-type="float" office:value="3.83009" calcext:value-type="float">
            <text:p>3.83009</text:p>
          </table:table-cell>
          <table:table-cell office:value-type="float" office:value="-0.0169227" calcext:value-type="float">
            <text:p>-0.016922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00000000118952" calcext:value-type="float">
            <text:p>1.18952E-14</text:p>
          </table:table-cell>
          <table:table-cell office:value-type="float" office:value="0.0000000000000111855" calcext:value-type="float">
            <text:p>1.11855E-14</text:p>
          </table:table-cell>
          <table:table-cell office:value-type="float" office:value="12" calcext:value-type="float">
            <text:p>12</text:p>
          </table:table-cell>
          <table:table-cell office:value-type="float" office:value="2.39059" calcext:value-type="float">
            <text:p>2.39059</text:p>
          </table:table-cell>
          <table:table-cell office:value-type="float" office:value="0.00292596" calcext:value-type="float">
            <text:p>0.0029259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0.0000000000000120345" calcext:value-type="float">
            <text:p>1.20345E-14</text:p>
          </table:table-cell>
          <table:table-cell office:value-type="float" office:value="0.0000000000000117406" calcext:value-type="float">
            <text:p>1.17406E-14</text:p>
          </table:table-cell>
          <table:table-cell office:value-type="float" office:value="20" calcext:value-type="float">
            <text:p>20</text:p>
          </table:table-cell>
          <table:table-cell office:value-type="float" office:value="3.76671" calcext:value-type="float">
            <text:p>3.76671</text:p>
          </table:table-cell>
          <table:table-cell office:value-type="float" office:value="-0.0126" calcext:value-type="float">
            <text:p>-0.0126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0.0000000000000120345" calcext:value-type="float">
            <text:p>1.20345E-14</text:p>
          </table:table-cell>
          <table:table-cell office:value-type="float" office:value="0.0000000000000117406" calcext:value-type="float">
            <text:p>1.17406E-14</text:p>
          </table:table-cell>
          <table:table-cell office:value-type="float" office:value="20" calcext:value-type="float">
            <text:p>20</text:p>
          </table:table-cell>
          <table:table-cell office:value-type="float" office:value="3.76671" calcext:value-type="float">
            <text:p>3.76671</text:p>
          </table:table-cell>
          <table:table-cell office:value-type="float" office:value="-0.0126" calcext:value-type="float">
            <text:p>-0.0126</text:p>
          </table:table-cell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0.0000000000000121556" calcext:value-type="float">
            <text:p>1.21556E-14</text:p>
          </table:table-cell>
          <table:table-cell office:value-type="float" office:value="0.0000000000000125872" calcext:value-type="float">
            <text:p>1.25872E-14</text:p>
          </table:table-cell>
          <table:table-cell office:value-type="float" office:value="12" calcext:value-type="float">
            <text:p>12</text:p>
          </table:table-cell>
          <table:table-cell office:value-type="float" office:value="2.36173" calcext:value-type="float">
            <text:p>2.36173</text:p>
          </table:table-cell>
          <table:table-cell office:value-type="float" office:value="0.00266515" calcext:value-type="float">
            <text:p>0.0026651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0.0000000000000120524" calcext:value-type="float">
            <text:p>1.20524E-14</text:p>
          </table:table-cell>
          <table:table-cell office:value-type="float" office:value="0.000000000000012032" calcext:value-type="float">
            <text:p>1.2032E-14</text:p>
          </table:table-cell>
          <table:table-cell office:value-type="float" office:value="20" calcext:value-type="float">
            <text:p>20</text:p>
          </table:table-cell>
          <table:table-cell office:value-type="float" office:value="3.71751" calcext:value-type="float">
            <text:p>3.71751</text:p>
          </table:table-cell>
          <table:table-cell office:value-type="float" office:value="-0.00891632" calcext:value-type="float">
            <text:p>-0.0089163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0.0000000000000120524" calcext:value-type="float">
            <text:p>1.20524E-14</text:p>
          </table:table-cell>
          <table:table-cell office:value-type="float" office:value="0.000000000000012032" calcext:value-type="float">
            <text:p>1.2032E-14</text:p>
          </table:table-cell>
          <table:table-cell office:value-type="float" office:value="20" calcext:value-type="float">
            <text:p>20</text:p>
          </table:table-cell>
          <table:table-cell office:value-type="float" office:value="3.71751" calcext:value-type="float">
            <text:p>3.71751</text:p>
          </table:table-cell>
          <table:table-cell office:value-type="float" office:value="-0.00891632" calcext:value-type="float">
            <text:p>-0.00891632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0.0000000000000132341" calcext:value-type="float">
            <text:p>1.32341E-14</text:p>
          </table:table-cell>
          <table:table-cell office:value-type="float" office:value="0.0000000000000126843" calcext:value-type="float">
            <text:p>1.26843E-14</text:p>
          </table:table-cell>
          <table:table-cell office:value-type="float" office:value="12" calcext:value-type="float">
            <text:p>12</text:p>
          </table:table-cell>
          <table:table-cell office:value-type="float" office:value="2.33655" calcext:value-type="float">
            <text:p>2.33655</text:p>
          </table:table-cell>
          <table:table-cell office:value-type="float" office:value="0.00504367" calcext:value-type="float">
            <text:p>0.00504367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0000000000000132107" calcext:value-type="float">
            <text:p>1.32107E-14</text:p>
          </table:table-cell>
          <table:table-cell office:value-type="float" office:value="0.0000000000000131214" calcext:value-type="float">
            <text:p>1.31214E-14</text:p>
          </table:table-cell>
          <table:table-cell office:value-type="float" office:value="20" calcext:value-type="float">
            <text:p>20</text:p>
          </table:table-cell>
          <table:table-cell office:value-type="float" office:value="3.69373" calcext:value-type="float">
            <text:p>3.69373</text:p>
          </table:table-cell>
          <table:table-cell office:value-type="float" office:value="-0.00611401" calcext:value-type="float">
            <text:p>-0.00611401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0000000000000132107" calcext:value-type="float">
            <text:p>1.32107E-14</text:p>
          </table:table-cell>
          <table:table-cell office:value-type="float" office:value="0.0000000000000131214" calcext:value-type="float">
            <text:p>1.31214E-14</text:p>
          </table:table-cell>
          <table:table-cell office:value-type="float" office:value="20" calcext:value-type="float">
            <text:p>20</text:p>
          </table:table-cell>
          <table:table-cell office:value-type="float" office:value="3.69373" calcext:value-type="float">
            <text:p>3.69373</text:p>
          </table:table-cell>
          <table:table-cell office:value-type="float" office:value="-0.00611401" calcext:value-type="float">
            <text:p>-0.00611401</text:p>
          </table:table-cell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office:value-type="float" office:value="0.0000000000000128434" calcext:value-type="float">
            <text:p>1.28434E-14</text:p>
          </table:table-cell>
          <table:table-cell office:value-type="float" office:value="0.0000000000000125872" calcext:value-type="float">
            <text:p>1.25872E-14</text:p>
          </table:table-cell>
          <table:table-cell office:value-type="float" office:value="12" calcext:value-type="float">
            <text:p>12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0.00939664" calcext:value-type="float">
            <text:p>0.0093966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.0000000000000124514" calcext:value-type="float">
            <text:p>1.24514E-14</text:p>
          </table:table-cell>
          <table:table-cell office:value-type="float" office:value="0.0000000000000132672" calcext:value-type="float">
            <text:p>1.32672E-14</text:p>
          </table:table-cell>
          <table:table-cell office:value-type="float" office:value="20" calcext:value-type="float">
            <text:p>20</text:p>
          </table:table-cell>
          <table:table-cell office:value-type="float" office:value="3.69966" calcext:value-type="float">
            <text:p>3.69966</text:p>
          </table:table-cell>
          <table:table-cell office:value-type="float" office:value="-0.0043373" calcext:value-type="float">
            <text:p>-0.0043373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.0000000000000124514" calcext:value-type="float">
            <text:p>1.24514E-14</text:p>
          </table:table-cell>
          <table:table-cell office:value-type="float" office:value="0.0000000000000132672" calcext:value-type="float">
            <text:p>1.32672E-14</text:p>
          </table:table-cell>
          <table:table-cell office:value-type="float" office:value="20" calcext:value-type="float">
            <text:p>20</text:p>
          </table:table-cell>
          <table:table-cell office:value-type="float" office:value="3.69966" calcext:value-type="float">
            <text:p>3.69966</text:p>
          </table:table-cell>
          <table:table-cell office:value-type="float" office:value="-0.0043373" calcext:value-type="float">
            <text:p>-0.0043373</text:p>
          </table:table-cell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office:value-type="float" office:value="0.000000000000013123" calcext:value-type="float">
            <text:p>1.3123E-14</text:p>
          </table:table-cell>
          <table:table-cell office:value-type="float" office:value="0.0000000000000134892" calcext:value-type="float">
            <text:p>1.34892E-14</text:p>
          </table:table-cell>
          <table:table-cell office:value-type="float" office:value="12" calcext:value-type="float">
            <text:p>12</text:p>
          </table:table-cell>
          <table:table-cell office:value-type="float" office:value="2.33079" calcext:value-type="float">
            <text:p>2.33079</text:p>
          </table:table-cell>
          <table:table-cell office:value-type="float" office:value="0.0148243" calcext:value-type="float">
            <text:p>0.014824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000000000000128173" calcext:value-type="float">
            <text:p>1.28173E-14</text:p>
          </table:table-cell>
          <table:table-cell office:value-type="float" office:value="0.0000000000000133643" calcext:value-type="float">
            <text:p>1.33643E-14</text:p>
          </table:table-cell>
          <table:table-cell office:value-type="float" office:value="20" calcext:value-type="float">
            <text:p>20</text:p>
          </table:table-cell>
          <table:table-cell office:value-type="float" office:value="3.73187" calcext:value-type="float">
            <text:p>3.73187</text:p>
          </table:table-cell>
          <table:table-cell office:value-type="float" office:value="-0.00368292" calcext:value-type="float">
            <text:p>-0.0036829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000000000000128173" calcext:value-type="float">
            <text:p>1.28173E-14</text:p>
          </table:table-cell>
          <table:table-cell office:value-type="float" office:value="0.0000000000000133643" calcext:value-type="float">
            <text:p>1.33643E-14</text:p>
          </table:table-cell>
          <table:table-cell office:value-type="float" office:value="20" calcext:value-type="float">
            <text:p>20</text:p>
          </table:table-cell>
          <table:table-cell office:value-type="float" office:value="3.73187" calcext:value-type="float">
            <text:p>3.73187</text:p>
          </table:table-cell>
          <table:table-cell office:value-type="float" office:value="-0.00368292" calcext:value-type="float">
            <text:p>-0.00368292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0.0000000000000144284" calcext:value-type="float">
            <text:p>1.44284E-14</text:p>
          </table:table-cell>
          <table:table-cell office:value-type="float" office:value="0.0000000000000139194" calcext:value-type="float">
            <text:p>1.39194E-14</text:p>
          </table:table-cell>
          <table:table-cell office:value-type="float" office:value="12" calcext:value-type="float">
            <text:p>12</text:p>
          </table:table-cell>
          <table:table-cell office:value-type="float" office:value="2.35451" calcext:value-type="float">
            <text:p>2.35451</text:p>
          </table:table-cell>
          <table:table-cell office:value-type="float" office:value="0.0203973" calcext:value-type="float">
            <text:p>0.020397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.0000000000000128395" calcext:value-type="float">
            <text:p>1.28395E-14</text:p>
          </table:table-cell>
          <table:table-cell office:value-type="float" office:value="0.0000000000000130174" calcext:value-type="float">
            <text:p>1.30174E-14</text:p>
          </table:table-cell>
          <table:table-cell office:value-type="float" office:value="20" calcext:value-type="float">
            <text:p>20</text:p>
          </table:table-cell>
          <table:table-cell office:value-type="float" office:value="3.78066" calcext:value-type="float">
            <text:p>3.78066</text:p>
          </table:table-cell>
          <table:table-cell office:value-type="float" office:value="-0.00422495" calcext:value-type="float">
            <text:p>-0.0042249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.0000000000000128395" calcext:value-type="float">
            <text:p>1.28395E-14</text:p>
          </table:table-cell>
          <table:table-cell office:value-type="float" office:value="0.0000000000000130174" calcext:value-type="float">
            <text:p>1.30174E-14</text:p>
          </table:table-cell>
          <table:table-cell office:value-type="float" office:value="20" calcext:value-type="float">
            <text:p>20</text:p>
          </table:table-cell>
          <table:table-cell office:value-type="float" office:value="3.78066" calcext:value-type="float">
            <text:p>3.78066</text:p>
          </table:table-cell>
          <table:table-cell office:value-type="float" office:value="-0.00422495" calcext:value-type="float">
            <text:p>-0.00422495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office:value-type="float" office:value="0.000000000000015243" calcext:value-type="float">
            <text:p>1.5243E-14</text:p>
          </table:table-cell>
          <table:table-cell office:value-type="float" office:value="0.0000000000000148076" calcext:value-type="float">
            <text:p>1.48076E-14</text:p>
          </table:table-cell>
          <table:table-cell office:value-type="float" office:value="12" calcext:value-type="float">
            <text:p>12</text:p>
          </table:table-cell>
          <table:table-cell office:value-type="float" office:value="2.3893" calcext:value-type="float">
            <text:p>2.3893</text:p>
          </table:table-cell>
          <table:table-cell office:value-type="float" office:value="0.0253349" calcext:value-type="float">
            <text:p>0.0253349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0000000000000141995" calcext:value-type="float">
            <text:p>1.41995E-14</text:p>
          </table:table-cell>
          <table:table-cell office:value-type="float" office:value="0.0000000000000152864" calcext:value-type="float">
            <text:p>1.52864E-14</text:p>
          </table:table-cell>
          <table:table-cell office:value-type="float" office:value="20" calcext:value-type="float">
            <text:p>20</text:p>
          </table:table-cell>
          <table:table-cell office:value-type="float" office:value="3.8332" calcext:value-type="float">
            <text:p>3.8332</text:p>
          </table:table-cell>
          <table:table-cell office:value-type="float" office:value="-0.00600666" calcext:value-type="float">
            <text:p>-0.0060066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0000000000000141995" calcext:value-type="float">
            <text:p>1.41995E-14</text:p>
          </table:table-cell>
          <table:table-cell office:value-type="float" office:value="0.0000000000000152864" calcext:value-type="float">
            <text:p>1.52864E-14</text:p>
          </table:table-cell>
          <table:table-cell office:value-type="float" office:value="20" calcext:value-type="float">
            <text:p>20</text:p>
          </table:table-cell>
          <table:table-cell office:value-type="float" office:value="3.8332" calcext:value-type="float">
            <text:p>3.8332</text:p>
          </table:table-cell>
          <table:table-cell office:value-type="float" office:value="-0.00600666" calcext:value-type="float">
            <text:p>-0.00600666</text:p>
          </table:table-cell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office:value-type="float" office:value="0.0000000000000138632" calcext:value-type="float">
            <text:p>1.38632E-14</text:p>
          </table:table-cell>
          <table:table-cell office:value-type="float" office:value="0.0000000000000130451" calcext:value-type="float">
            <text:p>1.30451E-14</text:p>
          </table:table-cell>
          <table:table-cell office:value-type="float" office:value="12" calcext:value-type="float">
            <text:p>12</text:p>
          </table:table-cell>
          <table:table-cell office:value-type="float" office:value="2.4253" calcext:value-type="float">
            <text:p>2.4253</text:p>
          </table:table-cell>
          <table:table-cell office:value-type="float" office:value="0.0291115" calcext:value-type="float">
            <text:p>0.029111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0000000000000172129" calcext:value-type="float">
            <text:p>1.72129E-14</text:p>
          </table:table-cell>
          <table:table-cell office:value-type="float" office:value="0.0000000000000174374" calcext:value-type="float">
            <text:p>1.74374E-14</text:p>
          </table:table-cell>
          <table:table-cell office:value-type="float" office:value="20" calcext:value-type="float">
            <text:p>20</text:p>
          </table:table-cell>
          <table:table-cell office:value-type="float" office:value="3.87739" calcext:value-type="float">
            <text:p>3.87739</text:p>
          </table:table-cell>
          <table:table-cell office:value-type="float" office:value="-0.00900878" calcext:value-type="float">
            <text:p>-0.0090087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0000000000000172129" calcext:value-type="float">
            <text:p>1.72129E-14</text:p>
          </table:table-cell>
          <table:table-cell office:value-type="float" office:value="0.0000000000000174374" calcext:value-type="float">
            <text:p>1.74374E-14</text:p>
          </table:table-cell>
          <table:table-cell office:value-type="float" office:value="20" calcext:value-type="float">
            <text:p>20</text:p>
          </table:table-cell>
          <table:table-cell office:value-type="float" office:value="3.87739" calcext:value-type="float">
            <text:p>3.87739</text:p>
          </table:table-cell>
          <table:table-cell office:value-type="float" office:value="-0.00900878" calcext:value-type="float">
            <text:p>-0.00900878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office:value-type="float" office:value="0.0000000000000140702" calcext:value-type="float">
            <text:p>1.40702E-14</text:p>
          </table:table-cell>
          <table:table-cell office:value-type="float" office:value="0.0000000000000135864" calcext:value-type="float">
            <text:p>1.35864E-14</text:p>
          </table:table-cell>
          <table:table-cell office:value-type="float" office:value="12" calcext:value-type="float">
            <text:p>12</text:p>
          </table:table-cell>
          <table:table-cell office:value-type="float" office:value="2.45217" calcext:value-type="float">
            <text:p>2.45217</text:p>
          </table:table-cell>
          <table:table-cell office:value-type="float" office:value="0.0314879" calcext:value-type="float">
            <text:p>0.031487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0000000000000174612" calcext:value-type="float">
            <text:p>1.74612E-14</text:p>
          </table:table-cell>
          <table:table-cell office:value-type="float" office:value="0.0000000000000177705" calcext:value-type="float">
            <text:p>1.77705E-14</text:p>
          </table:table-cell>
          <table:table-cell office:value-type="float" office:value="20" calcext:value-type="float">
            <text:p>20</text:p>
          </table:table-cell>
          <table:table-cell office:value-type="float" office:value="3.90501" calcext:value-type="float">
            <text:p>3.90501</text:p>
          </table:table-cell>
          <table:table-cell office:value-type="float" office:value="-0.013118" calcext:value-type="float">
            <text:p>-0.01311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0000000000000174612" calcext:value-type="float">
            <text:p>1.74612E-14</text:p>
          </table:table-cell>
          <table:table-cell office:value-type="float" office:value="0.0000000000000177705" calcext:value-type="float">
            <text:p>1.77705E-14</text:p>
          </table:table-cell>
          <table:table-cell office:value-type="float" office:value="20" calcext:value-type="float">
            <text:p>20</text:p>
          </table:table-cell>
          <table:table-cell office:value-type="float" office:value="3.90501" calcext:value-type="float">
            <text:p>3.90501</text:p>
          </table:table-cell>
          <table:table-cell office:value-type="float" office:value="-0.013118" calcext:value-type="float">
            <text:p>-0.013118</text:p>
          </table:table-cell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 office:value-type="float" office:value="0.0000000000000130703" calcext:value-type="float">
            <text:p>1.30703E-14</text:p>
          </table:table-cell>
          <table:table-cell office:value-type="float" office:value="0.0000000000000130035" calcext:value-type="float">
            <text:p>1.30035E-14</text:p>
          </table:table-cell>
          <table:table-cell office:value-type="float" office:value="12" calcext:value-type="float">
            <text:p>12</text:p>
          </table:table-cell>
          <table:table-cell office:value-type="float" office:value="2.4622" calcext:value-type="float">
            <text:p>2.4622</text:p>
          </table:table-cell>
          <table:table-cell office:value-type="float" office:value="0.0324904" calcext:value-type="float">
            <text:p>0.03249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000000000189876" calcext:value-type="float">
            <text:p>1.89876E-14</text:p>
          </table:table-cell>
          <table:table-cell office:value-type="float" office:value="0.0000000000000197065" calcext:value-type="float">
            <text:p>1.97065E-14</text:p>
          </table:table-cell>
          <table:table-cell office:value-type="float" office:value="20" calcext:value-type="float">
            <text:p>20</text:p>
          </table:table-cell>
          <table:table-cell office:value-type="float" office:value="3.91357" calcext:value-type="float">
            <text:p>3.91357</text:p>
          </table:table-cell>
          <table:table-cell office:value-type="float" office:value="-0.0181144" calcext:value-type="float">
            <text:p>-0.01811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000000000189876" calcext:value-type="float">
            <text:p>1.89876E-14</text:p>
          </table:table-cell>
          <table:table-cell office:value-type="float" office:value="0.0000000000000197065" calcext:value-type="float">
            <text:p>1.97065E-14</text:p>
          </table:table-cell>
          <table:table-cell office:value-type="float" office:value="20" calcext:value-type="float">
            <text:p>20</text:p>
          </table:table-cell>
          <table:table-cell office:value-type="float" office:value="3.91357" calcext:value-type="float">
            <text:p>3.91357</text:p>
          </table:table-cell>
          <table:table-cell office:value-type="float" office:value="-0.0181144" calcext:value-type="float">
            <text:p>-0.018114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000000000131559" calcext:value-type="float">
            <text:p>1.31559E-14</text:p>
          </table:table-cell>
          <table:table-cell office:value-type="float" office:value="0.0000000000000125733" calcext:value-type="float">
            <text:p>1.25733E-14</text:p>
          </table:table-cell>
          <table:table-cell office:value-type="float" office:value="12" calcext:value-type="float">
            <text:p>12</text:p>
          </table:table-cell>
          <table:table-cell office:value-type="float" office:value="2.45252" calcext:value-type="float">
            <text:p>2.45252</text:p>
          </table:table-cell>
          <table:table-cell office:value-type="float" office:value="0.0323618" calcext:value-type="float">
            <text:p>0.032361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0000000000000205252" calcext:value-type="float">
            <text:p>2.05252E-14</text:p>
          </table:table-cell>
          <table:table-cell office:value-type="float" office:value="0.0000000000000196787" calcext:value-type="float">
            <text:p>1.96787E-14</text:p>
          </table:table-cell>
          <table:table-cell office:value-type="float" office:value="20" calcext:value-type="float">
            <text:p>20</text:p>
          </table:table-cell>
          <table:table-cell office:value-type="float" office:value="3.90621" calcext:value-type="float">
            <text:p>3.90621</text:p>
          </table:table-cell>
          <table:table-cell office:value-type="float" office:value="-0.0236739" calcext:value-type="float">
            <text:p>-0.023673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0000000000000205252" calcext:value-type="float">
            <text:p>2.05252E-14</text:p>
          </table:table-cell>
          <table:table-cell office:value-type="float" office:value="0.0000000000000196787" calcext:value-type="float">
            <text:p>1.96787E-14</text:p>
          </table:table-cell>
          <table:table-cell office:value-type="float" office:value="20" calcext:value-type="float">
            <text:p>20</text:p>
          </table:table-cell>
          <table:table-cell office:value-type="float" office:value="3.90621" calcext:value-type="float">
            <text:p>3.90621</text:p>
          </table:table-cell>
          <table:table-cell office:value-type="float" office:value="-0.0236739" calcext:value-type="float">
            <text:p>-0.0236739</text:p>
          </table:table-cell>
        </table:table-row>
        <table:table-row table:style-name="ro1">
          <table:table-cell/>
          <table:table-cell office:value-type="float" office:value="8.1" calcext:value-type="float">
            <text:p>8.1</text:p>
          </table:table-cell>
          <table:table-cell office:value-type="float" office:value="0.000000000000013789" calcext:value-type="float">
            <text:p>1.3789E-14</text:p>
          </table:table-cell>
          <table:table-cell office:value-type="float" office:value="0.000000000000013059" calcext:value-type="float">
            <text:p>1.3059E-14</text:p>
          </table:table-cell>
          <table:table-cell office:value-type="float" office:value="12" calcext:value-type="float">
            <text:p>12</text:p>
          </table:table-cell>
          <table:table-cell office:value-type="float" office:value="2.4258" calcext:value-type="float">
            <text:p>2.4258</text:p>
          </table:table-cell>
          <table:table-cell office:value-type="float" office:value="0.0315007" calcext:value-type="float">
            <text:p>0.0315007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0000000000000191577" calcext:value-type="float">
            <text:p>1.91577E-14</text:p>
          </table:table-cell>
          <table:table-cell office:value-type="float" office:value="0.0000000000000194844" calcext:value-type="float">
            <text:p>1.94844E-14</text:p>
          </table:table-cell>
          <table:table-cell office:value-type="float" office:value="20" calcext:value-type="float">
            <text:p>20</text:p>
          </table:table-cell>
          <table:table-cell office:value-type="float" office:value="3.89002" calcext:value-type="float">
            <text:p>3.89002</text:p>
          </table:table-cell>
          <table:table-cell office:value-type="float" office:value="-0.0293615" calcext:value-type="float">
            <text:p>-0.0293615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0000000000000191577" calcext:value-type="float">
            <text:p>1.91577E-14</text:p>
          </table:table-cell>
          <table:table-cell office:value-type="float" office:value="0.0000000000000194844" calcext:value-type="float">
            <text:p>1.94844E-14</text:p>
          </table:table-cell>
          <table:table-cell office:value-type="float" office:value="20" calcext:value-type="float">
            <text:p>20</text:p>
          </table:table-cell>
          <table:table-cell office:value-type="float" office:value="3.89002" calcext:value-type="float">
            <text:p>3.89002</text:p>
          </table:table-cell>
          <table:table-cell office:value-type="float" office:value="-0.0293615" calcext:value-type="float">
            <text:p>-0.0293615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office:value-type="float" office:value="0.0000000000000153883" calcext:value-type="float">
            <text:p>1.53883E-14</text:p>
          </table:table-cell>
          <table:table-cell office:value-type="float" office:value="0.0000000000000150852" calcext:value-type="float">
            <text:p>1.50852E-14</text:p>
          </table:table-cell>
          <table:table-cell office:value-type="float" office:value="12" calcext:value-type="float">
            <text:p>12</text:p>
          </table:table-cell>
          <table:table-cell office:value-type="float" office:value="2.38929" calcext:value-type="float">
            <text:p>2.38929</text:p>
          </table:table-cell>
          <table:table-cell office:value-type="float" office:value="0.0303993" calcext:value-type="float">
            <text:p>0.030399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0000000000000183603" calcext:value-type="float">
            <text:p>1.83603E-14</text:p>
          </table:table-cell>
          <table:table-cell office:value-type="float" office:value="0.000000000000019415" calcext:value-type="float">
            <text:p>1.9415E-14</text:p>
          </table:table-cell>
          <table:table-cell office:value-type="float" office:value="20" calcext:value-type="float">
            <text:p>20</text:p>
          </table:table-cell>
          <table:table-cell office:value-type="float" office:value="3.87351" calcext:value-type="float">
            <text:p>3.87351</text:p>
          </table:table-cell>
          <table:table-cell office:value-type="float" office:value="-0.0346155" calcext:value-type="float">
            <text:p>-0.034615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0000000000000183603" calcext:value-type="float">
            <text:p>1.83603E-14</text:p>
          </table:table-cell>
          <table:table-cell office:value-type="float" office:value="0.000000000000019415" calcext:value-type="float">
            <text:p>1.9415E-14</text:p>
          </table:table-cell>
          <table:table-cell office:value-type="float" office:value="20" calcext:value-type="float">
            <text:p>20</text:p>
          </table:table-cell>
          <table:table-cell office:value-type="float" office:value="3.87351" calcext:value-type="float">
            <text:p>3.87351</text:p>
          </table:table-cell>
          <table:table-cell office:value-type="float" office:value="-0.0346155" calcext:value-type="float">
            <text:p>-0.0346155</text:p>
          </table:table-cell>
        </table:table-row>
        <table:table-row table:style-name="ro1">
          <table:table-cell/>
          <table:table-cell office:value-type="float" office:value="8.3" calcext:value-type="float">
            <text:p>8.3</text:p>
          </table:table-cell>
          <table:table-cell office:value-type="float" office:value="0.0000000000000143395" calcext:value-type="float">
            <text:p>1.43395E-14</text:p>
          </table:table-cell>
          <table:table-cell office:value-type="float" office:value="0.0000000000000142247" calcext:value-type="float">
            <text:p>1.42247E-14</text:p>
          </table:table-cell>
          <table:table-cell office:value-type="float" office:value="12" calcext:value-type="float">
            <text:p>12</text:p>
          </table:table-cell>
          <table:table-cell office:value-type="float" office:value="2.35258" calcext:value-type="float">
            <text:p>2.35258</text:p>
          </table:table-cell>
          <table:table-cell office:value-type="float" office:value="0.0295875" calcext:value-type="float">
            <text:p>0.029587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0000000000000219946" calcext:value-type="float">
            <text:p>2.19946E-14</text:p>
          </table:table-cell>
          <table:table-cell office:value-type="float" office:value="0.0000000000000218298" calcext:value-type="float">
            <text:p>2.18298E-14</text:p>
          </table:table-cell>
          <table:table-cell office:value-type="float" office:value="20" calcext:value-type="float">
            <text:p>20</text:p>
          </table:table-cell>
          <table:table-cell office:value-type="float" office:value="3.86393" calcext:value-type="float">
            <text:p>3.86393</text:p>
          </table:table-cell>
          <table:table-cell office:value-type="float" office:value="-0.038742" calcext:value-type="float">
            <text:p>-0.038742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0000000000000219946" calcext:value-type="float">
            <text:p>2.19946E-14</text:p>
          </table:table-cell>
          <table:table-cell office:value-type="float" office:value="0.0000000000000218298" calcext:value-type="float">
            <text:p>2.18298E-14</text:p>
          </table:table-cell>
          <table:table-cell office:value-type="float" office:value="20" calcext:value-type="float">
            <text:p>20</text:p>
          </table:table-cell>
          <table:table-cell office:value-type="float" office:value="3.86393" calcext:value-type="float">
            <text:p>3.86393</text:p>
          </table:table-cell>
          <table:table-cell office:value-type="float" office:value="-0.038742" calcext:value-type="float">
            <text:p>-0.038742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office:value-type="float" office:value="0.000000000000012395" calcext:value-type="float">
            <text:p>1.2395E-14</text:p>
          </table:table-cell>
          <table:table-cell office:value-type="float" office:value="0.0000000000000121569" calcext:value-type="float">
            <text:p>1.21569E-14</text:p>
          </table:table-cell>
          <table:table-cell office:value-type="float" office:value="12" calcext:value-type="float">
            <text:p>12</text:p>
          </table:table-cell>
          <table:table-cell office:value-type="float" office:value="2.3248" calcext:value-type="float">
            <text:p>2.3248</text:p>
          </table:table-cell>
          <table:table-cell office:value-type="float" office:value="0.0295806" calcext:value-type="float">
            <text:p>0.029580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00000000000024237" calcext:value-type="float">
            <text:p>2.4237E-14</text:p>
          </table:table-cell>
          <table:table-cell office:value-type="float" office:value="0.0000000000000241057" calcext:value-type="float">
            <text:p>2.41057E-14</text:p>
          </table:table-cell>
          <table:table-cell office:value-type="float" office:value="20" calcext:value-type="float">
            <text:p>20</text:p>
          </table:table-cell>
          <table:table-cell office:value-type="float" office:value="3.86539" calcext:value-type="float">
            <text:p>3.86539</text:p>
          </table:table-cell>
          <table:table-cell office:value-type="float" office:value="-0.0409438" calcext:value-type="float">
            <text:p>-0.040943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00000000000024237" calcext:value-type="float">
            <text:p>2.4237E-14</text:p>
          </table:table-cell>
          <table:table-cell office:value-type="float" office:value="0.0000000000000241057" calcext:value-type="float">
            <text:p>2.41057E-14</text:p>
          </table:table-cell>
          <table:table-cell office:value-type="float" office:value="20" calcext:value-type="float">
            <text:p>20</text:p>
          </table:table-cell>
          <table:table-cell office:value-type="float" office:value="3.86539" calcext:value-type="float">
            <text:p>3.86539</text:p>
          </table:table-cell>
          <table:table-cell office:value-type="float" office:value="-0.0409438" calcext:value-type="float">
            <text:p>-0.0409438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0.0000000000000111614" calcext:value-type="float">
            <text:p>1.11614E-14</text:p>
          </table:table-cell>
          <table:table-cell office:value-type="float" office:value="0.0000000000000110606" calcext:value-type="float">
            <text:p>1.10606E-14</text:p>
          </table:table-cell>
          <table:table-cell office:value-type="float" office:value="12" calcext:value-type="float">
            <text:p>12</text:p>
          </table:table-cell>
          <table:table-cell office:value-type="float" office:value="2.31207" calcext:value-type="float">
            <text:p>2.31207</text:p>
          </table:table-cell>
          <table:table-cell office:value-type="float" office:value="0.0308251" calcext:value-type="float">
            <text:p>0.0308251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0000000000000223518" calcext:value-type="float">
            <text:p>2.23518E-14</text:p>
          </table:table-cell>
          <table:table-cell office:value-type="float" office:value="0.0000000000000224543" calcext:value-type="float">
            <text:p>2.24543E-14</text:p>
          </table:table-cell>
          <table:table-cell office:value-type="float" office:value="20" calcext:value-type="float">
            <text:p>20</text:p>
          </table:table-cell>
          <table:table-cell office:value-type="float" office:value="3.878" calcext:value-type="float">
            <text:p>3.878</text:p>
          </table:table-cell>
          <table:table-cell office:value-type="float" office:value="-0.040385" calcext:value-type="float">
            <text:p>-0.04038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0000000000000223518" calcext:value-type="float">
            <text:p>2.23518E-14</text:p>
          </table:table-cell>
          <table:table-cell office:value-type="float" office:value="0.0000000000000224543" calcext:value-type="float">
            <text:p>2.24543E-14</text:p>
          </table:table-cell>
          <table:table-cell office:value-type="float" office:value="20" calcext:value-type="float">
            <text:p>20</text:p>
          </table:table-cell>
          <table:table-cell office:value-type="float" office:value="3.878" calcext:value-type="float">
            <text:p>3.878</text:p>
          </table:table-cell>
          <table:table-cell office:value-type="float" office:value="-0.040385" calcext:value-type="float">
            <text:p>-0.040385</text:p>
          </table:table-cell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office:value-type="float" office:value="0.0000000000000113207" calcext:value-type="float">
            <text:p>1.13207E-14</text:p>
          </table:table-cell>
          <table:table-cell office:value-type="float" office:value="0.0000000000000114769" calcext:value-type="float">
            <text:p>1.14769E-14</text:p>
          </table:table-cell>
          <table:table-cell office:value-type="float" office:value="12" calcext:value-type="float">
            <text:p>12</text:p>
          </table:table-cell>
          <table:table-cell office:value-type="float" office:value="2.31604" calcext:value-type="float">
            <text:p>2.31604</text:p>
          </table:table-cell>
          <table:table-cell office:value-type="float" office:value="0.0336416" calcext:value-type="float">
            <text:p>0.033641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0000000000000214353" calcext:value-type="float">
            <text:p>2.14353E-14</text:p>
          </table:table-cell>
          <table:table-cell office:value-type="float" office:value="0.0000000000000223016" calcext:value-type="float">
            <text:p>2.23016E-14</text:p>
          </table:table-cell>
          <table:table-cell office:value-type="float" office:value="20" calcext:value-type="float">
            <text:p>20</text:p>
          </table:table-cell>
          <table:table-cell office:value-type="float" office:value="3.89843" calcext:value-type="float">
            <text:p>3.89843</text:p>
          </table:table-cell>
          <table:table-cell office:value-type="float" office:value="-0.0362959" calcext:value-type="float">
            <text:p>-0.036295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0000000000000214353" calcext:value-type="float">
            <text:p>2.14353E-14</text:p>
          </table:table-cell>
          <table:table-cell office:value-type="float" office:value="0.0000000000000223016" calcext:value-type="float">
            <text:p>2.23016E-14</text:p>
          </table:table-cell>
          <table:table-cell office:value-type="float" office:value="20" calcext:value-type="float">
            <text:p>20</text:p>
          </table:table-cell>
          <table:table-cell office:value-type="float" office:value="3.89843" calcext:value-type="float">
            <text:p>3.89843</text:p>
          </table:table-cell>
          <table:table-cell office:value-type="float" office:value="-0.0362959" calcext:value-type="float">
            <text:p>-0.0362959</text:p>
          </table:table-cell>
        </table:table-row>
        <table:table-row table:style-name="ro1">
          <table:table-cell/>
          <table:table-cell office:value-type="float" office:value="8.7" calcext:value-type="float">
            <text:p>8.7</text:p>
          </table:table-cell>
          <table:table-cell office:value-type="float" office:value="0.0000000000000112545" calcext:value-type="float">
            <text:p>1.12545E-14</text:p>
          </table:table-cell>
          <table:table-cell office:value-type="float" office:value="0.0000000000000116157" calcext:value-type="float">
            <text:p>1.16157E-14</text:p>
          </table:table-cell>
          <table:table-cell office:value-type="float" office:value="12" calcext:value-type="float">
            <text:p>12</text:p>
          </table:table-cell>
          <table:table-cell office:value-type="float" office:value="2.33384" calcext:value-type="float">
            <text:p>2.33384</text:p>
          </table:table-cell>
          <table:table-cell office:value-type="float" office:value="0.0381721" calcext:value-type="float">
            <text:p>0.0381721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0000000000000227607" calcext:value-type="float">
            <text:p>2.27607E-14</text:p>
          </table:table-cell>
          <table:table-cell office:value-type="float" office:value="0.0000000000000215244" calcext:value-type="float">
            <text:p>2.15244E-14</text:p>
          </table:table-cell>
          <table:table-cell office:value-type="float" office:value="20" calcext:value-type="float">
            <text:p>20</text:p>
          </table:table-cell>
          <table:table-cell office:value-type="float" office:value="3.92139" calcext:value-type="float">
            <text:p>3.92139</text:p>
          </table:table-cell>
          <table:table-cell office:value-type="float" office:value="-0.0281135" calcext:value-type="float">
            <text:p>-0.028113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0000000000000227607" calcext:value-type="float">
            <text:p>2.27607E-14</text:p>
          </table:table-cell>
          <table:table-cell office:value-type="float" office:value="0.0000000000000215244" calcext:value-type="float">
            <text:p>2.15244E-14</text:p>
          </table:table-cell>
          <table:table-cell office:value-type="float" office:value="20" calcext:value-type="float">
            <text:p>20</text:p>
          </table:table-cell>
          <table:table-cell office:value-type="float" office:value="3.92139" calcext:value-type="float">
            <text:p>3.92139</text:p>
          </table:table-cell>
          <table:table-cell office:value-type="float" office:value="-0.0281135" calcext:value-type="float">
            <text:p>-0.0281135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office:value-type="float" office:value="0.0000000000000110283" calcext:value-type="float">
            <text:p>1.10283E-14</text:p>
          </table:table-cell>
          <table:table-cell office:value-type="float" office:value="0.0000000000000108524" calcext:value-type="float">
            <text:p>1.08524E-14</text:p>
          </table:table-cell>
          <table:table-cell office:value-type="float" office:value="12" calcext:value-type="float">
            <text:p>12</text:p>
          </table:table-cell>
          <table:table-cell office:value-type="float" office:value="2.35945" calcext:value-type="float">
            <text:p>2.35945</text:p>
          </table:table-cell>
          <table:table-cell office:value-type="float" office:value="0.0443486" calcext:value-type="float">
            <text:p>0.044348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0000000000000209815" calcext:value-type="float">
            <text:p>2.09815E-14</text:p>
          </table:table-cell>
          <table:table-cell office:value-type="float" office:value="0.0000000000000203587" calcext:value-type="float">
            <text:p>2.03587E-14</text:p>
          </table:table-cell>
          <table:table-cell office:value-type="float" office:value="20" calcext:value-type="float">
            <text:p>20</text:p>
          </table:table-cell>
          <table:table-cell office:value-type="float" office:value="3.94159" calcext:value-type="float">
            <text:p>3.94159</text:p>
          </table:table-cell>
          <table:table-cell office:value-type="float" office:value="-0.0156396" calcext:value-type="float">
            <text:p>-0.015639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0000000000000209815" calcext:value-type="float">
            <text:p>2.09815E-14</text:p>
          </table:table-cell>
          <table:table-cell office:value-type="float" office:value="0.0000000000000203587" calcext:value-type="float">
            <text:p>2.03587E-14</text:p>
          </table:table-cell>
          <table:table-cell office:value-type="float" office:value="20" calcext:value-type="float">
            <text:p>20</text:p>
          </table:table-cell>
          <table:table-cell office:value-type="float" office:value="3.94159" calcext:value-type="float">
            <text:p>3.94159</text:p>
          </table:table-cell>
          <table:table-cell office:value-type="float" office:value="-0.0156396" calcext:value-type="float">
            <text:p>-0.0156396</text:p>
          </table:table-cell>
        </table:table-row>
        <table:table-row table:style-name="ro1">
          <table:table-cell/>
          <table:table-cell office:value-type="float" office:value="8.9" calcext:value-type="float">
            <text:p>8.9</text:p>
          </table:table-cell>
          <table:table-cell office:value-type="float" office:value="0.0000000000000112217" calcext:value-type="float">
            <text:p>1.12217E-14</text:p>
          </table:table-cell>
          <table:table-cell office:value-type="float" office:value="0.0000000000000114908" calcext:value-type="float">
            <text:p>1.14908E-14</text:p>
          </table:table-cell>
          <table:table-cell office:value-type="float" office:value="12" calcext:value-type="float">
            <text:p>12</text:p>
          </table:table-cell>
          <table:table-cell office:value-type="float" office:value="2.38591" calcext:value-type="float">
            <text:p>2.38591</text:p>
          </table:table-cell>
          <table:table-cell office:value-type="float" office:value="0.0518905" calcext:value-type="float">
            <text:p>0.05189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00000000000223982" calcext:value-type="float">
            <text:p>2.23982E-14</text:p>
          </table:table-cell>
          <table:table-cell office:value-type="float" office:value="0.000000000000023051" calcext:value-type="float">
            <text:p>2.3051E-14</text:p>
          </table:table-cell>
          <table:table-cell office:value-type="float" office:value="20" calcext:value-type="float">
            <text:p>20</text:p>
          </table:table-cell>
          <table:table-cell office:value-type="float" office:value="3.95539" calcext:value-type="float">
            <text:p>3.95539</text:p>
          </table:table-cell>
          <table:table-cell office:value-type="float" office:value="0.000826227" calcext:value-type="float">
            <text:p>0.0008262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00000000000223982" calcext:value-type="float">
            <text:p>2.23982E-14</text:p>
          </table:table-cell>
          <table:table-cell office:value-type="float" office:value="0.000000000000023051" calcext:value-type="float">
            <text:p>2.3051E-14</text:p>
          </table:table-cell>
          <table:table-cell office:value-type="float" office:value="20" calcext:value-type="float">
            <text:p>20</text:p>
          </table:table-cell>
          <table:table-cell office:value-type="float" office:value="3.95539" calcext:value-type="float">
            <text:p>3.95539</text:p>
          </table:table-cell>
          <table:table-cell office:value-type="float" office:value="0.000826227" calcext:value-type="float">
            <text:p>0.00082622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0000000000142689" calcext:value-type="float">
            <text:p>1.42689E-14</text:p>
          </table:table-cell>
          <table:table-cell office:value-type="float" office:value="0.0000000000000141137" calcext:value-type="float">
            <text:p>1.41137E-14</text:p>
          </table:table-cell>
          <table:table-cell office:value-type="float" office:value="12" calcext:value-type="float">
            <text:p>12</text:p>
          </table:table-cell>
          <table:table-cell office:value-type="float" office:value="2.4076" calcext:value-type="float">
            <text:p>2.4076</text:p>
          </table:table-cell>
          <table:table-cell office:value-type="float" office:value="0.0603269" calcext:value-type="float">
            <text:p>0.060326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0000000000000236859" calcext:value-type="float">
            <text:p>2.36859E-14</text:p>
          </table:table-cell>
          <table:table-cell office:value-type="float" office:value="0.0000000000000242167" calcext:value-type="float">
            <text:p>2.42167E-14</text:p>
          </table:table-cell>
          <table:table-cell office:value-type="float" office:value="20" calcext:value-type="float">
            <text:p>20</text:p>
          </table:table-cell>
          <table:table-cell office:value-type="float" office:value="3.96168" calcext:value-type="float">
            <text:p>3.96168</text:p>
          </table:table-cell>
          <table:table-cell office:value-type="float" office:value="0.0204306" calcext:value-type="float">
            <text:p>0.0204306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0000000000000236859" calcext:value-type="float">
            <text:p>2.36859E-14</text:p>
          </table:table-cell>
          <table:table-cell office:value-type="float" office:value="0.0000000000000242167" calcext:value-type="float">
            <text:p>2.42167E-14</text:p>
          </table:table-cell>
          <table:table-cell office:value-type="float" office:value="20" calcext:value-type="float">
            <text:p>20</text:p>
          </table:table-cell>
          <table:table-cell office:value-type="float" office:value="3.96168" calcext:value-type="float">
            <text:p>3.96168</text:p>
          </table:table-cell>
          <table:table-cell office:value-type="float" office:value="0.0204306" calcext:value-type="float">
            <text:p>0.0204306</text:p>
          </table:table-cell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office:value-type="float" office:value="0.0000000000000153314" calcext:value-type="float">
            <text:p>1.53314E-14</text:p>
          </table:table-cell>
          <table:table-cell office:value-type="float" office:value="0.0000000000000155292" calcext:value-type="float">
            <text:p>1.55292E-14</text:p>
          </table:table-cell>
          <table:table-cell office:value-type="float" office:value="12" calcext:value-type="float">
            <text:p>12</text:p>
          </table:table-cell>
          <table:table-cell office:value-type="float" office:value="2.4218" calcext:value-type="float">
            <text:p>2.4218</text:p>
          </table:table-cell>
          <table:table-cell office:value-type="float" office:value="0.069031" calcext:value-type="float">
            <text:p>0.06903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0000000000000262519" calcext:value-type="float">
            <text:p>2.62519E-14</text:p>
          </table:table-cell>
          <table:table-cell office:value-type="float" office:value="0.0000000000000255213" calcext:value-type="float">
            <text:p>2.55213E-14</text:p>
          </table:table-cell>
          <table:table-cell office:value-type="float" office:value="20" calcext:value-type="float">
            <text:p>20</text:p>
          </table:table-cell>
          <table:table-cell office:value-type="float" office:value="3.96187" calcext:value-type="float">
            <text:p>3.96187</text:p>
          </table:table-cell>
          <table:table-cell office:value-type="float" office:value="0.0418231" calcext:value-type="float">
            <text:p>0.041823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0000000000000262519" calcext:value-type="float">
            <text:p>2.62519E-14</text:p>
          </table:table-cell>
          <table:table-cell office:value-type="float" office:value="0.0000000000000255213" calcext:value-type="float">
            <text:p>2.55213E-14</text:p>
          </table:table-cell>
          <table:table-cell office:value-type="float" office:value="20" calcext:value-type="float">
            <text:p>20</text:p>
          </table:table-cell>
          <table:table-cell office:value-type="float" office:value="3.96187" calcext:value-type="float">
            <text:p>3.96187</text:p>
          </table:table-cell>
          <table:table-cell office:value-type="float" office:value="0.0418231" calcext:value-type="float">
            <text:p>0.0418231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office:value-type="float" office:value="0.0000000000000163225" calcext:value-type="float">
            <text:p>1.63225E-14</text:p>
          </table:table-cell>
          <table:table-cell office:value-type="float" office:value="0.000000000000016015" calcext:value-type="float">
            <text:p>1.6015E-14</text:p>
          </table:table-cell>
          <table:table-cell office:value-type="float" office:value="12" calcext:value-type="float">
            <text:p>12</text:p>
          </table:table-cell>
          <table:table-cell office:value-type="float" office:value="2.42896" calcext:value-type="float">
            <text:p>2.42896</text:p>
          </table:table-cell>
          <table:table-cell office:value-type="float" office:value="0.0772536" calcext:value-type="float">
            <text:p>0.077253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0000000000000252235" calcext:value-type="float">
            <text:p>2.52235E-14</text:p>
          </table:table-cell>
          <table:table-cell office:value-type="float" office:value="0.0000000000000259792" calcext:value-type="float">
            <text:p>2.59792E-14</text:p>
          </table:table-cell>
          <table:table-cell office:value-type="float" office:value="20" calcext:value-type="float">
            <text:p>20</text:p>
          </table:table-cell>
          <table:table-cell office:value-type="float" office:value="3.95904" calcext:value-type="float">
            <text:p>3.95904</text:p>
          </table:table-cell>
          <table:table-cell office:value-type="float" office:value="0.0633273" calcext:value-type="float">
            <text:p>0.0633273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0000000000000252235" calcext:value-type="float">
            <text:p>2.52235E-14</text:p>
          </table:table-cell>
          <table:table-cell office:value-type="float" office:value="0.0000000000000259792" calcext:value-type="float">
            <text:p>2.59792E-14</text:p>
          </table:table-cell>
          <table:table-cell office:value-type="float" office:value="20" calcext:value-type="float">
            <text:p>20</text:p>
          </table:table-cell>
          <table:table-cell office:value-type="float" office:value="3.95904" calcext:value-type="float">
            <text:p>3.95904</text:p>
          </table:table-cell>
          <table:table-cell office:value-type="float" office:value="0.0633273" calcext:value-type="float">
            <text:p>0.0633273</text:p>
          </table:table-cell>
        </table:table-row>
        <table:table-row table:style-name="ro1">
          <table:table-cell/>
          <table:table-cell office:value-type="float" office:value="9.3" calcext:value-type="float">
            <text:p>9.3</text:p>
          </table:table-cell>
          <table:table-cell office:value-type="float" office:value="0.0000000000000163548" calcext:value-type="float">
            <text:p>1.63548E-14</text:p>
          </table:table-cell>
          <table:table-cell office:value-type="float" office:value="0.0000000000000166117" calcext:value-type="float">
            <text:p>1.66117E-14</text:p>
          </table:table-cell>
          <table:table-cell office:value-type="float" office:value="12" calcext:value-type="float">
            <text:p>12</text:p>
          </table:table-cell>
          <table:table-cell office:value-type="float" office:value="2.4319" calcext:value-type="float">
            <text:p>2.4319</text:p>
          </table:table-cell>
          <table:table-cell office:value-type="float" office:value="0.0841556" calcext:value-type="float">
            <text:p>0.084155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0000000000000260682" calcext:value-type="float">
            <text:p>2.60682E-14</text:p>
          </table:table-cell>
          <table:table-cell office:value-type="float" office:value="0.0000000000000258404" calcext:value-type="float">
            <text:p>2.58404E-14</text:p>
          </table:table-cell>
          <table:table-cell office:value-type="float" office:value="20" calcext:value-type="float">
            <text:p>20</text:p>
          </table:table-cell>
          <table:table-cell office:value-type="float" office:value="3.95668" calcext:value-type="float">
            <text:p>3.95668</text:p>
          </table:table-cell>
          <table:table-cell office:value-type="float" office:value="0.0831823" calcext:value-type="float">
            <text:p>0.083182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0000000000000260682" calcext:value-type="float">
            <text:p>2.60682E-14</text:p>
          </table:table-cell>
          <table:table-cell office:value-type="float" office:value="0.0000000000000258404" calcext:value-type="float">
            <text:p>2.58404E-14</text:p>
          </table:table-cell>
          <table:table-cell office:value-type="float" office:value="20" calcext:value-type="float">
            <text:p>20</text:p>
          </table:table-cell>
          <table:table-cell office:value-type="float" office:value="3.95668" calcext:value-type="float">
            <text:p>3.95668</text:p>
          </table:table-cell>
          <table:table-cell office:value-type="float" office:value="0.0831823" calcext:value-type="float">
            <text:p>0.0831823</text:p>
          </table:table-cell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office:value-type="float" office:value="0.0000000000000168457" calcext:value-type="float">
            <text:p>1.68457E-14</text:p>
          </table:table-cell>
          <table:table-cell office:value-type="float" office:value="0.0000000000000171252" calcext:value-type="float">
            <text:p>1.71252E-14</text:p>
          </table:table-cell>
          <table:table-cell office:value-type="float" office:value="12" calcext:value-type="float">
            <text:p>12</text:p>
          </table:table-cell>
          <table:table-cell office:value-type="float" office:value="2.43413" calcext:value-type="float">
            <text:p>2.43413</text:p>
          </table:table-cell>
          <table:table-cell office:value-type="float" office:value="0.0888573" calcext:value-type="float">
            <text:p>0.088857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000000000000266194" calcext:value-type="float">
            <text:p>2.66194E-14</text:p>
          </table:table-cell>
          <table:table-cell office:value-type="float" office:value="0.0000000000000267911" calcext:value-type="float">
            <text:p>2.67911E-14</text:p>
          </table:table-cell>
          <table:table-cell office:value-type="float" office:value="20" calcext:value-type="float">
            <text:p>20</text:p>
          </table:table-cell>
          <table:table-cell office:value-type="float" office:value="3.95735" calcext:value-type="float">
            <text:p>3.95735</text:p>
          </table:table-cell>
          <table:table-cell office:value-type="float" office:value="0.0997818" calcext:value-type="float">
            <text:p>0.099781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000000000000266194" calcext:value-type="float">
            <text:p>2.66194E-14</text:p>
          </table:table-cell>
          <table:table-cell office:value-type="float" office:value="0.0000000000000267911" calcext:value-type="float">
            <text:p>2.67911E-14</text:p>
          </table:table-cell>
          <table:table-cell office:value-type="float" office:value="20" calcext:value-type="float">
            <text:p>20</text:p>
          </table:table-cell>
          <table:table-cell office:value-type="float" office:value="3.95735" calcext:value-type="float">
            <text:p>3.95735</text:p>
          </table:table-cell>
          <table:table-cell office:value-type="float" office:value="0.0997818" calcext:value-type="float">
            <text:p>0.0997818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0.0000000000000168657" calcext:value-type="float">
            <text:p>1.68657E-14</text:p>
          </table:table-cell>
          <table:table-cell office:value-type="float" office:value="0.0000000000000172362" calcext:value-type="float">
            <text:p>1.72362E-14</text:p>
          </table:table-cell>
          <table:table-cell office:value-type="float" office:value="12" calcext:value-type="float">
            <text:p>12</text:p>
          </table:table-cell>
          <table:table-cell office:value-type="float" office:value="2.43811" calcext:value-type="float">
            <text:p>2.43811</text:p>
          </table:table-cell>
          <table:table-cell office:value-type="float" office:value="0.0905211" calcext:value-type="float">
            <text:p>0.090521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0000000000000277877" calcext:value-type="float">
            <text:p>2.77877E-14</text:p>
          </table:table-cell>
          <table:table-cell office:value-type="float" office:value="0.0000000000000276446" calcext:value-type="float">
            <text:p>2.76446E-14</text:p>
          </table:table-cell>
          <table:table-cell office:value-type="float" office:value="20" calcext:value-type="float">
            <text:p>20</text:p>
          </table:table-cell>
          <table:table-cell office:value-type="float" office:value="3.9618" calcext:value-type="float">
            <text:p>3.9618</text:p>
          </table:table-cell>
          <table:table-cell office:value-type="float" office:value="0.111853" calcext:value-type="float">
            <text:p>0.11185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0000000000000277877" calcext:value-type="float">
            <text:p>2.77877E-14</text:p>
          </table:table-cell>
          <table:table-cell office:value-type="float" office:value="0.0000000000000276446" calcext:value-type="float">
            <text:p>2.76446E-14</text:p>
          </table:table-cell>
          <table:table-cell office:value-type="float" office:value="20" calcext:value-type="float">
            <text:p>20</text:p>
          </table:table-cell>
          <table:table-cell office:value-type="float" office:value="3.9618" calcext:value-type="float">
            <text:p>3.9618</text:p>
          </table:table-cell>
          <table:table-cell office:value-type="float" office:value="0.111853" calcext:value-type="float">
            <text:p>0.111853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0.000000000000018482" calcext:value-type="float">
            <text:p>1.8482E-14</text:p>
          </table:table-cell>
          <table:table-cell office:value-type="float" office:value="0.0000000000000187628" calcext:value-type="float">
            <text:p>1.87628E-14</text:p>
          </table:table-cell>
          <table:table-cell office:value-type="float" office:value="12" calcext:value-type="float">
            <text:p>12</text:p>
          </table:table-cell>
          <table:table-cell office:value-type="float" office:value="2.44408" calcext:value-type="float">
            <text:p>2.44408</text:p>
          </table:table-cell>
          <table:table-cell office:value-type="float" office:value="0.0884662" calcext:value-type="float">
            <text:p>0.088466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0000000000000256341" calcext:value-type="float">
            <text:p>2.56341E-14</text:p>
          </table:table-cell>
          <table:table-cell office:value-type="float" office:value="0.0000000000000256323" calcext:value-type="float">
            <text:p>2.56323E-14</text:p>
          </table:table-cell>
          <table:table-cell office:value-type="float" office:value="20" calcext:value-type="float">
            <text:p>20</text:p>
          </table:table-cell>
          <table:table-cell office:value-type="float" office:value="3.96877" calcext:value-type="float">
            <text:p>3.96877</text:p>
          </table:table-cell>
          <table:table-cell office:value-type="float" office:value="0.118556" calcext:value-type="float">
            <text:p>0.11855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0000000000000256341" calcext:value-type="float">
            <text:p>2.56341E-14</text:p>
          </table:table-cell>
          <table:table-cell office:value-type="float" office:value="0.0000000000000256323" calcext:value-type="float">
            <text:p>2.56323E-14</text:p>
          </table:table-cell>
          <table:table-cell office:value-type="float" office:value="20" calcext:value-type="float">
            <text:p>20</text:p>
          </table:table-cell>
          <table:table-cell office:value-type="float" office:value="3.96877" calcext:value-type="float">
            <text:p>3.96877</text:p>
          </table:table-cell>
          <table:table-cell office:value-type="float" office:value="0.118556" calcext:value-type="float">
            <text:p>0.118556</text:p>
          </table:table-cell>
        </table:table-row>
        <table:table-row table:style-name="ro1">
          <table:table-cell/>
          <table:table-cell office:value-type="float" office:value="9.7" calcext:value-type="float">
            <text:p>9.7</text:p>
          </table:table-cell>
          <table:table-cell office:value-type="float" office:value="0.0000000000000183939" calcext:value-type="float">
            <text:p>1.83939E-14</text:p>
          </table:table-cell>
          <table:table-cell office:value-type="float" office:value="0.0000000000000184783" calcext:value-type="float">
            <text:p>1.84783E-14</text:p>
          </table:table-cell>
          <table:table-cell office:value-type="float" office:value="12" calcext:value-type="float">
            <text:p>12</text:p>
          </table:table-cell>
          <table:table-cell office:value-type="float" office:value="2.4498" calcext:value-type="float">
            <text:p>2.4498</text:p>
          </table:table-cell>
          <table:table-cell office:value-type="float" office:value="0.0822918" calcext:value-type="float">
            <text:p>0.082291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.0000000000000259968" calcext:value-type="float">
            <text:p>2.59968E-14</text:p>
          </table:table-cell>
          <table:table-cell office:value-type="float" office:value="0.0000000000000258682" calcext:value-type="float">
            <text:p>2.58682E-14</text:p>
          </table:table-cell>
          <table:table-cell office:value-type="float" office:value="20" calcext:value-type="float">
            <text:p>20</text:p>
          </table:table-cell>
          <table:table-cell office:value-type="float" office:value="3.97563" calcext:value-type="float">
            <text:p>3.97563</text:p>
          </table:table-cell>
          <table:table-cell office:value-type="float" office:value="0.11951" calcext:value-type="float">
            <text:p>0.11951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.0000000000000259968" calcext:value-type="float">
            <text:p>2.59968E-14</text:p>
          </table:table-cell>
          <table:table-cell office:value-type="float" office:value="0.0000000000000258682" calcext:value-type="float">
            <text:p>2.58682E-14</text:p>
          </table:table-cell>
          <table:table-cell office:value-type="float" office:value="20" calcext:value-type="float">
            <text:p>20</text:p>
          </table:table-cell>
          <table:table-cell office:value-type="float" office:value="3.97563" calcext:value-type="float">
            <text:p>3.97563</text:p>
          </table:table-cell>
          <table:table-cell office:value-type="float" office:value="0.11951" calcext:value-type="float">
            <text:p>0.11951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office:value-type="float" office:value="0.0000000000000169198" calcext:value-type="float">
            <text:p>1.69198E-14</text:p>
          </table:table-cell>
          <table:table-cell office:value-type="float" office:value="0.0000000000000168893" calcext:value-type="float">
            <text:p>1.68893E-14</text:p>
          </table:table-cell>
          <table:table-cell office:value-type="float" office:value="12" calcext:value-type="float">
            <text:p>12</text:p>
          </table:table-cell>
          <table:table-cell office:value-type="float" office:value="2.45145" calcext:value-type="float">
            <text:p>2.45145</text:p>
          </table:table-cell>
          <table:table-cell office:value-type="float" office:value="0.0719733" calcext:value-type="float">
            <text:p>0.071973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0.0000000000000267739" calcext:value-type="float">
            <text:p>2.67739E-14</text:p>
          </table:table-cell>
          <table:table-cell office:value-type="float" office:value="0.0000000000000266176" calcext:value-type="float">
            <text:p>2.66176E-14</text:p>
          </table:table-cell>
          <table:table-cell office:value-type="float" office:value="20" calcext:value-type="float">
            <text:p>20</text:p>
          </table:table-cell>
          <table:table-cell office:value-type="float" office:value="3.9795" calcext:value-type="float">
            <text:p>3.9795</text:p>
          </table:table-cell>
          <table:table-cell office:value-type="float" office:value="0.114774" calcext:value-type="float">
            <text:p>0.11477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0.0000000000000267739" calcext:value-type="float">
            <text:p>2.67739E-14</text:p>
          </table:table-cell>
          <table:table-cell office:value-type="float" office:value="0.0000000000000266176" calcext:value-type="float">
            <text:p>2.66176E-14</text:p>
          </table:table-cell>
          <table:table-cell office:value-type="float" office:value="20" calcext:value-type="float">
            <text:p>20</text:p>
          </table:table-cell>
          <table:table-cell office:value-type="float" office:value="3.9795" calcext:value-type="float">
            <text:p>3.9795</text:p>
          </table:table-cell>
          <table:table-cell office:value-type="float" office:value="0.114774" calcext:value-type="float">
            <text:p>0.114774</text:p>
          </table:table-cell>
        </table:table-row>
        <table:table-row table:style-name="ro1">
          <table:table-cell/>
          <table:table-cell office:value-type="float" office:value="9.9" calcext:value-type="float">
            <text:p>9.9</text:p>
          </table:table-cell>
          <table:table-cell office:value-type="float" office:value="0.0000000000000162747" calcext:value-type="float">
            <text:p>1.62747E-14</text:p>
          </table:table-cell>
          <table:table-cell office:value-type="float" office:value="0.0000000000000167921" calcext:value-type="float">
            <text:p>1.67921E-14</text:p>
          </table:table-cell>
          <table:table-cell office:value-type="float" office:value="12" calcext:value-type="float">
            <text:p>12</text:p>
          </table:table-cell>
          <table:table-cell office:value-type="float" office:value="2.44532" calcext:value-type="float">
            <text:p>2.44532</text:p>
          </table:table-cell>
          <table:table-cell office:value-type="float" office:value="0.0579071" calcext:value-type="float">
            <text:p>0.05790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000000000252036" calcext:value-type="float">
            <text:p>2.52036E-14</text:p>
          </table:table-cell>
          <table:table-cell office:value-type="float" office:value="0.0000000000000255213" calcext:value-type="float">
            <text:p>2.55213E-14</text:p>
          </table:table-cell>
          <table:table-cell office:value-type="float" office:value="20" calcext:value-type="float">
            <text:p>20</text:p>
          </table:table-cell>
          <table:table-cell office:value-type="float" office:value="3.97844" calcext:value-type="float">
            <text:p>3.97844</text:p>
          </table:table-cell>
          <table:table-cell office:value-type="float" office:value="0.104797" calcext:value-type="float">
            <text:p>0.1047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000000000252036" calcext:value-type="float">
            <text:p>2.52036E-14</text:p>
          </table:table-cell>
          <table:table-cell office:value-type="float" office:value="0.0000000000000255213" calcext:value-type="float">
            <text:p>2.55213E-14</text:p>
          </table:table-cell>
          <table:table-cell office:value-type="float" office:value="20" calcext:value-type="float">
            <text:p>20</text:p>
          </table:table-cell>
          <table:table-cell office:value-type="float" office:value="3.97844" calcext:value-type="float">
            <text:p>3.97844</text:p>
          </table:table-cell>
          <table:table-cell office:value-type="float" office:value="0.104797" calcext:value-type="float">
            <text:p>0.10479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000000000171895" calcext:value-type="float">
            <text:p>1.71895E-14</text:p>
          </table:table-cell>
          <table:table-cell office:value-type="float" office:value="0.0000000000000167644" calcext:value-type="float">
            <text:p>1.67644E-14</text:p>
          </table:table-cell>
          <table:table-cell office:value-type="float" office:value="12" calcext:value-type="float">
            <text:p>12</text:p>
          </table:table-cell>
          <table:table-cell office:value-type="float" office:value="2.42961" calcext:value-type="float">
            <text:p>2.42961</text:p>
          </table:table-cell>
          <table:table-cell office:value-type="float" office:value="0.0408907" calcext:value-type="float">
            <text:p>0.0408907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5:34:34.953579978</meta:creation-date>
    <dc:date>2020-09-03T17:33:55.574946642</dc:date>
    <meta:editing-duration>PT1H38M59S</meta:editing-duration>
    <meta:editing-cycles>4</meta:editing-cycles>
    <meta:generator>LibreOffice/5.1.6.2$Linux_X86_64 LibreOffice_project/10m0$Build-2</meta:generator>
    <meta:document-statistic meta:table-count="1" meta:cell-count="18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3.845cm" svg:height="16.841cm" xlink:href=".." xlink:type="simple" chart:class="chart:scatter" chart:style-name="ch1">
        <chart:plot-area chart:style-name="ch2" table:cell-range-address="Sheet1.P6:Sheet1.P105 Sheet1.U6:Sheet1.U105" svg:x="0.476cm" svg:y="0.336cm" svg:width="22.893cm" svg:height="16.169cm">
          <chartooo:coordinate-region svg:x="1.018cm" svg:y="0.535cm" svg:width="22.164cm" svg:height="15.7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U6:Sheet1.U105" chart:class="chart:scatter">
            <chart:domain table:cell-range-address="Sheet1.P6:Sheet1.P105"/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P6:Sheet1.P105</svg:desc>
                </draw:g>
              </table:table-cell>
              <table:table-cell office:value-type="float" office:value="4.81198">
                <text:p>4.81198</text:p>
                <draw:g>
                  <svg:desc>Sheet1.U6:Sheet1.U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4.27121">
                <text:p>4.27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3.44389">
                <text:p>3.44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2.42885">
                <text:p>2.42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.34233">
                <text:p>1.34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300342">
                <text:p>0.300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0.597574">
                <text:p>-0.597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1.28013">
                <text:p>-1.28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1.70981">
                <text:p>-1.70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1.88204">
                <text:p>-1.88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-1.81926">
                <text:p>-1.819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-1.56286">
                <text:p>-1.56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-1.16444">
                <text:p>-1.16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-0.677969">
                <text:p>-0.6779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-0.153912">
                <text:p>-0.153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364641">
                <text:p>0.3646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843906">
                <text:p>0.843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1.25994">
                <text:p>1.25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1.59821">
                <text:p>1.598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.8525">
                <text:p>1.8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2.02339">
                <text:p>2.02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2.11628">
                <text:p>2.116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2.13942">
                <text:p>2.13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2.10217">
                <text:p>2.10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2.01381">
                <text:p>2.013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.88319">
                <text:p>1.883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1.71891">
                <text:p>1.718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1.52987">
                <text:p>1.52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1.32587">
                <text:p>1.32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.11764">
                <text:p>1.117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0.916121">
                <text:p>0.916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0.730945">
                <text:p>0.730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0.56898">
                <text:p>0.568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0.433464">
                <text:p>0.433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0.324209">
                <text:p>0.324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0.238637">
                <text:p>0.2386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0.173061">
                <text:p>0.1730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0.123688">
                <text:p>0.1236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0.087174">
                <text:p>0.0871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0607829">
                <text:p>0.0607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0.0423903">
                <text:p>0.0423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0.0305015">
                <text:p>0.0305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0.0242714">
                <text:p>0.02427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0.0234085">
                <text:p>0.0234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0279113">
                <text:p>0.0279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0.0377025">
                <text:p>0.03770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0.0522892">
                <text:p>0.05228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0.0705599">
                <text:p>0.07055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0.0907898">
                <text:p>0.0907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110856">
                <text:p>0.110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0.128601">
                <text:p>0.1286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0.142205">
                <text:p>0.1422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0.150435">
                <text:p>0.150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0.15268">
                <text:p>0.152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0.14882">
                <text:p>0.14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0.139079">
                <text:p>0.1390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0.123957">
                <text:p>0.12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0.104292">
                <text:p>0.104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0.0813519">
                <text:p>0.08135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0568559">
                <text:p>0.05685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0.032823">
                <text:p>0.0328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0.0112542">
                <text:p>0.01125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-0.00624736">
                <text:p>-0.006247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-0.0187724">
                <text:p>-0.01877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-0.0262094">
                <text:p>-0.02620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-0.0291351">
                <text:p>-0.02913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-0.0285618">
                <text:p>-0.02856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-0.0256501">
                <text:p>-0.02565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-0.0214804">
                <text:p>-0.02148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-0.0169227">
                <text:p>-0.01692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-0.0126">
                <text:p>-0.0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-0.00891632">
                <text:p>-0.008916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-0.00611401">
                <text:p>-0.006114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-0.0043373">
                <text:p>-0.0043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-0.00368292">
                <text:p>-0.003682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-0.00422495">
                <text:p>-0.004224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-0.00600666">
                <text:p>-0.006006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-0.00900878">
                <text:p>-0.009008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-0.013118">
                <text:p>-0.0131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-0.0181144">
                <text:p>-0.01811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-0.0236739">
                <text:p>-0.02367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-0.0293615">
                <text:p>-0.02936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-0.0346155">
                <text:p>-0.03461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-0.038742">
                <text:p>-0.0387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-0.0409438">
                <text:p>-0.04094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-0.040385">
                <text:p>-0.0403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-0.0362959">
                <text:p>-0.03629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-0.0281135">
                <text:p>-0.02811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-0.0156396">
                <text:p>-0.01563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0.000826227">
                <text:p>0.0008262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0.0204306">
                <text:p>0.02043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0.0418231">
                <text:p>0.04182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0.0633273">
                <text:p>0.06332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0.0831823">
                <text:p>0.08318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0.0997818">
                <text:p>0.09978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111853">
                <text:p>0.1118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0.118556">
                <text:p>0.1185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0.11951">
                <text:p>0.119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0.114774">
                <text:p>0.1147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104797">
                <text:p>0.104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